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Helvetica1" svg:font-family="Helvetica" style:font-family-generic="swiss"/>
    <style:font-face style:name="FreeMono" svg:font-family="FreeMono" style:font-family-generic="modern" style:font-pitch="fixed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6" style:family="table">
      <style:table-properties style:width="6.9271in" fo:margin-left="0in" fo:margin-right="-0.0021in" fo:break-before="page" table:align="margins"/>
    </style:style>
    <style:style style:name="Table26.A" style:family="table-column">
      <style:table-column-properties style:column-width="1.6354in" style:rel-column-width="15472*"/>
    </style:style>
    <style:style style:name="Table26.B" style:family="table-column">
      <style:table-column-properties style:column-width="5.2917in" style:rel-column-width="50063*"/>
    </style:style>
    <style:style style:name="Table2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6.B1" style:family="table-cell">
      <style:table-cell-properties fo:padding="0.0382in" fo:border="0.0007in solid #000000"/>
    </style:style>
    <style:style style:name="Table26.A2" style:family="table-cell">
      <style:table-cell-properties fo:padding="0.0382in" fo:border-left="0.0007in solid #000000" fo:border-right="none" fo:border-top="none" fo:border-bottom="0.0007in solid #000000"/>
    </style:style>
    <style:style style:name="Table2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9271in" fo:margin-left="0in" fo:margin-right="-0.0021in" fo:break-before="page" table:align="margins"/>
    </style:style>
    <style:style style:name="Table6.A" style:family="table-column">
      <style:table-column-properties style:column-width="1.6354in" style:rel-column-width="15472*"/>
    </style:style>
    <style:style style:name="Table6.B" style:family="table-column">
      <style:table-column-properties style:column-width="5.2917in" style:rel-column-width="50063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B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7" style:family="table">
      <style:table-properties style:width="6.9271in" fo:margin-left="0in" fo:margin-right="-0.0021in" fo:break-before="page" table:align="margins"/>
    </style:style>
    <style:style style:name="Table27.A" style:family="table-column">
      <style:table-column-properties style:column-width="1.6354in" style:rel-column-width="15472*"/>
    </style:style>
    <style:style style:name="Table27.B" style:family="table-column">
      <style:table-column-properties style:column-width="5.2917in" style:rel-column-width="50063*"/>
    </style:style>
    <style:style style:name="Table2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7.B1" style:family="table-cell">
      <style:table-cell-properties fo:padding="0.0382in" fo:border="0.0007in solid #000000"/>
    </style:style>
    <style:style style:name="Table27.A2" style:family="table-cell">
      <style:table-cell-properties fo:padding="0.0382in" fo:border-left="0.0007in solid #000000" fo:border-right="none" fo:border-top="none" fo:border-bottom="0.0007in solid #000000"/>
    </style:style>
    <style:style style:name="Table2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7" style:family="table">
      <style:table-properties style:width="6.9271in" fo:margin-left="0in" fo:margin-right="-0.0021in" fo:break-before="page" table:align="margins"/>
    </style:style>
    <style:style style:name="Table17.A" style:family="table-column">
      <style:table-column-properties style:column-width="1.6354in" style:rel-column-width="15472*"/>
    </style:style>
    <style:style style:name="Table17.B" style:family="table-column">
      <style:table-column-properties style:column-width="5.2917in" style:rel-column-width="50063*"/>
    </style:style>
    <style:style style:name="Table1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7.B1" style:family="table-cell">
      <style:table-cell-properties fo:padding="0.0382in" fo:border="0.0007in solid #000000"/>
    </style:style>
    <style:style style:name="Table17.A2" style:family="table-cell">
      <style:table-cell-properties fo:padding="0.0382in" fo:border-left="0.0007in solid #000000" fo:border-right="none" fo:border-top="none" fo:border-bottom="0.0007in solid #000000"/>
    </style:style>
    <style:style style:name="Table1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2" style:family="table">
      <style:table-properties style:width="6.9271in" fo:margin-left="0in" fo:margin-right="-0.0021in" fo:break-before="page" table:align="margins"/>
    </style:style>
    <style:style style:name="Table12.A" style:family="table-column">
      <style:table-column-properties style:column-width="1.6347in" style:rel-column-width="15465*"/>
    </style:style>
    <style:style style:name="Table12.B" style:family="table-column">
      <style:table-column-properties style:column-width="5.2924in" style:rel-column-width="50070*"/>
    </style:style>
    <style:style style:name="Table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2.B1" style:family="table-cell">
      <style:table-cell-properties fo:padding="0.0382in" fo:border="0.0007in solid #000000"/>
    </style:style>
    <style:style style:name="Table12.A2" style:family="table-cell">
      <style:table-cell-properties fo:padding="0.0382in" fo:border-left="0.0007in solid #000000" fo:border-right="none" fo:border-top="none" fo:border-bottom="0.0007in solid #000000"/>
    </style:style>
    <style:style style:name="Table1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" style:family="table">
      <style:table-properties style:width="6.9271in" fo:margin-left="0in" fo:margin-right="-0.0021in" fo:break-before="page" table:align="margins"/>
    </style:style>
    <style:style style:name="Table11.A" style:family="table-column">
      <style:table-column-properties style:column-width="1.6354in" style:rel-column-width="15472*"/>
    </style:style>
    <style:style style:name="Table11.B" style:family="table-column">
      <style:table-column-properties style:column-width="5.2917in" style:rel-column-width="50063*"/>
    </style:style>
    <style:style style:name="Table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1.B1" style:family="table-cell">
      <style:table-cell-properties fo:padding="0.0382in" fo:border="0.0007in solid #000000"/>
    </style:style>
    <style:style style:name="Table11.A2" style:family="table-cell">
      <style:table-cell-properties fo:padding="0.0382in" fo:border-left="0.0007in solid #000000" fo:border-right="none" fo:border-top="none" fo:border-bottom="0.0007in solid #000000"/>
    </style:style>
    <style:style style:name="Table1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7" style:family="table">
      <style:table-properties style:width="6.9271in" fo:margin-left="0in" fo:margin-right="-0.0021in" fo:break-before="page" table:align="margins"/>
    </style:style>
    <style:style style:name="Table37.A" style:family="table-column">
      <style:table-column-properties style:column-width="1.6354in" style:rel-column-width="15472*"/>
    </style:style>
    <style:style style:name="Table37.B" style:family="table-column">
      <style:table-column-properties style:column-width="5.2917in" style:rel-column-width="50063*"/>
    </style:style>
    <style:style style:name="Table3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7.B1" style:family="table-cell">
      <style:table-cell-properties fo:padding="0.0382in" fo:border="0.0007in solid #000000"/>
    </style:style>
    <style:style style:name="Table37.A2" style:family="table-cell">
      <style:table-cell-properties fo:padding="0.0382in" fo:border-left="0.0007in solid #000000" fo:border-right="none" fo:border-top="none" fo:border-bottom="0.0007in solid #000000"/>
    </style:style>
    <style:style style:name="Table3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5" style:family="table">
      <style:table-properties style:width="6.9271in" fo:margin-left="0in" fo:margin-right="-0.0021in" fo:break-before="page" table:align="margins"/>
    </style:style>
    <style:style style:name="Table75.A" style:family="table-column">
      <style:table-column-properties style:column-width="1.6354in" style:rel-column-width="15472*"/>
    </style:style>
    <style:style style:name="Table75.B" style:family="table-column">
      <style:table-column-properties style:column-width="5.2917in" style:rel-column-width="50063*"/>
    </style:style>
    <style:style style:name="Table7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5.B1" style:family="table-cell">
      <style:table-cell-properties fo:padding="0.0382in" fo:border="0.0007in solid #000000"/>
    </style:style>
    <style:style style:name="Table75.A2" style:family="table-cell">
      <style:table-cell-properties fo:padding="0.0382in" fo:border-left="0.0007in solid #000000" fo:border-right="none" fo:border-top="none" fo:border-bottom="0.0007in solid #000000"/>
    </style:style>
    <style:style style:name="Table7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8" style:family="table">
      <style:table-properties style:width="6.9271in" fo:margin-left="0in" fo:margin-right="-0.0021in" fo:break-before="page" table:align="margins"/>
    </style:style>
    <style:style style:name="Table38.A" style:family="table-column">
      <style:table-column-properties style:column-width="1.6354in" style:rel-column-width="15472*"/>
    </style:style>
    <style:style style:name="Table38.B" style:family="table-column">
      <style:table-column-properties style:column-width="5.2917in" style:rel-column-width="50063*"/>
    </style:style>
    <style:style style:name="Table3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8.B1" style:family="table-cell">
      <style:table-cell-properties fo:padding="0.0382in" fo:border="0.0007in solid #000000"/>
    </style:style>
    <style:style style:name="Table38.A2" style:family="table-cell">
      <style:table-cell-properties fo:padding="0.0382in" fo:border-left="0.0007in solid #000000" fo:border-right="none" fo:border-top="none" fo:border-bottom="0.0007in solid #000000"/>
    </style:style>
    <style:style style:name="Table3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6" style:family="table">
      <style:table-properties style:width="6.9271in" fo:margin-left="0in" fo:margin-right="-0.0021in" fo:break-before="page" table:align="margins"/>
    </style:style>
    <style:style style:name="Table76.A" style:family="table-column">
      <style:table-column-properties style:column-width="1.6354in" style:rel-column-width="15472*"/>
    </style:style>
    <style:style style:name="Table76.B" style:family="table-column">
      <style:table-column-properties style:column-width="5.2917in" style:rel-column-width="50063*"/>
    </style:style>
    <style:style style:name="Table7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6.B1" style:family="table-cell">
      <style:table-cell-properties fo:padding="0.0382in" fo:border="0.0007in solid #000000"/>
    </style:style>
    <style:style style:name="Table76.A2" style:family="table-cell">
      <style:table-cell-properties fo:padding="0.0382in" fo:border-left="0.0007in solid #000000" fo:border-right="none" fo:border-top="none" fo:border-bottom="0.0007in solid #000000"/>
    </style:style>
    <style:style style:name="Table7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6" style:family="table">
      <style:table-properties style:width="6.9271in" fo:margin-left="0in" fo:margin-right="-0.0021in" fo:break-before="page" table:align="margins"/>
    </style:style>
    <style:style style:name="Table36.A" style:family="table-column">
      <style:table-column-properties style:column-width="1.6354in" style:rel-column-width="15472*"/>
    </style:style>
    <style:style style:name="Table36.B" style:family="table-column">
      <style:table-column-properties style:column-width="5.2917in" style:rel-column-width="50063*"/>
    </style:style>
    <style:style style:name="Table3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6.B1" style:family="table-cell">
      <style:table-cell-properties fo:padding="0.0382in" fo:border="0.0007in solid #000000"/>
    </style:style>
    <style:style style:name="Table36.A2" style:family="table-cell">
      <style:table-cell-properties fo:padding="0.0382in" fo:border-left="0.0007in solid #000000" fo:border-right="none" fo:border-top="none" fo:border-bottom="0.0007in solid #000000"/>
    </style:style>
    <style:style style:name="Table3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5" style:family="table">
      <style:table-properties style:width="6.9271in" fo:margin-left="0in" fo:margin-right="-0.0021in" fo:break-before="page" table:align="margins"/>
    </style:style>
    <style:style style:name="Table35.A" style:family="table-column">
      <style:table-column-properties style:column-width="1.6354in" style:rel-column-width="15472*"/>
    </style:style>
    <style:style style:name="Table35.B" style:family="table-column">
      <style:table-column-properties style:column-width="5.2917in" style:rel-column-width="50063*"/>
    </style:style>
    <style:style style:name="Table3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5.B1" style:family="table-cell">
      <style:table-cell-properties fo:padding="0.0382in" fo:border="0.0007in solid #000000"/>
    </style:style>
    <style:style style:name="Table35.A2" style:family="table-cell">
      <style:table-cell-properties fo:padding="0.0382in" fo:border-left="0.0007in solid #000000" fo:border-right="none" fo:border-top="none" fo:border-bottom="0.0007in solid #000000"/>
    </style:style>
    <style:style style:name="Table3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71in" fo:margin-left="0in" fo:margin-right="-0.0021in" fo:break-before="page" table:align="margins"/>
    </style:style>
    <style:style style:name="Table5.A" style:family="table-column">
      <style:table-column-properties style:column-width="1.6354in" style:rel-column-width="15472*"/>
    </style:style>
    <style:style style:name="Table5.B" style:family="table-column">
      <style:table-column-properties style:column-width="5.2917in" style:rel-column-width="50063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B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4" style:family="table">
      <style:table-properties style:width="6.9271in" fo:margin-left="0in" fo:margin-right="-0.0021in" fo:break-before="page" table:align="margins"/>
    </style:style>
    <style:style style:name="Table24.A" style:family="table-column">
      <style:table-column-properties style:column-width="1.6354in" style:rel-column-width="15472*"/>
    </style:style>
    <style:style style:name="Table24.B" style:family="table-column">
      <style:table-column-properties style:column-width="5.2917in" style:rel-column-width="50063*"/>
    </style:style>
    <style:style style:name="Table2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4.B1" style:family="table-cell">
      <style:table-cell-properties fo:padding="0.0382in" fo:border="0.0007in solid #000000"/>
    </style:style>
    <style:style style:name="Table24.A2" style:family="table-cell">
      <style:table-cell-properties fo:padding="0.0382in" fo:border-left="0.0007in solid #000000" fo:border-right="none" fo:border-top="none" fo:border-bottom="0.0007in solid #000000"/>
    </style:style>
    <style:style style:name="Table2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71in" fo:margin-left="0in" fo:margin-right="-0.0021in" fo:break-before="page" table:align="margins"/>
    </style:style>
    <style:style style:name="Table3.A" style:family="table-column">
      <style:table-column-properties style:column-width="1.6354in" style:rel-column-width="15472*"/>
    </style:style>
    <style:style style:name="Table3.B" style:family="table-column">
      <style:table-column-properties style:column-width="5.2917in" style:rel-column-width="50063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3" style:family="table">
      <style:table-properties style:width="6.9271in" fo:margin-left="0in" fo:margin-right="-0.0021in" fo:break-before="page" table:align="margins"/>
    </style:style>
    <style:style style:name="Table23.A" style:family="table-column">
      <style:table-column-properties style:column-width="1.6354in" style:rel-column-width="15472*"/>
    </style:style>
    <style:style style:name="Table23.B" style:family="table-column">
      <style:table-column-properties style:column-width="5.2917in" style:rel-column-width="50063*"/>
    </style:style>
    <style:style style:name="Table2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3.B1" style:family="table-cell">
      <style:table-cell-properties fo:padding="0.0382in" fo:border="0.0007in solid #000000"/>
    </style:style>
    <style:style style:name="Table23.A2" style:family="table-cell">
      <style:table-cell-properties fo:padding="0.0382in" fo:border-left="0.0007in solid #000000" fo:border-right="none" fo:border-top="none" fo:border-bottom="0.0007in solid #000000"/>
    </style:style>
    <style:style style:name="Table2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0" style:family="table">
      <style:table-properties style:width="6.9271in" fo:margin-left="0in" fo:margin-right="-0.0021in" fo:break-before="page" table:align="margins"/>
    </style:style>
    <style:style style:name="Table40.A" style:family="table-column">
      <style:table-column-properties style:column-width="1.6354in" style:rel-column-width="15472*"/>
    </style:style>
    <style:style style:name="Table40.B" style:family="table-column">
      <style:table-column-properties style:column-width="5.2917in" style:rel-column-width="50063*"/>
    </style:style>
    <style:style style:name="Table4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0.B1" style:family="table-cell">
      <style:table-cell-properties fo:padding="0.0382in" fo:border="0.0007in solid #000000"/>
    </style:style>
    <style:style style:name="Table40.A2" style:family="table-cell">
      <style:table-cell-properties fo:padding="0.0382in" fo:border-left="0.0007in solid #000000" fo:border-right="none" fo:border-top="none" fo:border-bottom="0.0007in solid #000000"/>
    </style:style>
    <style:style style:name="Table4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2" style:family="table">
      <style:table-properties style:width="6.9271in" fo:margin-left="0in" fo:margin-right="-0.0021in" fo:break-before="page" table:align="margins"/>
    </style:style>
    <style:style style:name="Table42.A" style:family="table-column">
      <style:table-column-properties style:column-width="1.6354in" style:rel-column-width="15472*"/>
    </style:style>
    <style:style style:name="Table42.B" style:family="table-column">
      <style:table-column-properties style:column-width="5.2917in" style:rel-column-width="50063*"/>
    </style:style>
    <style:style style:name="Table4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2.B1" style:family="table-cell">
      <style:table-cell-properties fo:padding="0.0382in" fo:border="0.0007in solid #000000"/>
    </style:style>
    <style:style style:name="Table42.A2" style:family="table-cell">
      <style:table-cell-properties fo:padding="0.0382in" fo:border-left="0.0007in solid #000000" fo:border-right="none" fo:border-top="none" fo:border-bottom="0.0007in solid #000000"/>
    </style:style>
    <style:style style:name="Table4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8" style:family="table">
      <style:table-properties style:width="6.9271in" fo:margin-left="0in" fo:margin-right="-0.0021in" fo:break-before="page" table:align="margins"/>
    </style:style>
    <style:style style:name="Table18.A" style:family="table-column">
      <style:table-column-properties style:column-width="1.6354in" style:rel-column-width="15472*"/>
    </style:style>
    <style:style style:name="Table18.B" style:family="table-column">
      <style:table-column-properties style:column-width="5.2917in" style:rel-column-width="50063*"/>
    </style:style>
    <style:style style:name="Table1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8.B1" style:family="table-cell">
      <style:table-cell-properties fo:padding="0.0382in" fo:border="0.0007in solid #000000"/>
    </style:style>
    <style:style style:name="Table18.A2" style:family="table-cell">
      <style:table-cell-properties fo:padding="0.0382in" fo:border-left="0.0007in solid #000000" fo:border-right="none" fo:border-top="none" fo:border-bottom="0.0007in solid #000000"/>
    </style:style>
    <style:style style:name="Table1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6" style:family="table">
      <style:table-properties style:width="6.9271in" fo:margin-left="0in" fo:margin-right="-0.0021in" fo:break-before="page" table:align="margins"/>
    </style:style>
    <style:style style:name="Table16.A" style:family="table-column">
      <style:table-column-properties style:column-width="1.6354in" style:rel-column-width="15472*"/>
    </style:style>
    <style:style style:name="Table16.B" style:family="table-column">
      <style:table-column-properties style:column-width="5.2917in" style:rel-column-width="50063*"/>
    </style:style>
    <style:style style:name="Table1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6.B1" style:family="table-cell">
      <style:table-cell-properties fo:padding="0.0382in" fo:border="0.0007in solid #000000"/>
    </style:style>
    <style:style style:name="Table16.A2" style:family="table-cell">
      <style:table-cell-properties fo:padding="0.0382in" fo:border-left="0.0007in solid #000000" fo:border-right="none" fo:border-top="none" fo:border-bottom="0.0007in solid #000000"/>
    </style:style>
    <style:style style:name="Table1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4" style:family="table">
      <style:table-properties style:width="6.9271in" fo:margin-left="0in" fo:margin-right="-0.0021in" fo:break-before="page" table:align="margins"/>
    </style:style>
    <style:style style:name="Table74.A" style:family="table-column">
      <style:table-column-properties style:column-width="1.6354in" style:rel-column-width="15472*"/>
    </style:style>
    <style:style style:name="Table74.B" style:family="table-column">
      <style:table-column-properties style:column-width="5.2917in" style:rel-column-width="50063*"/>
    </style:style>
    <style:style style:name="Table7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4.B1" style:family="table-cell">
      <style:table-cell-properties fo:padding="0.0382in" fo:border="0.0007in solid #000000"/>
    </style:style>
    <style:style style:name="Table74.A2" style:family="table-cell">
      <style:table-cell-properties fo:padding="0.0382in" fo:border-left="0.0007in solid #000000" fo:border-right="none" fo:border-top="none" fo:border-bottom="0.0007in solid #000000"/>
    </style:style>
    <style:style style:name="Table7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1" style:family="table">
      <style:table-properties style:width="6.9271in" fo:margin-left="0in" fo:margin-right="-0.0021in" fo:break-before="page" table:align="margins"/>
    </style:style>
    <style:style style:name="Table31.A" style:family="table-column">
      <style:table-column-properties style:column-width="1.6354in" style:rel-column-width="15472*"/>
    </style:style>
    <style:style style:name="Table31.B" style:family="table-column">
      <style:table-column-properties style:column-width="5.2917in" style:rel-column-width="50063*"/>
    </style:style>
    <style:style style:name="Table3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1.B1" style:family="table-cell">
      <style:table-cell-properties fo:padding="0.0382in" fo:border="0.0007in solid #000000"/>
    </style:style>
    <style:style style:name="Table31.A2" style:family="table-cell">
      <style:table-cell-properties fo:padding="0.0382in" fo:border-left="0.0007in solid #000000" fo:border-right="none" fo:border-top="none" fo:border-bottom="0.0007in solid #000000"/>
    </style:style>
    <style:style style:name="Table3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2" style:family="table">
      <style:table-properties style:width="6.9271in" fo:margin-left="0in" fo:margin-right="-0.0021in" fo:break-before="page" table:align="margins"/>
    </style:style>
    <style:style style:name="Table32.A" style:family="table-column">
      <style:table-column-properties style:column-width="1.6354in" style:rel-column-width="15472*"/>
    </style:style>
    <style:style style:name="Table32.B" style:family="table-column">
      <style:table-column-properties style:column-width="5.2917in" style:rel-column-width="50063*"/>
    </style:style>
    <style:style style:name="Table3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2.B1" style:family="table-cell">
      <style:table-cell-properties fo:padding="0.0382in" fo:border="0.0007in solid #000000"/>
    </style:style>
    <style:style style:name="Table32.A2" style:family="table-cell">
      <style:table-cell-properties fo:padding="0.0382in" fo:border-left="0.0007in solid #000000" fo:border-right="none" fo:border-top="none" fo:border-bottom="0.0007in solid #000000"/>
    </style:style>
    <style:style style:name="Table3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3" style:family="table">
      <style:table-properties style:width="6.9271in" fo:margin-left="0in" fo:margin-right="-0.0021in" fo:break-before="page" table:align="margins"/>
    </style:style>
    <style:style style:name="Table33.A" style:family="table-column">
      <style:table-column-properties style:column-width="1.6354in" style:rel-column-width="15472*"/>
    </style:style>
    <style:style style:name="Table33.B" style:family="table-column">
      <style:table-column-properties style:column-width="5.2917in" style:rel-column-width="50063*"/>
    </style:style>
    <style:style style:name="Table3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3.B1" style:family="table-cell">
      <style:table-cell-properties fo:padding="0.0382in" fo:border="0.0007in solid #000000"/>
    </style:style>
    <style:style style:name="Table33.A2" style:family="table-cell">
      <style:table-cell-properties fo:padding="0.0382in" fo:border-left="0.0007in solid #000000" fo:border-right="none" fo:border-top="none" fo:border-bottom="0.0007in solid #000000"/>
    </style:style>
    <style:style style:name="Table3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0" style:family="table">
      <style:table-properties style:width="6.9271in" fo:margin-left="0in" fo:margin-right="-0.0021in" fo:break-before="page" table:align="margins"/>
    </style:style>
    <style:style style:name="Table20.A" style:family="table-column">
      <style:table-column-properties style:column-width="1.6354in" style:rel-column-width="15472*"/>
    </style:style>
    <style:style style:name="Table20.B" style:family="table-column">
      <style:table-column-properties style:column-width="5.2917in" style:rel-column-width="50063*"/>
    </style:style>
    <style:style style:name="Table2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0.B1" style:family="table-cell">
      <style:table-cell-properties fo:padding="0.0382in" fo:border="0.0007in solid #000000"/>
    </style:style>
    <style:style style:name="Table20.A2" style:family="table-cell">
      <style:table-cell-properties fo:padding="0.0382in" fo:border-left="0.0007in solid #000000" fo:border-right="none" fo:border-top="none" fo:border-bottom="0.0007in solid #000000"/>
    </style:style>
    <style:style style:name="Table2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71in" fo:margin-left="0in" fo:margin-right="-0.0021in" fo:break-before="page" table:align="margins"/>
    </style:style>
    <style:style style:name="Table1.A" style:family="table-column">
      <style:table-column-properties style:column-width="1.6354in" style:rel-column-width="15472*"/>
    </style:style>
    <style:style style:name="Table1.B" style:family="table-column">
      <style:table-column-properties style:column-width="5.2917in" style:rel-column-width="5006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71in" fo:margin-left="0in" fo:margin-right="-0.0021in" fo:break-before="page" table:align="margins"/>
    </style:style>
    <style:style style:name="Table2.A" style:family="table-column">
      <style:table-column-properties style:column-width="1.6354in" style:rel-column-width="15472*"/>
    </style:style>
    <style:style style:name="Table2.B" style:family="table-column">
      <style:table-column-properties style:column-width="5.2917in" style:rel-column-width="5006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271in" fo:margin-left="0in" fo:margin-right="-0.0021in" fo:break-before="page" table:align="margins"/>
    </style:style>
    <style:style style:name="Table7.A" style:family="table-column">
      <style:table-column-properties style:column-width="1.6354in" style:rel-column-width="15472*"/>
    </style:style>
    <style:style style:name="Table7.B" style:family="table-column">
      <style:table-column-properties style:column-width="5.2917in" style:rel-column-width="50063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B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9271in" fo:margin-left="0in" fo:margin-right="-0.0021in" fo:break-before="page" table:align="margins"/>
    </style:style>
    <style:style style:name="Table8.A" style:family="table-column">
      <style:table-column-properties style:column-width="1.6354in" style:rel-column-width="15472*"/>
    </style:style>
    <style:style style:name="Table8.B" style:family="table-column">
      <style:table-column-properties style:column-width="5.2917in" style:rel-column-width="50063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B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9271in" fo:margin-left="0in" fo:margin-right="-0.0021in" fo:break-before="page" table:align="margins"/>
    </style:style>
    <style:style style:name="Table9.A" style:family="table-column">
      <style:table-column-properties style:column-width="1.6354in" style:rel-column-width="15472*"/>
    </style:style>
    <style:style style:name="Table9.B" style:family="table-column">
      <style:table-column-properties style:column-width="5.2917in" style:rel-column-width="50063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B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2" style:family="table">
      <style:table-properties style:width="6.9271in" fo:margin-left="0in" fo:margin-right="-0.0021in" fo:break-before="page" table:align="margins"/>
    </style:style>
    <style:style style:name="Table22.A" style:family="table-column">
      <style:table-column-properties style:column-width="1.6354in" style:rel-column-width="15472*"/>
    </style:style>
    <style:style style:name="Table22.B" style:family="table-column">
      <style:table-column-properties style:column-width="5.2917in" style:rel-column-width="50063*"/>
    </style:style>
    <style:style style:name="Table2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2.B1" style:family="table-cell">
      <style:table-cell-properties fo:padding="0.0382in" fo:border="0.0007in solid #000000"/>
    </style:style>
    <style:style style:name="Table22.A2" style:family="table-cell">
      <style:table-cell-properties fo:padding="0.0382in" fo:border-left="0.0007in solid #000000" fo:border-right="none" fo:border-top="none" fo:border-bottom="0.0007in solid #000000"/>
    </style:style>
    <style:style style:name="Table2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1" style:family="table">
      <style:table-properties style:width="6.9271in" fo:margin-left="0in" fo:margin-right="-0.0021in" fo:break-before="page" table:align="margins"/>
    </style:style>
    <style:style style:name="Table21.A" style:family="table-column">
      <style:table-column-properties style:column-width="1.6354in" style:rel-column-width="15472*"/>
    </style:style>
    <style:style style:name="Table21.B" style:family="table-column">
      <style:table-column-properties style:column-width="5.2917in" style:rel-column-width="50063*"/>
    </style:style>
    <style:style style:name="Table2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1.B1" style:family="table-cell">
      <style:table-cell-properties fo:padding="0.0382in" fo:border="0.0007in solid #000000"/>
    </style:style>
    <style:style style:name="Table21.A2" style:family="table-cell">
      <style:table-cell-properties fo:padding="0.0382in" fo:border-left="0.0007in solid #000000" fo:border-right="none" fo:border-top="none" fo:border-bottom="0.0007in solid #000000"/>
    </style:style>
    <style:style style:name="Table2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8" style:family="table">
      <style:table-properties style:width="6.9271in" fo:margin-left="0in" fo:margin-right="-0.0021in" fo:break-before="page" table:align="margins"/>
    </style:style>
    <style:style style:name="Table28.A" style:family="table-column">
      <style:table-column-properties style:column-width="1.6354in" style:rel-column-width="15472*"/>
    </style:style>
    <style:style style:name="Table28.B" style:family="table-column">
      <style:table-column-properties style:column-width="5.2917in" style:rel-column-width="50063*"/>
    </style:style>
    <style:style style:name="Table2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8.B1" style:family="table-cell">
      <style:table-cell-properties fo:padding="0.0382in" fo:border="0.0007in solid #000000"/>
    </style:style>
    <style:style style:name="Table28.A2" style:family="table-cell">
      <style:table-cell-properties fo:padding="0.0382in" fo:border-left="0.0007in solid #000000" fo:border-right="none" fo:border-top="none" fo:border-bottom="0.0007in solid #000000"/>
    </style:style>
    <style:style style:name="Table2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9" style:family="table">
      <style:table-properties style:width="6.9271in" fo:margin-left="0in" fo:margin-right="-0.0021in" fo:break-before="page" table:align="margins"/>
    </style:style>
    <style:style style:name="Table29.A" style:family="table-column">
      <style:table-column-properties style:column-width="1.6354in" style:rel-column-width="15472*"/>
    </style:style>
    <style:style style:name="Table29.B" style:family="table-column">
      <style:table-column-properties style:column-width="5.2917in" style:rel-column-width="50063*"/>
    </style:style>
    <style:style style:name="Table2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9.B1" style:family="table-cell">
      <style:table-cell-properties fo:padding="0.0382in" fo:border="0.0007in solid #000000"/>
    </style:style>
    <style:style style:name="Table29.A2" style:family="table-cell">
      <style:table-cell-properties fo:padding="0.0382in" fo:border-left="0.0007in solid #000000" fo:border-right="none" fo:border-top="none" fo:border-bottom="0.0007in solid #000000"/>
    </style:style>
    <style:style style:name="Table2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0" style:family="table">
      <style:table-properties style:width="6.9333in" fo:margin-left="-0.0063in" fo:margin-right="-0.0021in" fo:break-before="page" table:align="margins"/>
    </style:style>
    <style:style style:name="Table10.A" style:family="table-column">
      <style:table-column-properties style:column-width="1.6458in" style:rel-column-width="15556*"/>
    </style:style>
    <style:style style:name="Table10.B" style:family="table-column">
      <style:table-column-properties style:column-width="5.2875in" style:rel-column-width="49979*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B1" style:family="table-cell">
      <style:table-cell-properties fo:padding="0.0382in" fo:border="0.0007in solid #000000"/>
    </style:style>
    <style:style style:name="Table10.A2" style:family="table-cell">
      <style:table-cell-properties fo:padding="0.0382in" fo:border-left="0.0007in solid #000000" fo:border-right="none" fo:border-top="none" fo:border-bottom="0.0007in solid #000000"/>
    </style:style>
    <style:style style:name="Table1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9" style:family="table">
      <style:table-properties style:width="6.9271in" fo:margin-left="0in" fo:margin-right="-0.0021in" fo:break-before="page" table:align="margins"/>
    </style:style>
    <style:style style:name="Table39.A" style:family="table-column">
      <style:table-column-properties style:column-width="1.6354in" style:rel-column-width="15472*"/>
    </style:style>
    <style:style style:name="Table39.B" style:family="table-column">
      <style:table-column-properties style:column-width="5.2917in" style:rel-column-width="50063*"/>
    </style:style>
    <style:style style:name="Table3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9.B1" style:family="table-cell">
      <style:table-cell-properties fo:padding="0.0382in" fo:border="0.0007in solid #000000"/>
    </style:style>
    <style:style style:name="Table39.A2" style:family="table-cell">
      <style:table-cell-properties fo:padding="0.0382in" fo:border-left="0.0007in solid #000000" fo:border-right="none" fo:border-top="none" fo:border-bottom="0.0007in solid #000000"/>
    </style:style>
    <style:style style:name="Table3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1" style:family="table">
      <style:table-properties style:width="6.9271in" fo:margin-left="0in" fo:margin-right="-0.0021in" fo:break-before="page" table:align="margins"/>
    </style:style>
    <style:style style:name="Table41.A" style:family="table-column">
      <style:table-column-properties style:column-width="1.6354in" style:rel-column-width="15472*"/>
    </style:style>
    <style:style style:name="Table41.B" style:family="table-column">
      <style:table-column-properties style:column-width="5.2917in" style:rel-column-width="50063*"/>
    </style:style>
    <style:style style:name="Table4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1.B1" style:family="table-cell">
      <style:table-cell-properties fo:padding="0.0382in" fo:border="0.0007in solid #000000"/>
    </style:style>
    <style:style style:name="Table41.A2" style:family="table-cell">
      <style:table-cell-properties fo:padding="0.0382in" fo:border-left="0.0007in solid #000000" fo:border-right="none" fo:border-top="none" fo:border-bottom="0.0007in solid #000000"/>
    </style:style>
    <style:style style:name="Table4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0" style:family="table">
      <style:table-properties style:width="6.9271in" fo:margin-left="0in" fo:margin-right="-0.0021in" fo:break-before="page" table:align="margins"/>
    </style:style>
    <style:style style:name="Table30.A" style:family="table-column">
      <style:table-column-properties style:column-width="1.6354in" style:rel-column-width="15472*"/>
    </style:style>
    <style:style style:name="Table30.B" style:family="table-column">
      <style:table-column-properties style:column-width="5.2917in" style:rel-column-width="50063*"/>
    </style:style>
    <style:style style:name="Table3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0.B1" style:family="table-cell">
      <style:table-cell-properties fo:padding="0.0382in" fo:border="0.0007in solid #000000"/>
    </style:style>
    <style:style style:name="Table30.A2" style:family="table-cell">
      <style:table-cell-properties fo:padding="0.0382in" fo:border-left="0.0007in solid #000000" fo:border-right="none" fo:border-top="none" fo:border-bottom="0.0007in solid #000000"/>
    </style:style>
    <style:style style:name="Table3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4" style:family="table">
      <style:table-properties style:width="6.9271in" fo:margin-left="0in" fo:margin-right="-0.0021in" fo:break-before="page" table:align="margins"/>
    </style:style>
    <style:style style:name="Table14.A" style:family="table-column">
      <style:table-column-properties style:column-width="1.6354in" style:rel-column-width="15472*"/>
    </style:style>
    <style:style style:name="Table14.B" style:family="table-column">
      <style:table-column-properties style:column-width="5.2917in" style:rel-column-width="50063*"/>
    </style:style>
    <style:style style:name="Table1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4.B1" style:family="table-cell">
      <style:table-cell-properties fo:padding="0.0382in" fo:border="0.0007in solid #000000"/>
    </style:style>
    <style:style style:name="Table14.A2" style:family="table-cell">
      <style:table-cell-properties fo:padding="0.0382in" fo:border-left="0.0007in solid #000000" fo:border-right="none" fo:border-top="none" fo:border-bottom="0.0007in solid #000000"/>
    </style:style>
    <style:style style:name="Table1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3" style:family="table">
      <style:table-properties style:width="6.9271in" fo:margin-left="0in" fo:margin-right="-0.0021in" fo:break-before="page" table:align="margins"/>
    </style:style>
    <style:style style:name="Table13.A" style:family="table-column">
      <style:table-column-properties style:column-width="1.6354in" style:rel-column-width="15472*"/>
    </style:style>
    <style:style style:name="Table13.B" style:family="table-column">
      <style:table-column-properties style:column-width="5.2917in" style:rel-column-width="50063*"/>
    </style:style>
    <style:style style:name="Table1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3.B1" style:family="table-cell">
      <style:table-cell-properties fo:padding="0.0382in" fo:border="0.0007in solid #000000"/>
    </style:style>
    <style:style style:name="Table13.A2" style:family="table-cell">
      <style:table-cell-properties fo:padding="0.0382in" fo:border-left="0.0007in solid #000000" fo:border-right="none" fo:border-top="none" fo:border-bottom="0.0007in solid #000000"/>
    </style:style>
    <style:style style:name="Table1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5" style:family="table">
      <style:table-properties style:width="6.9271in" fo:margin-left="0in" fo:margin-right="-0.0021in" fo:break-before="page" table:align="margins"/>
    </style:style>
    <style:style style:name="Table15.A" style:family="table-column">
      <style:table-column-properties style:column-width="1.6354in" style:rel-column-width="15472*"/>
    </style:style>
    <style:style style:name="Table15.B" style:family="table-column">
      <style:table-column-properties style:column-width="5.2917in" style:rel-column-width="50063*"/>
    </style:style>
    <style:style style:name="Table1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5.B1" style:family="table-cell">
      <style:table-cell-properties fo:padding="0.0382in" fo:border="0.0007in solid #000000"/>
    </style:style>
    <style:style style:name="Table15.A2" style:family="table-cell">
      <style:table-cell-properties fo:padding="0.0382in" fo:border-left="0.0007in solid #000000" fo:border-right="none" fo:border-top="none" fo:border-bottom="0.0007in solid #000000"/>
    </style:style>
    <style:style style:name="Table1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4" style:family="table">
      <style:table-properties style:width="6.9271in" fo:margin-left="0in" fo:margin-right="-0.0021in" fo:break-before="page" table:align="margins"/>
    </style:style>
    <style:style style:name="Table34.A" style:family="table-column">
      <style:table-column-properties style:column-width="1.6354in" style:rel-column-width="15472*"/>
    </style:style>
    <style:style style:name="Table34.B" style:family="table-column">
      <style:table-column-properties style:column-width="5.2917in" style:rel-column-width="50063*"/>
    </style:style>
    <style:style style:name="Table3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4.B1" style:family="table-cell">
      <style:table-cell-properties fo:padding="0.0382in" fo:border="0.0007in solid #000000"/>
    </style:style>
    <style:style style:name="Table34.A2" style:family="table-cell">
      <style:table-cell-properties fo:padding="0.0382in" fo:border-left="0.0007in solid #000000" fo:border-right="none" fo:border-top="none" fo:border-bottom="0.0007in solid #000000"/>
    </style:style>
    <style:style style:name="Table3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5" style:family="table">
      <style:table-properties style:width="6.9271in" fo:margin-left="0in" fo:margin-right="-0.0021in" fo:break-before="page" table:align="margins"/>
    </style:style>
    <style:style style:name="Table25.A" style:family="table-column">
      <style:table-column-properties style:column-width="1.6354in" style:rel-column-width="15472*"/>
    </style:style>
    <style:style style:name="Table25.B" style:family="table-column">
      <style:table-column-properties style:column-width="5.2917in" style:rel-column-width="50063*"/>
    </style:style>
    <style:style style:name="Table2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5.B1" style:family="table-cell">
      <style:table-cell-properties fo:padding="0.0382in" fo:border="0.0007in solid #000000"/>
    </style:style>
    <style:style style:name="Table25.A2" style:family="table-cell">
      <style:table-cell-properties fo:padding="0.0382in" fo:border-left="0.0007in solid #000000" fo:border-right="none" fo:border-top="none" fo:border-bottom="0.0007in solid #000000"/>
    </style:style>
    <style:style style:name="Table2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71in" fo:margin-left="0in" fo:margin-right="-0.0021in" fo:break-before="page" table:align="margins"/>
    </style:style>
    <style:style style:name="Table4.A" style:family="table-column">
      <style:table-column-properties style:column-width="1.6354in" style:rel-column-width="15472*"/>
    </style:style>
    <style:style style:name="Table4.B" style:family="table-column">
      <style:table-column-properties style:column-width="5.2917in" style:rel-column-width="50063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0" style:family="table">
      <style:table-properties style:width="6.9271in" fo:margin-left="0in" fo:margin-right="-0.0021in" table:align="margins"/>
    </style:style>
    <style:style style:name="Table70.A" style:family="table-column">
      <style:table-column-properties style:column-width="1.6354in" style:rel-column-width="15472*"/>
    </style:style>
    <style:style style:name="Table70.B" style:family="table-column">
      <style:table-column-properties style:column-width="5.2917in" style:rel-column-width="50063*"/>
    </style:style>
    <style:style style:name="Table7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0.B1" style:family="table-cell">
      <style:table-cell-properties fo:padding="0.0382in" fo:border="0.0007in solid #000000"/>
    </style:style>
    <style:style style:name="Table70.A2" style:family="table-cell">
      <style:table-cell-properties fo:padding="0.0382in" fo:border-left="0.0007in solid #000000" fo:border-right="none" fo:border-top="none" fo:border-bottom="0.0007in solid #000000"/>
    </style:style>
    <style:style style:name="Table7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8" style:family="table">
      <style:table-properties style:width="6.9271in" fo:margin-left="0in" fo:margin-right="-0.0021in" table:align="margins"/>
    </style:style>
    <style:style style:name="Table48.A" style:family="table-column">
      <style:table-column-properties style:column-width="1.6354in" style:rel-column-width="15472*"/>
    </style:style>
    <style:style style:name="Table48.B" style:family="table-column">
      <style:table-column-properties style:column-width="5.2917in" style:rel-column-width="50063*"/>
    </style:style>
    <style:style style:name="Table4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8.B1" style:family="table-cell">
      <style:table-cell-properties fo:padding="0.0382in" fo:border="0.0007in solid #000000"/>
    </style:style>
    <style:style style:name="Table48.A2" style:family="table-cell">
      <style:table-cell-properties fo:padding="0.0382in" fo:border-left="0.0007in solid #000000" fo:border-right="none" fo:border-top="none" fo:border-bottom="0.0007in solid #000000"/>
    </style:style>
    <style:style style:name="Table4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9" style:family="table">
      <style:table-properties style:width="6.9271in" fo:margin-left="0in" fo:margin-right="-0.0021in" table:align="margins"/>
    </style:style>
    <style:style style:name="Table49.A" style:family="table-column">
      <style:table-column-properties style:column-width="1.6354in" style:rel-column-width="15472*"/>
    </style:style>
    <style:style style:name="Table49.B" style:family="table-column">
      <style:table-column-properties style:column-width="5.2917in" style:rel-column-width="50063*"/>
    </style:style>
    <style:style style:name="Table4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9.B1" style:family="table-cell">
      <style:table-cell-properties fo:padding="0.0382in" fo:border="0.0007in solid #000000"/>
    </style:style>
    <style:style style:name="Table49.A2" style:family="table-cell">
      <style:table-cell-properties fo:padding="0.0382in" fo:border-left="0.0007in solid #000000" fo:border-right="none" fo:border-top="none" fo:border-bottom="0.0007in solid #000000"/>
    </style:style>
    <style:style style:name="Table4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3" style:family="table">
      <style:table-properties style:width="6.9271in" fo:margin-left="0in" fo:margin-right="-0.0021in" table:align="margins"/>
    </style:style>
    <style:style style:name="Table43.A" style:family="table-column">
      <style:table-column-properties style:column-width="1.6354in" style:rel-column-width="15472*"/>
    </style:style>
    <style:style style:name="Table43.B" style:family="table-column">
      <style:table-column-properties style:column-width="5.2917in" style:rel-column-width="50063*"/>
    </style:style>
    <style:style style:name="Table4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3.B1" style:family="table-cell">
      <style:table-cell-properties fo:padding="0.0382in" fo:border="0.0007in solid #000000"/>
    </style:style>
    <style:style style:name="Table43.A2" style:family="table-cell">
      <style:table-cell-properties fo:padding="0.0382in" fo:border-left="0.0007in solid #000000" fo:border-right="none" fo:border-top="none" fo:border-bottom="0.0007in solid #000000"/>
    </style:style>
    <style:style style:name="Table4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3" style:family="table">
      <style:table-properties style:width="6.9271in" fo:margin-left="0in" fo:margin-right="-0.0021in" table:align="margins"/>
    </style:style>
    <style:style style:name="Table73.A" style:family="table-column">
      <style:table-column-properties style:column-width="1.6354in" style:rel-column-width="15472*"/>
    </style:style>
    <style:style style:name="Table73.B" style:family="table-column">
      <style:table-column-properties style:column-width="5.2917in" style:rel-column-width="50063*"/>
    </style:style>
    <style:style style:name="Table7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3.B1" style:family="table-cell">
      <style:table-cell-properties fo:padding="0.0382in" fo:border="0.0007in solid #000000"/>
    </style:style>
    <style:style style:name="Table73.A2" style:family="table-cell">
      <style:table-cell-properties fo:padding="0.0382in" fo:border-left="0.0007in solid #000000" fo:border-right="none" fo:border-top="none" fo:border-bottom="0.0007in solid #000000"/>
    </style:style>
    <style:style style:name="Table7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2" style:family="table">
      <style:table-properties style:width="6.9271in" fo:margin-left="0in" fo:margin-right="-0.0021in" table:align="margins"/>
    </style:style>
    <style:style style:name="Table72.A" style:family="table-column">
      <style:table-column-properties style:column-width="1.6354in" style:rel-column-width="15472*"/>
    </style:style>
    <style:style style:name="Table72.B" style:family="table-column">
      <style:table-column-properties style:column-width="5.2917in" style:rel-column-width="50063*"/>
    </style:style>
    <style:style style:name="Table7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2.B1" style:family="table-cell">
      <style:table-cell-properties fo:padding="0.0382in" fo:border="0.0007in solid #000000"/>
    </style:style>
    <style:style style:name="Table72.A2" style:family="table-cell">
      <style:table-cell-properties fo:padding="0.0382in" fo:border-left="0.0007in solid #000000" fo:border-right="none" fo:border-top="none" fo:border-bottom="0.0007in solid #000000"/>
    </style:style>
    <style:style style:name="Table7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4" style:family="table">
      <style:table-properties style:width="6.9271in" fo:margin-left="0in" fo:margin-right="-0.0021in" fo:break-before="page" table:align="margins"/>
    </style:style>
    <style:style style:name="Table54.A" style:family="table-column">
      <style:table-column-properties style:column-width="1.6354in" style:rel-column-width="15472*"/>
    </style:style>
    <style:style style:name="Table54.B" style:family="table-column">
      <style:table-column-properties style:column-width="5.2917in" style:rel-column-width="50063*"/>
    </style:style>
    <style:style style:name="Table5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4.B1" style:family="table-cell">
      <style:table-cell-properties fo:padding="0.0382in" fo:border="0.0007in solid #000000"/>
    </style:style>
    <style:style style:name="Table54.A2" style:family="table-cell">
      <style:table-cell-properties fo:padding="0.0382in" fo:border-left="0.0007in solid #000000" fo:border-right="none" fo:border-top="none" fo:border-bottom="0.0007in solid #000000"/>
    </style:style>
    <style:style style:name="Table5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0" style:family="table">
      <style:table-properties style:width="6.9271in" fo:margin-left="0in" fo:margin-right="-0.0021in" table:align="margins"/>
    </style:style>
    <style:style style:name="Table50.A" style:family="table-column">
      <style:table-column-properties style:column-width="1.6354in" style:rel-column-width="15472*"/>
    </style:style>
    <style:style style:name="Table50.B" style:family="table-column">
      <style:table-column-properties style:column-width="5.2917in" style:rel-column-width="50063*"/>
    </style:style>
    <style:style style:name="Table5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0.B1" style:family="table-cell">
      <style:table-cell-properties fo:padding="0.0382in" fo:border="0.0007in solid #000000"/>
    </style:style>
    <style:style style:name="Table50.A2" style:family="table-cell">
      <style:table-cell-properties fo:padding="0.0382in" fo:border-left="0.0007in solid #000000" fo:border-right="none" fo:border-top="none" fo:border-bottom="0.0007in solid #000000"/>
    </style:style>
    <style:style style:name="Table5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1" style:family="table">
      <style:table-properties style:width="6.9271in" fo:margin-left="0in" fo:margin-right="-0.0021in" table:align="margins"/>
    </style:style>
    <style:style style:name="Table71.A" style:family="table-column">
      <style:table-column-properties style:column-width="1.6354in" style:rel-column-width="15472*"/>
    </style:style>
    <style:style style:name="Table71.B" style:family="table-column">
      <style:table-column-properties style:column-width="5.2917in" style:rel-column-width="50063*"/>
    </style:style>
    <style:style style:name="Table7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1.B1" style:family="table-cell">
      <style:table-cell-properties fo:padding="0.0382in" fo:border="0.0007in solid #000000"/>
    </style:style>
    <style:style style:name="Table71.A2" style:family="table-cell">
      <style:table-cell-properties fo:padding="0.0382in" fo:border-left="0.0007in solid #000000" fo:border-right="none" fo:border-top="none" fo:border-bottom="0.0007in solid #000000"/>
    </style:style>
    <style:style style:name="Table7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3" style:family="table">
      <style:table-properties style:width="6.9271in" fo:margin-left="0in" fo:margin-right="-0.0021in" table:align="margins"/>
    </style:style>
    <style:style style:name="Table63.A" style:family="table-column">
      <style:table-column-properties style:column-width="1.6354in" style:rel-column-width="15472*"/>
    </style:style>
    <style:style style:name="Table63.B" style:family="table-column">
      <style:table-column-properties style:column-width="5.2917in" style:rel-column-width="50063*"/>
    </style:style>
    <style:style style:name="Table6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3.B1" style:family="table-cell">
      <style:table-cell-properties fo:padding="0.0382in" fo:border="0.0007in solid #000000"/>
    </style:style>
    <style:style style:name="Table63.A2" style:family="table-cell">
      <style:table-cell-properties fo:padding="0.0382in" fo:border-left="0.0007in solid #000000" fo:border-right="none" fo:border-top="none" fo:border-bottom="0.0007in solid #000000"/>
    </style:style>
    <style:style style:name="Table6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1" style:family="table">
      <style:table-properties style:width="6.9271in" fo:margin-left="0in" fo:margin-right="-0.0021in" table:align="margins"/>
    </style:style>
    <style:style style:name="Table61.A" style:family="table-column">
      <style:table-column-properties style:column-width="1.6354in" style:rel-column-width="15472*"/>
    </style:style>
    <style:style style:name="Table61.B" style:family="table-column">
      <style:table-column-properties style:column-width="5.2917in" style:rel-column-width="50063*"/>
    </style:style>
    <style:style style:name="Table6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1.B1" style:family="table-cell">
      <style:table-cell-properties fo:padding="0.0382in" fo:border="0.0007in solid #000000"/>
    </style:style>
    <style:style style:name="Table61.A2" style:family="table-cell">
      <style:table-cell-properties fo:padding="0.0382in" fo:border-left="0.0007in solid #000000" fo:border-right="none" fo:border-top="none" fo:border-bottom="0.0007in solid #000000"/>
    </style:style>
    <style:style style:name="Table6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2" style:family="table">
      <style:table-properties style:width="6.9271in" fo:margin-left="0in" fo:margin-right="-0.0021in" table:align="margins"/>
    </style:style>
    <style:style style:name="Table62.A" style:family="table-column">
      <style:table-column-properties style:column-width="1.6354in" style:rel-column-width="15472*"/>
    </style:style>
    <style:style style:name="Table62.B" style:family="table-column">
      <style:table-column-properties style:column-width="5.2917in" style:rel-column-width="50063*"/>
    </style:style>
    <style:style style:name="Table6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2.B1" style:family="table-cell">
      <style:table-cell-properties fo:padding="0.0382in" fo:border="0.0007in solid #000000"/>
    </style:style>
    <style:style style:name="Table62.A2" style:family="table-cell">
      <style:table-cell-properties fo:padding="0.0382in" fo:border-left="0.0007in solid #000000" fo:border-right="none" fo:border-top="none" fo:border-bottom="0.0007in solid #000000"/>
    </style:style>
    <style:style style:name="Table6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7" style:family="table">
      <style:table-properties style:width="6.9271in" fo:margin-left="0in" fo:margin-right="-0.0021in" fo:break-before="page" table:align="margins"/>
    </style:style>
    <style:style style:name="Table47.A" style:family="table-column">
      <style:table-column-properties style:column-width="1.6354in" style:rel-column-width="15472*"/>
    </style:style>
    <style:style style:name="Table47.B" style:family="table-column">
      <style:table-column-properties style:column-width="5.2917in" style:rel-column-width="50063*"/>
    </style:style>
    <style:style style:name="Table4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7.B1" style:family="table-cell">
      <style:table-cell-properties fo:padding="0.0382in" fo:border="0.0007in solid #000000"/>
    </style:style>
    <style:style style:name="Table47.A2" style:family="table-cell">
      <style:table-cell-properties fo:padding="0.0382in" fo:border-left="0.0007in solid #000000" fo:border-right="none" fo:border-top="none" fo:border-bottom="0.0007in solid #000000"/>
    </style:style>
    <style:style style:name="Table4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6" style:family="table">
      <style:table-properties style:width="6.9271in" fo:margin-left="0in" fo:margin-right="-0.0021in" table:align="margins"/>
    </style:style>
    <style:style style:name="Table46.A" style:family="table-column">
      <style:table-column-properties style:column-width="1.6354in" style:rel-column-width="15472*"/>
    </style:style>
    <style:style style:name="Table46.B" style:family="table-column">
      <style:table-column-properties style:column-width="5.2917in" style:rel-column-width="50063*"/>
    </style:style>
    <style:style style:name="Table4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6.B1" style:family="table-cell">
      <style:table-cell-properties fo:padding="0.0382in" fo:border="0.0007in solid #000000"/>
    </style:style>
    <style:style style:name="Table46.A2" style:family="table-cell">
      <style:table-cell-properties fo:padding="0.0382in" fo:border-left="0.0007in solid #000000" fo:border-right="none" fo:border-top="none" fo:border-bottom="0.0007in solid #000000"/>
    </style:style>
    <style:style style:name="Table4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7" style:family="table">
      <style:table-properties style:width="6.9271in" fo:margin-left="0in" fo:margin-right="-0.0021in" table:align="margins"/>
    </style:style>
    <style:style style:name="Table57.A" style:family="table-column">
      <style:table-column-properties style:column-width="1.6354in" style:rel-column-width="15472*"/>
    </style:style>
    <style:style style:name="Table57.B" style:family="table-column">
      <style:table-column-properties style:column-width="5.2917in" style:rel-column-width="50063*"/>
    </style:style>
    <style:style style:name="Table5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7.B1" style:family="table-cell">
      <style:table-cell-properties fo:padding="0.0382in" fo:border="0.0007in solid #000000"/>
    </style:style>
    <style:style style:name="Table57.A2" style:family="table-cell">
      <style:table-cell-properties fo:padding="0.0382in" fo:border-left="0.0007in solid #000000" fo:border-right="none" fo:border-top="none" fo:border-bottom="0.0007in solid #000000"/>
    </style:style>
    <style:style style:name="Table5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2" style:family="table">
      <style:table-properties style:width="6.9271in" fo:margin-left="0in" fo:margin-right="-0.0021in" table:align="margins"/>
    </style:style>
    <style:style style:name="Table52.A" style:family="table-column">
      <style:table-column-properties style:column-width="1.6354in" style:rel-column-width="15472*"/>
    </style:style>
    <style:style style:name="Table52.B" style:family="table-column">
      <style:table-column-properties style:column-width="5.2917in" style:rel-column-width="50063*"/>
    </style:style>
    <style:style style:name="Table5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2.B1" style:family="table-cell">
      <style:table-cell-properties fo:padding="0.0382in" fo:border="0.0007in solid #000000"/>
    </style:style>
    <style:style style:name="Table52.A2" style:family="table-cell">
      <style:table-cell-properties fo:padding="0.0382in" fo:border-left="0.0007in solid #000000" fo:border-right="none" fo:border-top="none" fo:border-bottom="0.0007in solid #000000"/>
    </style:style>
    <style:style style:name="Table5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6" style:family="table">
      <style:table-properties style:width="6.9271in" fo:margin-left="0in" fo:margin-right="-0.0021in" table:align="margins"/>
    </style:style>
    <style:style style:name="Table66.A" style:family="table-column">
      <style:table-column-properties style:column-width="1.6354in" style:rel-column-width="15472*"/>
    </style:style>
    <style:style style:name="Table66.B" style:family="table-column">
      <style:table-column-properties style:column-width="5.2917in" style:rel-column-width="50063*"/>
    </style:style>
    <style:style style:name="Table6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6.B1" style:family="table-cell">
      <style:table-cell-properties fo:padding="0.0382in" fo:border="0.0007in solid #000000"/>
    </style:style>
    <style:style style:name="Table66.A2" style:family="table-cell">
      <style:table-cell-properties fo:padding="0.0382in" fo:border-left="0.0007in solid #000000" fo:border-right="none" fo:border-top="none" fo:border-bottom="0.0007in solid #000000"/>
    </style:style>
    <style:style style:name="Table6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5" style:family="table">
      <style:table-properties style:width="6.9271in" fo:margin-left="0in" fo:margin-right="-0.0021in" table:align="margins"/>
    </style:style>
    <style:style style:name="Table45.A" style:family="table-column">
      <style:table-column-properties style:column-width="1.6354in" style:rel-column-width="15472*"/>
    </style:style>
    <style:style style:name="Table45.B" style:family="table-column">
      <style:table-column-properties style:column-width="5.2917in" style:rel-column-width="50063*"/>
    </style:style>
    <style:style style:name="Table4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5.B1" style:family="table-cell">
      <style:table-cell-properties fo:padding="0.0382in" fo:border="0.0007in solid #000000"/>
    </style:style>
    <style:style style:name="Table45.A2" style:family="table-cell">
      <style:table-cell-properties fo:padding="0.0382in" fo:border-left="0.0007in solid #000000" fo:border-right="none" fo:border-top="none" fo:border-bottom="0.0007in solid #000000"/>
    </style:style>
    <style:style style:name="Table4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4" style:family="table">
      <style:table-properties style:width="6.9271in" fo:margin-left="0in" fo:margin-right="-0.0021in" fo:break-before="page" table:align="margins"/>
    </style:style>
    <style:style style:name="Table44.A" style:family="table-column">
      <style:table-column-properties style:column-width="1.6354in" style:rel-column-width="15472*"/>
    </style:style>
    <style:style style:name="Table44.B" style:family="table-column">
      <style:table-column-properties style:column-width="5.2917in" style:rel-column-width="50063*"/>
    </style:style>
    <style:style style:name="Table4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4.B1" style:family="table-cell">
      <style:table-cell-properties fo:padding="0.0382in" fo:border="0.0007in solid #000000"/>
    </style:style>
    <style:style style:name="Table44.A2" style:family="table-cell">
      <style:table-cell-properties fo:padding="0.0382in" fo:border-left="0.0007in solid #000000" fo:border-right="none" fo:border-top="none" fo:border-bottom="0.0007in solid #000000"/>
    </style:style>
    <style:style style:name="Table4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4" style:family="table">
      <style:table-properties style:width="6.9271in" fo:margin-left="0in" fo:margin-right="-0.0021in" table:align="margins"/>
    </style:style>
    <style:style style:name="Table64.A" style:family="table-column">
      <style:table-column-properties style:column-width="1.6354in" style:rel-column-width="15472*"/>
    </style:style>
    <style:style style:name="Table64.B" style:family="table-column">
      <style:table-column-properties style:column-width="5.2917in" style:rel-column-width="50063*"/>
    </style:style>
    <style:style style:name="Table6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4.B1" style:family="table-cell">
      <style:table-cell-properties fo:padding="0.0382in" fo:border="0.0007in solid #000000"/>
    </style:style>
    <style:style style:name="Table64.A2" style:family="table-cell">
      <style:table-cell-properties fo:padding="0.0382in" fo:border-left="0.0007in solid #000000" fo:border-right="none" fo:border-top="none" fo:border-bottom="0.0007in solid #000000"/>
    </style:style>
    <style:style style:name="Table6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8" style:family="table">
      <style:table-properties style:width="6.9271in" fo:margin-left="0in" fo:margin-right="-0.0021in" table:align="margins"/>
    </style:style>
    <style:style style:name="Table68.A" style:family="table-column">
      <style:table-column-properties style:column-width="1.6354in" style:rel-column-width="15472*"/>
    </style:style>
    <style:style style:name="Table68.B" style:family="table-column">
      <style:table-column-properties style:column-width="5.2917in" style:rel-column-width="50063*"/>
    </style:style>
    <style:style style:name="Table6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8.B1" style:family="table-cell">
      <style:table-cell-properties fo:padding="0.0382in" fo:border="0.0007in solid #000000"/>
    </style:style>
    <style:style style:name="Table68.A2" style:family="table-cell">
      <style:table-cell-properties fo:padding="0.0382in" fo:border-left="0.0007in solid #000000" fo:border-right="none" fo:border-top="none" fo:border-bottom="0.0007in solid #000000"/>
    </style:style>
    <style:style style:name="Table6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1" style:family="table">
      <style:table-properties style:width="6.9271in" fo:margin-left="0in" fo:margin-right="-0.0021in" table:align="margins"/>
    </style:style>
    <style:style style:name="Table51.A" style:family="table-column">
      <style:table-column-properties style:column-width="1.6354in" style:rel-column-width="15472*"/>
    </style:style>
    <style:style style:name="Table51.B" style:family="table-column">
      <style:table-column-properties style:column-width="5.2917in" style:rel-column-width="50063*"/>
    </style:style>
    <style:style style:name="Table5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1.B1" style:family="table-cell">
      <style:table-cell-properties fo:padding="0.0382in" fo:border="0.0007in solid #000000"/>
    </style:style>
    <style:style style:name="Table51.A2" style:family="table-cell">
      <style:table-cell-properties fo:padding="0.0382in" fo:border-left="0.0007in solid #000000" fo:border-right="none" fo:border-top="none" fo:border-bottom="0.0007in solid #000000"/>
    </style:style>
    <style:style style:name="Table5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8" style:family="table">
      <style:table-properties style:width="6.9271in" fo:margin-left="0in" fo:margin-right="-0.0021in" table:align="margins"/>
    </style:style>
    <style:style style:name="Table58.A" style:family="table-column">
      <style:table-column-properties style:column-width="1.6354in" style:rel-column-width="15472*"/>
    </style:style>
    <style:style style:name="Table58.B" style:family="table-column">
      <style:table-column-properties style:column-width="5.2917in" style:rel-column-width="50063*"/>
    </style:style>
    <style:style style:name="Table5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8.B1" style:family="table-cell">
      <style:table-cell-properties fo:padding="0.0382in" fo:border="0.0007in solid #000000"/>
    </style:style>
    <style:style style:name="Table58.A2" style:family="table-cell">
      <style:table-cell-properties fo:padding="0.0382in" fo:border-left="0.0007in solid #000000" fo:border-right="none" fo:border-top="none" fo:border-bottom="0.0007in solid #000000"/>
    </style:style>
    <style:style style:name="Table5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9" style:family="table">
      <style:table-properties style:width="6.9271in" fo:margin-left="0in" fo:margin-right="-0.0021in" table:align="margins"/>
    </style:style>
    <style:style style:name="Table59.A" style:family="table-column">
      <style:table-column-properties style:column-width="1.6354in" style:rel-column-width="15472*"/>
    </style:style>
    <style:style style:name="Table59.B" style:family="table-column">
      <style:table-column-properties style:column-width="5.2917in" style:rel-column-width="50063*"/>
    </style:style>
    <style:style style:name="Table5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9.B1" style:family="table-cell">
      <style:table-cell-properties fo:padding="0.0382in" fo:border="0.0007in solid #000000"/>
    </style:style>
    <style:style style:name="Table59.A2" style:family="table-cell">
      <style:table-cell-properties fo:padding="0.0382in" fo:border-left="0.0007in solid #000000" fo:border-right="none" fo:border-top="none" fo:border-bottom="0.0007in solid #000000"/>
    </style:style>
    <style:style style:name="Table5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5" style:family="table">
      <style:table-properties style:width="6.9271in" fo:margin-left="0in" fo:margin-right="-0.0021in" fo:break-before="page" table:align="margins"/>
    </style:style>
    <style:style style:name="Table65.A" style:family="table-column">
      <style:table-column-properties style:column-width="1.6354in" style:rel-column-width="15472*"/>
    </style:style>
    <style:style style:name="Table65.B" style:family="table-column">
      <style:table-column-properties style:column-width="5.2917in" style:rel-column-width="50063*"/>
    </style:style>
    <style:style style:name="Table6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5.B1" style:family="table-cell">
      <style:table-cell-properties fo:padding="0.0382in" fo:border="0.0007in solid #000000"/>
    </style:style>
    <style:style style:name="Table65.A2" style:family="table-cell">
      <style:table-cell-properties fo:padding="0.0382in" fo:border-left="0.0007in solid #000000" fo:border-right="none" fo:border-top="none" fo:border-bottom="0.0007in solid #000000"/>
    </style:style>
    <style:style style:name="Table6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0" style:family="table">
      <style:table-properties style:width="6.9271in" fo:margin-left="0in" fo:margin-right="-0.0021in" table:align="margins"/>
    </style:style>
    <style:style style:name="Table60.A" style:family="table-column">
      <style:table-column-properties style:column-width="1.6354in" style:rel-column-width="15472*"/>
    </style:style>
    <style:style style:name="Table60.B" style:family="table-column">
      <style:table-column-properties style:column-width="5.2917in" style:rel-column-width="50063*"/>
    </style:style>
    <style:style style:name="Table6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0.B1" style:family="table-cell">
      <style:table-cell-properties fo:padding="0.0382in" fo:border="0.0007in solid #000000"/>
    </style:style>
    <style:style style:name="Table60.A2" style:family="table-cell">
      <style:table-cell-properties fo:padding="0.0382in" fo:border-left="0.0007in solid #000000" fo:border-right="none" fo:border-top="none" fo:border-bottom="0.0007in solid #000000"/>
    </style:style>
    <style:style style:name="Table6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6" style:family="table">
      <style:table-properties style:width="6.9271in" fo:margin-left="0in" fo:margin-right="-0.0021in" table:align="margins"/>
    </style:style>
    <style:style style:name="Table56.A" style:family="table-column">
      <style:table-column-properties style:column-width="1.6354in" style:rel-column-width="15472*"/>
    </style:style>
    <style:style style:name="Table56.B" style:family="table-column">
      <style:table-column-properties style:column-width="5.2917in" style:rel-column-width="50063*"/>
    </style:style>
    <style:style style:name="Table5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6.B1" style:family="table-cell">
      <style:table-cell-properties fo:padding="0.0382in" fo:border="0.0007in solid #000000"/>
    </style:style>
    <style:style style:name="Table56.A2" style:family="table-cell">
      <style:table-cell-properties fo:padding="0.0382in" fo:border-left="0.0007in solid #000000" fo:border-right="none" fo:border-top="none" fo:border-bottom="0.0007in solid #000000"/>
    </style:style>
    <style:style style:name="Table5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5" style:family="table">
      <style:table-properties style:width="6.9271in" fo:margin-left="0in" fo:margin-right="-0.0021in" table:align="margins"/>
    </style:style>
    <style:style style:name="Table55.A" style:family="table-column">
      <style:table-column-properties style:column-width="1.6354in" style:rel-column-width="15472*"/>
    </style:style>
    <style:style style:name="Table55.B" style:family="table-column">
      <style:table-column-properties style:column-width="5.2917in" style:rel-column-width="50063*"/>
    </style:style>
    <style:style style:name="Table5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5.B1" style:family="table-cell">
      <style:table-cell-properties fo:padding="0.0382in" fo:border="0.0007in solid #000000"/>
    </style:style>
    <style:style style:name="Table55.A2" style:family="table-cell">
      <style:table-cell-properties fo:padding="0.0382in" fo:border-left="0.0007in solid #000000" fo:border-right="none" fo:border-top="none" fo:border-bottom="0.0007in solid #000000"/>
    </style:style>
    <style:style style:name="Table5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7" style:family="table">
      <style:table-properties style:width="6.9271in" fo:margin-left="0in" fo:margin-right="-0.0021in" table:align="margins"/>
    </style:style>
    <style:style style:name="Table67.A" style:family="table-column">
      <style:table-column-properties style:column-width="1.6354in" style:rel-column-width="15472*"/>
    </style:style>
    <style:style style:name="Table67.B" style:family="table-column">
      <style:table-column-properties style:column-width="5.2917in" style:rel-column-width="50063*"/>
    </style:style>
    <style:style style:name="Table6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7.B1" style:family="table-cell">
      <style:table-cell-properties fo:padding="0.0382in" fo:border="0.0007in solid #000000"/>
    </style:style>
    <style:style style:name="Table67.A2" style:family="table-cell">
      <style:table-cell-properties fo:padding="0.0382in" fo:border-left="0.0007in solid #000000" fo:border-right="none" fo:border-top="none" fo:border-bottom="0.0007in solid #000000"/>
    </style:style>
    <style:style style:name="Table6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9" style:family="table">
      <style:table-properties style:width="6.9271in" fo:margin-left="0in" fo:margin-right="-0.0021in" table:align="margins"/>
    </style:style>
    <style:style style:name="Table69.A" style:family="table-column">
      <style:table-column-properties style:column-width="1.6354in" style:rel-column-width="15472*"/>
    </style:style>
    <style:style style:name="Table69.B" style:family="table-column">
      <style:table-column-properties style:column-width="5.2917in" style:rel-column-width="50063*"/>
    </style:style>
    <style:style style:name="Table6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9.B1" style:family="table-cell">
      <style:table-cell-properties fo:padding="0.0382in" fo:border="0.0007in solid #000000"/>
    </style:style>
    <style:style style:name="Table69.A2" style:family="table-cell">
      <style:table-cell-properties fo:padding="0.0382in" fo:border-left="0.0007in solid #000000" fo:border-right="none" fo:border-top="none" fo:border-bottom="0.0007in solid #000000"/>
    </style:style>
    <style:style style:name="Table6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3" style:family="table">
      <style:table-properties style:width="6.9271in" fo:margin-left="0in" fo:margin-right="-0.0021in" table:align="margins"/>
    </style:style>
    <style:style style:name="Table53.A" style:family="table-column">
      <style:table-column-properties style:column-width="1.6354in" style:rel-column-width="15472*"/>
    </style:style>
    <style:style style:name="Table53.B" style:family="table-column">
      <style:table-column-properties style:column-width="5.2917in" style:rel-column-width="50063*"/>
    </style:style>
    <style:style style:name="Table5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3.B1" style:family="table-cell">
      <style:table-cell-properties fo:padding="0.0382in" fo:border="0.0007in solid #000000"/>
    </style:style>
    <style:style style:name="Table53.A2" style:family="table-cell">
      <style:table-cell-properties fo:padding="0.0382in" fo:border-left="0.0007in solid #000000" fo:border-right="none" fo:border-top="none" fo:border-bottom="0.0007in solid #000000"/>
    </style:style>
    <style:style style:name="Table5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7" style:family="table">
      <style:table-properties style:width="6.9271in" fo:margin-left="0in" fo:margin-right="-0.0021in" table:align="margins"/>
    </style:style>
    <style:style style:name="Table77.A" style:family="table-column">
      <style:table-column-properties style:column-width="1.6347in" style:rel-column-width="15465*"/>
    </style:style>
    <style:style style:name="Table77.B" style:family="table-column">
      <style:table-column-properties style:column-width="5.2924in" style:rel-column-width="50070*"/>
    </style:style>
    <style:style style:name="Table7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7.B1" style:family="table-cell">
      <style:table-cell-properties fo:padding="0.0382in" fo:border="0.0007in solid #000000"/>
    </style:style>
    <style:style style:name="Table77.A2" style:family="table-cell">
      <style:table-cell-properties fo:padding="0.0382in" fo:border-left="0.0007in solid #000000" fo:border-right="none" fo:border-top="none" fo:border-bottom="0.0007in solid #000000"/>
    </style:style>
    <style:style style:name="Table7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8" style:family="table">
      <style:table-properties style:width="6.9271in" fo:margin-left="0in" fo:margin-right="-0.0021in" table:align="margins"/>
    </style:style>
    <style:style style:name="Table78.A" style:family="table-column">
      <style:table-column-properties style:column-width="1.6347in" style:rel-column-width="15465*"/>
    </style:style>
    <style:style style:name="Table78.B" style:family="table-column">
      <style:table-column-properties style:column-width="5.2924in" style:rel-column-width="50070*"/>
    </style:style>
    <style:style style:name="Table7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8.B1" style:family="table-cell">
      <style:table-cell-properties fo:padding="0.0382in" fo:border="0.0007in solid #000000"/>
    </style:style>
    <style:style style:name="Table78.A2" style:family="table-cell">
      <style:table-cell-properties fo:padding="0.0382in" fo:border-left="0.0007in solid #000000" fo:border-right="none" fo:border-top="none" fo:border-bottom="0.0007in solid #000000"/>
    </style:style>
    <style:style style:name="Table7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1" style:family="table">
      <style:table-properties style:width="6.9271in" fo:margin-left="0in" fo:margin-right="-0.0021in" fo:break-before="page" table:align="margins"/>
    </style:style>
    <style:style style:name="Table81.A" style:family="table-column">
      <style:table-column-properties style:column-width="1.6347in" style:rel-column-width="15465*"/>
    </style:style>
    <style:style style:name="Table81.B" style:family="table-column">
      <style:table-column-properties style:column-width="5.2924in" style:rel-column-width="50070*"/>
    </style:style>
    <style:style style:name="Table8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1.B1" style:family="table-cell">
      <style:table-cell-properties fo:padding="0.0382in" fo:border="0.0007in solid #000000"/>
    </style:style>
    <style:style style:name="Table81.A2" style:family="table-cell">
      <style:table-cell-properties fo:padding="0.0382in" fo:border-left="0.0007in solid #000000" fo:border-right="none" fo:border-top="none" fo:border-bottom="0.0007in solid #000000"/>
    </style:style>
    <style:style style:name="Table8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9" style:family="table">
      <style:table-properties style:width="6.9271in" fo:margin-left="0in" fo:margin-right="-0.0021in" table:align="margins"/>
    </style:style>
    <style:style style:name="Table19.A" style:family="table-column">
      <style:table-column-properties style:column-width="1.6354in" style:rel-column-width="15472*"/>
    </style:style>
    <style:style style:name="Table19.B" style:family="table-column">
      <style:table-column-properties style:column-width="5.2917in" style:rel-column-width="50063*"/>
    </style:style>
    <style:style style:name="Table1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9.B1" style:family="table-cell">
      <style:table-cell-properties fo:padding="0.0382in" fo:border="0.0007in solid #000000"/>
    </style:style>
    <style:style style:name="Table19.A2" style:family="table-cell">
      <style:table-cell-properties fo:padding="0.0382in" fo:border-left="0.0007in solid #000000" fo:border-right="none" fo:border-top="none" fo:border-bottom="0.0007in solid #000000"/>
    </style:style>
    <style:style style:name="Table1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0" style:family="table">
      <style:table-properties style:width="6.9271in" fo:margin-left="0in" fo:margin-right="-0.0021in" fo:break-before="page" table:align="margins"/>
    </style:style>
    <style:style style:name="Table80.A" style:family="table-column">
      <style:table-column-properties style:column-width="1.6347in" style:rel-column-width="15465*"/>
    </style:style>
    <style:style style:name="Table80.B" style:family="table-column">
      <style:table-column-properties style:column-width="5.2924in" style:rel-column-width="50070*"/>
    </style:style>
    <style:style style:name="Table8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0.B1" style:family="table-cell">
      <style:table-cell-properties fo:padding="0.0382in" fo:border="0.0007in solid #000000"/>
    </style:style>
    <style:style style:name="Table80.A2" style:family="table-cell">
      <style:table-cell-properties fo:padding="0.0382in" fo:border-left="0.0007in solid #000000" fo:border-right="none" fo:border-top="none" fo:border-bottom="0.0007in solid #000000"/>
    </style:style>
    <style:style style:name="Table8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9" style:family="table">
      <style:table-properties style:width="6.9271in" fo:margin-left="0in" fo:margin-right="-0.0021in" table:align="margins"/>
    </style:style>
    <style:style style:name="Table79.A" style:family="table-column">
      <style:table-column-properties style:column-width="1.6347in" style:rel-column-width="15465*"/>
    </style:style>
    <style:style style:name="Table79.B" style:family="table-column">
      <style:table-column-properties style:column-width="5.2924in" style:rel-column-width="50070*"/>
    </style:style>
    <style:style style:name="Table7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9.B1" style:family="table-cell">
      <style:table-cell-properties fo:padding="0.0382in" fo:border="0.0007in solid #000000"/>
    </style:style>
    <style:style style:name="Table79.A2" style:family="table-cell">
      <style:table-cell-properties fo:padding="0.0382in" fo:border-left="0.0007in solid #000000" fo:border-right="none" fo:border-top="none" fo:border-bottom="0.0007in solid #000000"/>
    </style:style>
    <style:style style:name="Table7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FreeMono"/>
    </style:style>
    <style:style style:name="P3" style:family="paragraph" style:parent-style-name="Standard">
      <style:text-properties style:font-name="FreeMono" fo:font-weight="bold" style:font-weight-asian="bold" style:font-weight-complex="bold"/>
    </style:style>
    <style:style style:name="P4" style:family="paragraph" style:parent-style-name="Standard">
      <style:text-properties style:font-name="FreeMono" fo:font-weight="normal" style:font-weight-asian="normal" style:font-weight-complex="normal"/>
    </style:style>
    <style:style style:name="P5" style:family="paragraph" style:parent-style-name="Standard">
      <style:text-properties style:font-name="FreeMono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style:use-window-font-color="true" style:font-name="FreeMono"/>
    </style:style>
    <style:style style:name="P7" style:family="paragraph" style:parent-style-name="Standard">
      <style:text-properties style:font-name="Helvetica1"/>
    </style:style>
    <style:style style:name="P8" style:family="paragraph" style:parent-style-name="Standard">
      <style:text-properties style:font-name="Helvetica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Table_20_Contents">
      <style:text-properties style:font-name="FreeMono"/>
    </style:style>
    <style:style style:name="P10" style:family="paragraph" style:parent-style-name="Table_20_Contents">
      <style:text-properties style:font-name="FreeMono" fo:font-weight="bold" style:font-weight-asian="bold" style:font-weight-complex="bold"/>
    </style:style>
    <style:style style:name="P11" style:family="paragraph" style:parent-style-name="Table_20_Contents">
      <style:text-properties style:font-name="FreeMono" fo:font-weight="bold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break-before="page"/>
      <style:text-properties style:font-name="FreeMono"/>
    </style:style>
    <style:style style:name="P13" style:family="paragraph" style:parent-style-name="Standard">
      <style:paragraph-properties fo:break-before="page"/>
      <style:text-properties style:font-name="Helvetica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4" style:family="paragraph" style:parent-style-name="Standard">
      <style:paragraph-properties fo:break-before="page"/>
      <style:text-properties style:font-name="Helvetica1" fo:font-size="16pt" fo:font-weight="bold" style:font-size-asian="16pt" style:font-weight-asian="bold" style:font-size-complex="16pt" style:font-weight-complex="bold"/>
    </style:style>
    <style:style style:name="P15" style:family="paragraph" style:parent-style-name="Contents_20_Heading">
      <style:paragraph-properties fo:break-before="page"/>
    </style:style>
    <style:style style:name="P1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fo:color="#dc2300"/>
    </style:style>
    <style:style style:name="T2" style:family="text">
      <style:text-properties fo:color="#800000"/>
    </style:style>
    <style:style style:name="T3" style:family="text">
      <style:text-properties style:use-window-font-color="true"/>
    </style:style>
    <style:style style:name="T4" style:family="text">
      <style:text-properties style:font-name="FreeMono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15">Table of Contents</text:p>
          </text:index-title>
          <text:p text:style-name="P16">ast_agi_register<text:tab/>4</text:p>
          <text:p text:style-name="P16">ast_aji_send<text:tab/>5</text:p>
          <text:p text:style-name="P16">ast_agi_unregister<text:tab/>6</text:p>
          <text:p text:style-name="P16">ast_append_ha<text:tab/>7</text:p>
          <text:p text:style-name="P16">ast_category_new<text:tab/>8</text:p>
          <text:p text:style-name="P16">ast_cdr_serialize_variables<text:tab/>10</text:p>
          <text:p text:style-name="P16">ast_channel_alloc<text:tab/>11</text:p>
          <text:p text:style-name="P16">ast_channel_whisper_feed<text:tab/>12</text:p>
          <text:p text:style-name="P16">ast_channel_whisper_start<text:tab/>13</text:p>
          <text:p text:style-name="P16">ast_channel_whisper_stop<text:tab/>14</text:p>
          <text:p text:style-name="P16">ast_config_internal_load<text:tab/>15</text:p>
          <text:p text:style-name="P16">ast_config_load<text:tab/>16</text:p>
          <text:p text:style-name="P16">ast_console_toggle_mute<text:tab/>17</text:p>
          <text:p text:style-name="P16">ast_control_streamfile<text:tab/>18</text:p>
          <text:p text:style-name="P16">ast_ctime<text:tab/>20</text:p>
          <text:p text:style-name="P16">ast_ctime_r<text:tab/>20</text:p>
          <text:p text:style-name="P16">ast_dtmf_stream<text:tab/>21</text:p>
          <text:p text:style-name="P16">ast_dynamic_str_create<text:tab/>23</text:p>
          <text:p text:style-name="P16">ast_dynamic_str_thread_get<text:tab/>23</text:p>
          <text:p text:style-name="P16">ast_dynamic_str_set<text:tab/>23</text:p>
          <text:p text:style-name="P16">ast_dynamic_str_thread_set<text:tab/>23</text:p>
          <text:p text:style-name="P16">ast_dynamic_str_thread_set_va<text:tab/>23</text:p>
          <text:p text:style-name="P16">ast_dynamic_str_append<text:tab/>23</text:p>
          <text:p text:style-name="P16">ast_dynamic_str_thread_append<text:tab/>23</text:p>
          <text:p text:style-name="P16">ast_dynamic_str_thread_append_va<text:tab/>23</text:p>
          <text:p text:style-name="P16">ast_dynamic_str_thread_build_va<text:tab/>23</text:p>
          <text:p text:style-name="P16">aes_encrypt_key128 <text:tab/>26</text:p>
          <text:p text:style-name="P16">aes_encrypt_key192 <text:tab/>26</text:p>
          <text:p text:style-name="P16">aes_encrypt_key256 <text:tab/>26</text:p>
          <text:p text:style-name="P16">aes_encrypt_key <text:tab/>26</text:p>
          <text:p text:style-name="P16">aes_encrypt <text:tab/>26</text:p>
          <text:p text:style-name="P16">aes_decrypt_key128 <text:tab/>26</text:p>
          <text:p text:style-name="P16">aes_decrypt_key192 <text:tab/>26</text:p>
          <text:p text:style-name="P16">aes_decrypt_key256 <text:tab/>26</text:p>
          <text:p text:style-name="P16">aes_decrypt_key <text:tab/>26</text:p>
          <text:p text:style-name="P16">aes_decrypt <text:tab/>26</text:p>
          <text:p text:style-name="P16">ast_expr<text:tab/>29</text:p>
          <text:p text:style-name="P16">ast_get_enum<text:tab/>33</text:p>
          <text:p text:style-name="P16">ast_hint_state_changed<text:tab/>35</text:p>
          <text:p text:style-name="P16">ast_http_callback<text:tab/>36</text:p>
          <text:p text:style-name="P16">ast_http_error<text:tab/>37</text:p>
          <text:p text:style-name="P16">ast_http_setcookie<text:tab/>38</text:p>
          <text:p text:style-name="P16"><text:soft-page-break/>AST_LIST_INSERT_BEFORE_CURRENT<text:tab/>39</text:p>
          <text:p text:style-name="P16">AST_LIST_REMOVE_CURRENT<text:tab/>39</text:p>
          <text:p text:style-name="P16">ast_localtime<text:tab/>40</text:p>
          <text:p text:style-name="P16">ast_mktime<text:tab/>41</text:p>
          <text:p text:style-name="P16">ast_netsock_bind<text:tab/>43</text:p>
          <text:p text:style-name="P16">ast_netsock_bindaddr<text:tab/>44</text:p>
          <text:p text:style-name="P16">ast_monitor_start<text:tab/>45</text:p>
          <text:p text:style-name="P16">ast_rtp_get_quality<text:tab/>46</text:p>
          <text:p text:style-name="P16">ast_rtp_settos<text:tab/>48</text:p>
          <text:p text:style-name="P16">ast_senddigit<text:tab/>49</text:p>
          <text:p text:style-name="P16">ast_senddigit_end<text:tab/>50</text:p>
          <text:p text:style-name="P16">ast_stream_and_wait<text:tab/>51</text:p>
          <text:p text:style-name="P16">ast_string_field_count<text:tab/>53</text:p>
          <text:p text:style-name="P16">ast_string_field_free<text:tab/>53</text:p>
          <text:p text:style-name="P16">ast_string_field_free_pools<text:tab/>53</text:p>
          <text:p text:style-name="P16">ast_string_field_free_all<text:tab/>53</text:p>
          <text:p text:style-name="P16">ast_string_field_index<text:tab/>53</text:p>
          <text:p text:style-name="P16">ast_string_field_index_free<text:tab/>53</text:p>
          <text:p text:style-name="P16">AST_THREADSTORAGE<text:tab/>54</text:p>
          <text:p text:style-name="P16">ast_tzsetwall<text:tab/>55</text:p>
          <text:p text:style-name="P16">ast_variable_delete<text:tab/>56</text:p>
          <text:p text:style-name="P16">ast_variable_new<text:tab/>58</text:p>
          <text:p text:style-name="P16">ast_variable_update<text:tab/>59</text:p>
          <text:p text:style-name="P16">config_load_func<text:tab/>61</text:p>
          <text:p text:style-name="P16">fsk_serie<text:tab/>62</text:p>
          <text:p text:style-name="P16">pbx_builtin_serialize_variables<text:tab/>63</text:p>
          <text:p text:style-name="P16">struct agi_command<text:tab/>64</text:p>
          <text:p text:style-name="P16">struct aji_buddy<text:tab/>64</text:p>
          <text:p text:style-name="P16">struct aji_client<text:tab/>64</text:p>
          <text:p text:style-name="P16">struct ast_call_feature<text:tab/>64</text:p>
          <text:p text:style-name="P16">struct ast_channel<text:tab/>64</text:p>
          <text:p text:style-name="P16">struct ast_channel_tech<text:tab/>64</text:p>
          <text:p text:style-name="P16">struct ast_cli_entry<text:tab/>65</text:p>
          <text:p text:style-name="P16">struct ast_custom_function<text:tab/>65</text:p>
          <text:p text:style-name="P16">struct ast_datastore<text:tab/>65</text:p>
          <text:p text:style-name="P16">struct ast_dynamic_str<text:tab/>65</text:p>
          <text:p text:style-name="P16">struct ast_filestream<text:tab/>65</text:p>
          <text:p text:style-name="P16">struct ast_format<text:tab/>65</text:p>
          <text:p text:style-name="P16">struct ast_format_list<text:tab/>66</text:p>
          <text:p text:style-name="P16">struct ast_frame<text:tab/>66</text:p>
          <text:p text:style-name="P16">struct ast_ha<text:tab/>66</text:p>
          <text:p text:style-name="P16">struct ast_http_uri<text:tab/>66</text:p>
          <text:p text:style-name="P16">struct ast_lastreloadtime<text:tab/>66</text:p>
          <text:p text:style-name="P16">struct manager_action<text:tab/>66</text:p>
          <text:p text:style-name="P16"><text:soft-page-break/>struct message<text:tab/>67</text:p>
          <text:p text:style-name="P16">struct ast_option_flags<text:tab/>67</text:p>
          <text:p text:style-name="P16">struct ast_rtp_protocol<text:tab/>67</text:p>
          <text:p text:style-name="P16">struct ast_smdi_interface<text:tab/>67</text:p>
          <text:p text:style-name="P16">struct ast_speech_engine<text:tab/>67</text:p>
          <text:p text:style-name="P16">struct ast_speech_result<text:tab/>67</text:p>
          <text:p text:style-name="P16">struct ast_startuptime<text:tab/>68</text:p>
          <text:p text:style-name="P16">struct ast_string_field_mgr<text:tab/>68</text:p>
          <text:p text:style-name="P16">struct ast_udptl_protocol<text:tab/>68</text:p>
          <text:p text:style-name="P16">struct ast_variable<text:tab/>68</text:p>
          <text:p text:style-name="P16">char debug_filename<text:tab/>68</text:p>
          <text:p text:style-name="P16">struct fsk_data<text:tab/>68</text:p>
          <text:p text:style-name="P16">struct tone_zone<text:tab/>69</text:p>
          <text:p text:style-name="P16">struct ast_audiohook<text:tab/>70</text:p>
          <text:p text:style-name="P16">struct ast_flags<text:tab/>70</text:p>
          <text:p text:style-name="P16">struct ast_rtp_quality<text:tab/>71</text:p>
          <text:p text:style-name="P16">struct ast_str<text:tab/>71</text:p>
          <text:p text:style-name="P16">struct ast_tcptls_session_instance <text:tab/>72</text:p>
          <text:p text:style-name="P16">struct ast_tm<text:tab/>72</text:p>
        </text:index-body>
      </text:table-of-content>
      <text:p text:style-name="Text_20_body"/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P10">Function</text:p>
          </table:table-cell>
          <table:table-cell table:style-name="Table26.B1" office:value-type="string">
            <text:h text:style-name="Plain_20_header" text:outline-level="1">ast_agi_register</text:h>
          </table:table-cell>
        </table:table-row>
        <table:table-row>
          <table:table-cell table:style-name="Table26.A2" office:value-type="string">
            <text:p text:style-name="P10">Location</text:p>
          </table:table-cell>
          <table:table-cell table:style-name="Table26.B2" office:value-type="string">
            <text:p text:style-name="P2">/include/asterisk/agi.h</text:p>
          </table:table-cell>
        </table:table-row>
        <table:table-row>
          <table:table-cell table:style-name="Table26.A2" office:value-type="string">
            <text:p text:style-name="P3">1.4.0 prototype</text:p>
          </table:table-cell>
          <table:table-cell table:style-name="Table26.B2" office:value-type="string">
            <text:p text:style-name="P2">int ast_agi_register(agi_command *cmd);</text:p>
          </table:table-cell>
        </table:table-row>
        <table:table-row>
          <table:table-cell table:style-name="Table26.A2" office:value-type="string">
            <text:p text:style-name="P3">1.6.0 prototype</text:p>
          </table:table-cell>
          <table:table-cell table:style-name="Table26.B2" office:value-type="string">
            <text:p text:style-name="P2">int ast_agi_register(struct ast_module <text:span text:style-name="T1">*mod</text:span>, agi_command *cmd);</text:p>
          </table:table-cell>
        </table:table-row>
        <table:table-row>
          <table:table-cell table:style-name="Table26.A2" office:value-type="string">
            <text:p text:style-name="P10">Changed explanation</text:p>
          </table:table-cell>
          <table:table-cell table:style-name="Table26.B2" office:value-type="string">
            <text:p text:style-name="P2">module parameter added to keep track which module registered the AGI command as well as the reference count</text:p>
          </table:table-cell>
        </table:table-row>
        <table:table-row>
          <table:table-cell table:style-name="Table26.A2" office:value-type="string">
            <text:p text:style-name="P10">New types or variables</text:p>
          </table:table-cell>
          <table:table-cell table:style-name="Table26.B2" office:value-type="string">
            <text:p text:style-name="P2">none</text:p>
          </table:table-cell>
        </table:table-row>
      </table:table>
      <text:p text:style-name="P2"><text:s text:c="6"/></text:p>
      <text:p text:style-name="P2">No code examples required.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0">Function</text:p>
          </table:table-cell>
          <table:table-cell table:style-name="Table6.B1" office:value-type="string">
            <text:h text:style-name="Plain_20_header" text:outline-level="1">ast_aji_send</text:h>
          </table:table-cell>
        </table:table-row>
        <table:table-row>
          <table:table-cell table:style-name="Table6.A2" office:value-type="string">
            <text:p text:style-name="P10">Location</text:p>
          </table:table-cell>
          <table:table-cell table:style-name="Table6.B2" office:value-type="string">
            <text:p text:style-name="P2">/include/asterisk/jabber.h</text:p>
          </table:table-cell>
        </table:table-row>
        <table:table-row>
          <table:table-cell table:style-name="Table6.A2" office:value-type="string">
            <text:p text:style-name="P3">1.4.0 prototype</text:p>
          </table:table-cell>
          <table:table-cell table:style-name="Table6.B2" office:value-type="string">
            <text:p text:style-name="P2">int ast_aji_send(struct aji_client *client, char *address, char *message);</text:p>
          </table:table-cell>
        </table:table-row>
        <table:table-row>
          <table:table-cell table:style-name="Table6.A2" office:value-type="string">
            <text:p text:style-name="P3">1.6.0 prototype</text:p>
          </table:table-cell>
          <table:table-cell table:style-name="Table6.B2" office:value-type="string">
            <text:p text:style-name="P2">int ast_aji_send_chat(struct aji_client *client, char *address, char *message);</text:p>
          </table:table-cell>
        </table:table-row>
        <table:table-row>
          <table:table-cell table:style-name="Table6.A2" office:value-type="string">
            <text:p text:style-name="P10">Changed explanation</text:p>
          </table:table-cell>
          <table:table-cell table:style-name="Table6.B2" office:value-type="string">
            <text:p text:style-name="P2">function renamed for clarity</text:p>
          </table:table-cell>
        </table:table-row>
        <table:table-row>
          <table:table-cell table:style-name="Table6.A2" office:value-type="string">
            <text:p text:style-name="P10">New types or variables</text:p>
          </table:table-cell>
          <table:table-cell table:style-name="Table6.B2" office:value-type="string">
            <text:p text:style-name="P2">none</text:p>
          </table:table-cell>
        </table:table-row>
      </table:table>
      <text:p text:style-name="P2"/>
      <text:p text:style-name="P2">Note: a new ast_aji_send function is in 1.6.0 </text:p>
      <text:p text:style-name="P2"/>
      <text:p text:style-name="P3">1.4.0 example: </text:p>
      <text:p text:style-name="P2"/>
      <text:p text:style-name="P2">static int manager_jabber_send( struct mansession *s, struct message *m ) </text:p>
      <text:p text:style-name="P2">{ </text:p>
      <text:p text:style-name="P2"><text:s text:c="4"/>struct aji_client *client = NULL; </text:p>
      <text:p text:style-name="P2"><text:s text:c="4"/>char *id = astman_get_header(m,"ActionID"); </text:p>
      <text:p text:style-name="P2"><text:s text:c="4"/>char *jabber = astman_get_header(m,"Jabber"); </text:p>
      <text:p text:style-name="P2"><text:s text:c="4"/>char *screenname = astman_get_header(m,"ScreenName"); </text:p>
      <text:p text:style-name="P2"><text:s text:c="4"/>char *message = astman_get_header(m,"Message"); </text:p>
      <text:p text:style-name="P2"><text:s text:c="4"/>...</text:p>
      <text:p text:style-name="P2"><text:s text:c="4"/>if (strchr(screenname, '@') &amp;&amp; message){ </text:p>
      <text:p text:style-name="P2">--&gt; <text:s text:c="4"/>ast_aji_send(client, screenname, message); </text:p>
      <text:p text:style-name="P2"><text:s text:c="8"/>if (!ast_strlen_zero(id)) </text:p>
      <text:p text:style-name="P2"><text:s text:c="12"/>astman_append(s, "ActionID: %s\r\n",id); </text:p>
      <text:p text:style-name="P2"><text:s text:c="8"/>astman_append(s, "Response: Success\r\n"); </text:p>
      <text:p text:style-name="P2"><text:s text:c="8"/>return 0; </text:p>
      <text:p text:style-name="P2"><text:s text:c="4"/>} </text:p>
      <text:p text:style-name="P2"><text:s text:c="4"/>...</text:p>
      <text:p text:style-name="P2"/>
      <text:p text:style-name="P3">1.6.0 example: </text:p>
      <text:p text:style-name="P2"/>
      <text:p text:style-name="P2">Exactly the same as above, except using the new function name:</text:p>
      <text:p text:style-name="P2"/>
      <text:p text:style-name="P2">--&gt; <text:s text:c="4"/>ast_aji_send_chat(client, screenname, message); </text:p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P10">Function</text:p>
          </table:table-cell>
          <table:table-cell table:style-name="Table27.B1" office:value-type="string">
            <text:h text:style-name="Plain_20_header" text:outline-level="1">ast_agi_unregister</text:h>
          </table:table-cell>
        </table:table-row>
        <table:table-row>
          <table:table-cell table:style-name="Table27.A2" office:value-type="string">
            <text:p text:style-name="P10">Location</text:p>
          </table:table-cell>
          <table:table-cell table:style-name="Table27.B2" office:value-type="string">
            <text:p text:style-name="P2">/include/asterisk/agi.h</text:p>
          </table:table-cell>
        </table:table-row>
        <table:table-row>
          <table:table-cell table:style-name="Table27.A2" office:value-type="string">
            <text:p text:style-name="P3">1.4.0 prototype</text:p>
          </table:table-cell>
          <table:table-cell table:style-name="Table27.B2" office:value-type="string">
            <text:p text:style-name="P2">void ast_agi_unregister(agi_command *cmd);</text:p>
          </table:table-cell>
        </table:table-row>
        <table:table-row>
          <table:table-cell table:style-name="Table27.A2" office:value-type="string">
            <text:p text:style-name="P3">1.6.0 prototype</text:p>
          </table:table-cell>
          <table:table-cell table:style-name="Table27.B2" office:value-type="string">
            <text:p text:style-name="P2">int ast_agi_unregister(struct ast_module <text:span text:style-name="T1">*mod</text:span>, agi_command *cmd);</text:p>
          </table:table-cell>
        </table:table-row>
        <table:table-row>
          <table:table-cell table:style-name="Table27.A2" office:value-type="string">
            <text:p text:style-name="P10">Changed explanation</text:p>
          </table:table-cell>
          <table:table-cell table:style-name="Table27.B2" office:value-type="string">
            <text:p text:style-name="P2">module checked to modify usecount only if mod is not the same as self</text:p>
          </table:table-cell>
        </table:table-row>
        <table:table-row>
          <table:table-cell table:style-name="Table27.A2" office:value-type="string">
            <text:p text:style-name="P10">New types or variables</text:p>
          </table:table-cell>
          <table:table-cell table:style-name="Table27.B2" office:value-type="string">
            <text:p text:style-name="P2">none</text:p>
          </table:table-cell>
        </table:table-row>
      </table:table>
      <text:p text:style-name="P2"><text:s text:c="6"/></text:p>
      <text:p text:style-name="P2">No code examples required.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0">Function</text:p>
          </table:table-cell>
          <table:table-cell table:style-name="Table17.B1" office:value-type="string">
            <text:h text:style-name="Plain_20_header" text:outline-level="1">ast_append_ha</text:h>
          </table:table-cell>
        </table:table-row>
        <table:table-row>
          <table:table-cell table:style-name="Table17.A2" office:value-type="string">
            <text:p text:style-name="P10">Location</text:p>
          </table:table-cell>
          <table:table-cell table:style-name="Table17.B2" office:value-type="string">
            <text:p text:style-name="P2">/include/asterisk/acl.h</text:p>
          </table:table-cell>
        </table:table-row>
        <table:table-row>
          <table:table-cell table:style-name="Table17.A2" office:value-type="string">
            <text:p text:style-name="P3">1.4.0 prototype</text:p>
          </table:table-cell>
          <table:table-cell table:style-name="Table17.B2" office:value-type="string">
            <text:p text:style-name="P2">struct ast_ha *ast_append_ha(char *sense, char *stuff, struct ast_ha *path);</text:p>
          </table:table-cell>
        </table:table-row>
        <table:table-row>
          <table:table-cell table:style-name="Table17.A2" office:value-type="string">
            <text:p text:style-name="P3">1.6.0 prototype</text:p>
          </table:table-cell>
          <table:table-cell table:style-name="Table17.B2" office:value-type="string">
            <text:p text:style-name="P2">struct ast_ha *ast_append_ha(const char *sense, const char *stuff, struct ast_ha *path, int <text:span text:style-name="T1">*error</text:span>);</text:p>
          </table:table-cell>
        </table:table-row>
        <table:table-row>
          <table:table-cell table:style-name="Table17.A2" office:value-type="string">
            <text:p text:style-name="P10">Changed explanation</text:p>
          </table:table-cell>
          <table:table-cell table:style-name="Table17.B2" office:value-type="string">
            <text:p text:style-name="P2">optionally can pass int pointer which will be set to 1 upon any error</text:p>
          </table:table-cell>
        </table:table-row>
        <table:table-row>
          <table:table-cell table:style-name="Table17.A2" office:value-type="string">
            <text:p text:style-name="P10">New types or variables</text:p>
          </table:table-cell>
          <table:table-cell table:style-name="Table17.B2" office:value-type="string">
            <text:p text:style-name="P2">none</text:p>
          </table:table-cell>
        </table:table-row>
      </table:table>
      <text:p text:style-name="P2"><text:s text:c="6"/></text:p>
      <text:p text:style-name="P3">1.4.0 example: </text:p>
      <text:p text:style-name="P2">static struct sip_peer *build_peer(const char *name, struct ast_variable *v, struct ast_variable *alt, int realtime) </text:p>
      <text:p text:style-name="P2">{ </text:p>
      <text:p text:style-name="P2"><text:s text:c="4"/>...</text:p>
      <text:p text:style-name="P2"><text:s text:c="4"/>if (!strcasecmp(v-&gt;name, "permit") || !strcasecmp(v-&gt;name, "deny")) { </text:p>
      <text:p text:style-name="P2">--&gt; <text:s text:c="8"/>peer-&gt;ha = ast_append_ha(v-&gt;name, v-&gt;value, peer-&gt;ha); </text:p>
      <text:p text:style-name="P2"><text:s text:c="4"/>}</text:p>
      <text:p text:style-name="P2"/>
      <text:p text:style-name="P3">1.6.0 example: </text:p>
      <text:p text:style-name="P3"/>
      <text:p text:style-name="P4">static struct sip_peer *build_peer(const char *name, struct ast_variable *v, struct ast_variable *alt, int realtime) </text:p>
      <text:p text:style-name="P4">{</text:p>
      <text:p text:style-name="P2"><text:s text:c="4"/>...</text:p>
      <text:p text:style-name="P2"><text:s text:c="4"/>if (!strcasecmp(v-&gt;name, "permit") || !strcasecmp(v-&gt;name, "deny")) { </text:p>
      <text:p text:style-name="P2"><text:s text:c="8"/>int ha_error = 0; </text:p>
      <text:p text:style-name="P2">--&gt; <text:s text:c="4"/>peer-&gt;ha = ast_append_ha(v-&gt;name, v-&gt;value, peer-&gt;ha, &amp;ha_error); </text:p>
      <text:p text:style-name="P2"><text:s text:c="8"/>if (ha_error) </text:p>
      <text:p text:style-name="P2"><text:s text:c="12"/>ast_log(LOG_ERROR, "Bad ACL entry in configuration line %d : %s\n", v-&gt;lineno, v-&gt;value);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0">Function</text:p>
          </table:table-cell>
          <table:table-cell table:style-name="Table12.B1" office:value-type="string">
            <text:h text:style-name="Plain_20_header" text:outline-level="1">ast_category_new</text:h>
          </table:table-cell>
        </table:table-row>
        <table:table-row>
          <table:table-cell table:style-name="Table12.A2" office:value-type="string">
            <text:p text:style-name="P10">Location</text:p>
          </table:table-cell>
          <table:table-cell table:style-name="Table12.B2" office:value-type="string">
            <text:p text:style-name="P2">/include/asterisk/config.h</text:p>
          </table:table-cell>
        </table:table-row>
        <table:table-row>
          <table:table-cell table:style-name="Table12.A2" office:value-type="string">
            <text:p text:style-name="P3">1.4.0 prototype</text:p>
          </table:table-cell>
          <table:table-cell table:style-name="Table12.B2" office:value-type="string">
            <text:p text:style-name="P2">struct ast_category *ast_category_new(const char *name);</text:p>
          </table:table-cell>
        </table:table-row>
        <table:table-row>
          <table:table-cell table:style-name="Table12.A2" office:value-type="string">
            <text:p text:style-name="P3">1.6.0 prototype</text:p>
          </table:table-cell>
          <table:table-cell table:style-name="Table12.B2" office:value-type="string">
            <text:p text:style-name="P2">struct ast_category *ast_category_new(const char *name, const char <text:span text:style-name="T1">*in_file</text:span>, int <text:span text:style-name="T1">lineno</text:span>);</text:p>
          </table:table-cell>
        </table:table-row>
        <table:table-row>
          <table:table-cell table:style-name="Table12.A2" office:value-type="string">
            <text:p text:style-name="P10">Changed explanation</text:p>
          </table:table-cell>
          <table:table-cell table:style-name="Table12.B2" office:value-type="string">
            <text:p text:style-name="P2">file and line numbers are used to determine exactly where to save</text:p>
          </table:table-cell>
        </table:table-row>
        <table:table-row>
          <table:table-cell table:style-name="Table12.A2" office:value-type="string">
            <text:p text:style-name="P10">New types or variables</text:p>
          </table:table-cell>
          <table:table-cell table:style-name="Table12.B2" office:value-type="string">
            <text:p text:style-name="P2">none</text:p>
          </table:table-cell>
        </table:table-row>
      </table:table>
      <text:p text:style-name="P2"><text:s text:c="6"/></text:p>
      <text:p text:style-name="P3">1.4.0 example: </text:p>
      <text:p text:style-name="P2"/>
      <text:p text:style-name="P2">static struct ast_config *realtime_directory(char *context) </text:p>
      <text:p text:style-name="P2">{ </text:p>
      <text:p text:style-name="P2"><text:s text:c="4"/>struct ast_config *cfg; </text:p>
      <text:p text:style-name="P2"><text:s text:c="4"/>struct ast_config *rtdata; </text:p>
      <text:p text:style-name="P2"><text:s text:c="4"/>struct ast_category *cat; </text:p>
      <text:p text:style-name="P2"><text:s text:c="4"/>struct ast_variable *var; </text:p>
      <text:p text:style-name="P2"><text:s text:c="4"/>char *mailbox; </text:p>
      <text:p text:style-name="P2"><text:s text:c="4"/>const char *fullname; </text:p>
      <text:p text:style-name="P2"><text:s text:c="4"/>const char *hidefromdir; </text:p>
      <text:p text:style-name="P2"><text:s text:c="4"/>char tmp[100]; </text:p>
      <text:p text:style-name="P2"/>
      <text:p text:style-name="P2"><text:s text:c="4"/>/* Load flat file config. */ </text:p>
      <text:p text:style-name="P2"><text:s text:c="4"/>cfg = ast_config_load(VOICEMAIL_CONFIG); </text:p>
      <text:p text:style-name="P2"/>
      <text:p text:style-name="P2"><text:s text:c="4"/>/* Get realtime entries, categorized by their mailbox number </text:p>
      <text:p text:style-name="P2"><text:s text:c="7"/>and present in the requested context */ </text:p>
      <text:p text:style-name="P2"><text:s text:c="4"/>rtdata = ast_load_realtime_multientry("voicemail", "mailbox LIKE", "%", "context", context, NULL); </text:p>
      <text:p text:style-name="P2"/>
      <text:p text:style-name="P2"><text:s text:c="4"/>/* Context exist within the config file? If not, make one */ </text:p>
      <text:p text:style-name="P2"><text:s text:c="4"/>cat = ast_category_get(cfg, context); </text:p>
      <text:p text:style-name="P2"><text:s text:c="4"/>if (!cat) { </text:p>
      <text:p text:style-name="P2">--&gt; <text:s text:c="4"/>cat = ast_category_new(context); </text:p>
      <text:p text:style-name="P2"><text:s text:c="4"/>... <text:s text:c="4"/></text:p>
      <text:p text:style-name="P2"/>
      <text:p text:style-name="P12">(continued)</text:p>
      <text:p text:style-name="P3">1.6.0 example: </text:p>
      <text:p text:style-name="P2"/>
      <text:p text:style-name="P2">static struct ast_config *realtime_directory(char *context) </text:p>
      <text:p text:style-name="P2">{ </text:p>
      <text:p text:style-name="P2"><text:s text:c="4"/>struct ast_config *cfg; </text:p>
      <text:p text:style-name="P2"><text:s text:c="4"/>struct ast_config *rtdata; </text:p>
      <text:p text:style-name="P2"><text:s text:c="4"/>struct ast_category *cat; </text:p>
      <text:p text:style-name="P2"><text:s text:c="4"/>struct ast_variable *var; </text:p>
      <text:p text:style-name="P2"><text:s text:c="4"/>char *mailbox; </text:p>
      <text:p text:style-name="P2"><text:s text:c="4"/>struct ast_flags config_flags = { 0 }; </text:p>
      <text:p text:style-name="P2"/>
      <text:p text:style-name="P2"><text:s text:c="4"/>/* Load flat file config. */ </text:p>
      <text:p text:style-name="P2"><text:s text:c="4"/>cfg = ast_config_load(VOICEMAIL_CONFIG, config_flags); </text:p>
      <text:p text:style-name="P2"/>
      <text:p text:style-name="P2"><text:s text:c="4"/>/* Get realtime entries, categorized by their mailbox number </text:p>
      <text:p text:style-name="P2"><text:s text:c="7"/>and present in the requested context */ </text:p>
      <text:p text:style-name="P2"><text:s text:c="4"/>rtdata = ast_load_realtime_multientry("voicemail", "mailbox LIKE", "%", "context", context, NULL); </text:p>
      <text:p text:style-name="P2"/>
      <text:p text:style-name="P2"><text:s text:c="4"/>/* Context exist within the config file? If not, make one */ </text:p>
      <text:p text:style-name="P2"><text:s text:c="4"/>cat = ast_category_get(cfg, context); </text:p>
      <text:p text:style-name="P2"><text:s text:c="4"/>if (!cat) { </text:p>
      <text:p text:style-name="P2">--&gt; <text:s text:c="4"/>cat = ast_category_new(context, "", 99999); </text:p>
      <text:p text:style-name="P2"><text:s text:c="4"/>...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0">Function</text:p>
          </table:table-cell>
          <table:table-cell table:style-name="Table11.B1" office:value-type="string">
            <text:h text:style-name="Plain_20_header" text:outline-level="1">ast_cdr_serialize_variables</text:h>
          </table:table-cell>
        </table:table-row>
        <table:table-row>
          <table:table-cell table:style-name="Table11.A2" office:value-type="string">
            <text:p text:style-name="P10">Location</text:p>
          </table:table-cell>
          <table:table-cell table:style-name="Table11.B2" office:value-type="string">
            <text:p text:style-name="P2">/include/asterisk/cli.h</text:p>
          </table:table-cell>
        </table:table-row>
        <table:table-row>
          <table:table-cell table:style-name="Table11.A2" office:value-type="string">
            <text:p text:style-name="P3">1.4.0 prototype</text:p>
          </table:table-cell>
          <table:table-cell table:style-name="Table11.B2" office:value-type="string">
            <text:p text:style-name="P2">int ast_cdr_serialize_variables(struct ast_cdr *cdr, <text:span text:style-name="T1">char *buf</text:span>, <text:span text:style-name="T1">size_t size</text:span>, char delim, char sep, int recur);</text:p>
          </table:table-cell>
        </table:table-row>
        <table:table-row>
          <table:table-cell table:style-name="Table11.A2" office:value-type="string">
            <text:p text:style-name="P3">1.6.0 prototype</text:p>
          </table:table-cell>
          <table:table-cell table:style-name="Table11.B2" office:value-type="string">
            <text:p text:style-name="P2">int ast_cdr_serialize_variables(struct ast_cdr *cdr, struct <text:span text:style-name="T1">ast_str **buf</text:span>, char delim, char sep, int recur);</text:p>
          </table:table-cell>
        </table:table-row>
        <table:table-row>
          <table:table-cell table:style-name="Table11.A2" office:value-type="string">
            <text:p text:style-name="P10">Changed explanation</text:p>
          </table:table-cell>
          <table:table-cell table:style-name="Table11.B2" office:value-type="string">
            <text:p text:style-name="P2">ast_str is a nicer string data structure allowing support for dynamic strings</text:p>
          </table:table-cell>
        </table:table-row>
        <table:table-row>
          <table:table-cell table:style-name="Table11.A2" office:value-type="string">
            <text:p text:style-name="P10">New types or variables</text:p>
          </table:table-cell>
          <table:table-cell table:style-name="Table11.B2" office:value-type="string">
            <text:p text:style-name="P2">ast_str – see page <text:reference-ref text:reference-format="page" text:ref-name="ast_str">71</text:reference-ref></text:p>
          </table:table-cell>
        </table:table-row>
      </table:table>
      <text:p text:style-name="P2"/>
      <text:p text:style-name="P2">/* both code examples assume 1 is a valid channel */</text:p>
      <text:p text:style-name="P2"/>
      <text:p text:style-name="P3">1.4.0 example: </text:p>
      <text:p text:style-name="P2"/>
      <text:p text:style-name="P2">char buf[2048];</text:p>
      <text:p text:style-name="P2">struct ast_channel *c = ast_get_channel_by_name_locked(1);</text:p>
      <text:p text:style-name="P2"/>
      <text:p text:style-name="P2">--&gt; if(c-&gt;cdr &amp;&amp; ast_cdr_serialize_variables(c-&gt;cdr,buf, sizeof(buf), '=', '\n', 1)) </text:p>
      <text:p text:style-name="P2"><text:s text:c="4"/>ast_cli(fd," <text:s/>CDR Variables:\n%s\n",buf); </text:p>
      <text:p text:style-name="P2"/>
      <text:p text:style-name="P3">1.6.0 example: </text:p>
      <text:p text:style-name="P2"/>
      <text:p text:style-name="P2">struct ast_str *out = ast_str_create(100); </text:p>
      <text:p text:style-name="P2">struct ast_channel *c = ast_get_channel_by_name_locked(1);</text:p>
      <text:p text:style-name="P2"/>
      <text:p text:style-name="P2">--&gt; if (c-&gt;cdr &amp;&amp; ast_cdr_serialize_variables(c-&gt;cdr, &amp;out, '=', '\n', 1)) </text:p>
      <text:p text:style-name="P2"><text:s text:c="4"/>ast_cli(a-&gt;fd," <text:s/>CDR Variables:\n%s\n", out-&gt;str); </text:p>
      <table:table table:name="Table37" table:style-name="Table37">
        <table:table-column table:style-name="Table37.A"/>
        <table:table-column table:style-name="Table37.B"/>
        <table:table-row>
          <table:table-cell table:style-name="Table37.A1" office:value-type="string">
            <text:p text:style-name="P10">Function</text:p>
          </table:table-cell>
          <table:table-cell table:style-name="Table37.B1" office:value-type="string">
            <text:h text:style-name="Plain_20_header" text:outline-level="1">ast_channel_alloc</text:h>
          </table:table-cell>
        </table:table-row>
        <table:table-row>
          <table:table-cell table:style-name="Table37.A2" office:value-type="string">
            <text:p text:style-name="P10">Location</text:p>
          </table:table-cell>
          <table:table-cell table:style-name="Table37.B2" office:value-type="string">
            <text:p text:style-name="P2">/include/asterisk/channel.h</text:p>
          </table:table-cell>
        </table:table-row>
        <table:table-row>
          <table:table-cell table:style-name="Table37.A2" office:value-type="string">
            <text:p text:style-name="P3">1.4.0 prototype</text:p>
          </table:table-cell>
          <table:table-cell table:style-name="Table37.B2" office:value-type="string">
            <text:p text:style-name="P2">struct ast_channel *ast_channel_alloc(int needalertpipe, int state, const char *cid_num, const char *cid_name, const char *name_fmt, ...);</text:p>
          </table:table-cell>
        </table:table-row>
        <table:table-row>
          <table:table-cell table:style-name="Table37.A2" office:value-type="string">
            <text:p text:style-name="P3">1.6.0 prototype</text:p>
          </table:table-cell>
          <table:table-cell table:style-name="Table37.B2" office:value-type="string">
            <text:p text:style-name="P2">struct ast_channel *ast_channel_alloc(int needqueue, int state, const char *cid_num, const char *cid_name, const char <text:span text:style-name="T1">*acctcode</text:span>, const char <text:span text:style-name="T1">*exten</text:span>, const char <text:span text:style-name="T1">*context</text:span>, const int <text:span text:style-name="T1">amaflag</text:span>, const char *name_fmt, ...);</text:p>
          </table:table-cell>
        </table:table-row>
        <table:table-row>
          <table:table-cell table:style-name="Table37.A2" office:value-type="string">
            <text:p text:style-name="P10">Changed explanation</text:p>
          </table:table-cell>
          <table:table-cell table:style-name="Table37.B2" office:value-type="string">
            <text:p text:style-name="P2">these channel properties are used for ast_cdr_init</text:p>
          </table:table-cell>
        </table:table-row>
        <table:table-row>
          <table:table-cell table:style-name="Table37.A2" office:value-type="string">
            <text:p text:style-name="P10">New types or variables</text:p>
          </table:table-cell>
          <table:table-cell table:style-name="Table37.B2" office:value-type="string">
            <text:p text:style-name="P2">none</text:p>
          </table:table-cell>
        </table:table-row>
      </table:table>
      <text:p text:style-name="P2"><text:s text:c="6"/></text:p>
      <text:p text:style-name="P3">1.4.0 example: </text:p>
      <text:p text:style-name="P2"/>
      <text:p text:style-name="P2">int ast_masq_park_call(struct ast_channel *rchan, struct ast_channel *peer, int timeout, int *extout) </text:p>
      <text:p text:style-name="P2">{ </text:p>
      <text:p text:style-name="P2"><text:s text:c="4"/>struct ast_channel *chan; </text:p>
      <text:p text:style-name="P2"><text:s text:c="4"/>struct ast_frame *f; </text:p>
      <text:p text:style-name="P2"/>
      <text:p text:style-name="P2"><text:s text:c="4"/>/* Make a new, fake channel that we'll use to masquerade in the real one */ </text:p>
      <text:p text:style-name="P2">--&gt; if (!(chan = ast_channel_alloc(0, AST_STATE_DOWN, 0, 0, "Parked/%s",rchan-&gt;name))) { </text:p>
      <text:p text:style-name="P2"><text:s text:c="4"/>...</text:p>
      <text:p text:style-name="P2"/>
      <text:p text:style-name="P3">1.6.0 example: </text:p>
      <text:p text:style-name="P2"/>
      <text:p text:style-name="P2">int ast_masq_park_call(struct ast_channel *rchan, struct ast_channel *peer, int timeout, int *extout) </text:p>
      <text:p text:style-name="P2">{ </text:p>
      <text:p text:style-name="P2"><text:s text:c="4"/>struct ast_channel *chan; </text:p>
      <text:p text:style-name="P2"><text:s text:c="4"/>struct ast_frame *f; </text:p>
      <text:p text:style-name="P2"><text:s text:c="4"/>char *orig_chan_name = NULL; </text:p>
      <text:p text:style-name="P2"/>
      <text:p text:style-name="P2"><text:s text:c="4"/>/* Make a new, fake channel that we'll use to masquerade in the real one */ </text:p>
      <text:p text:style-name="P2">--&gt; if (!(chan = ast_channel_alloc(0, AST_STATE_DOWN, 0, 0, rchan-&gt;accountcode, rchan-&gt;exten, rchan-&gt;context, rchan-&gt;amaflags, "Parked/%s",rchan-&gt;name))) { </text:p>
      <text:p text:style-name="P2"><text:s text:c="4"/>...</text:p>
      <table:table table:name="Table75" table:style-name="Table75">
        <table:table-column table:style-name="Table75.A"/>
        <table:table-column table:style-name="Table75.B"/>
        <table:table-row>
          <table:table-cell table:style-name="Table75.A1" office:value-type="string">
            <text:p text:style-name="P10">Function</text:p>
          </table:table-cell>
          <table:table-cell table:style-name="Table75.B1" office:value-type="string">
            <text:h text:style-name="Plain_20_header" text:outline-level="1">ast_channel_whisper_feed</text:h>
          </table:table-cell>
        </table:table-row>
        <table:table-row>
          <table:table-cell table:style-name="Table75.A2" office:value-type="string">
            <text:p text:style-name="P10">Location</text:p>
          </table:table-cell>
          <table:table-cell table:style-name="Table75.B2" office:value-type="string">
            <text:p text:style-name="P2">/include/asterisk/channel.h</text:p>
          </table:table-cell>
        </table:table-row>
        <table:table-row>
          <table:table-cell table:style-name="Table75.A2" office:value-type="string">
            <text:p text:style-name="P3">1.4.0 prototype</text:p>
          </table:table-cell>
          <table:table-cell table:style-name="Table75.B2" office:value-type="string">
            <text:p text:style-name="P2">int ast_channel_whisper_feed(struct ast_channel *chan, struct ast_frame *f); </text:p>
          </table:table-cell>
        </table:table-row>
        <table:table-row>
          <table:table-cell table:style-name="Table75.A2" office:value-type="string">
            <text:p text:style-name="P3">1.6.0 prototype</text:p>
          </table:table-cell>
          <table:table-cell table:style-name="Table75.B2" office:value-type="string">
            <text:p text:style-name="P2">int ast_audiohook_write_frame(struct ast_audiohook <text:span text:style-name="T1">*audiohook</text:span>, enum ast_audiohook_direction <text:span text:style-name="T1">direction</text:span>, struct ast_frame *frame); </text:p>
          </table:table-cell>
        </table:table-row>
        <table:table-row>
          <table:table-cell table:style-name="Table75.A2" office:value-type="string">
            <text:p text:style-name="P10">Changed explanation</text:p>
          </table:table-cell>
          <table:table-cell table:style-name="Table75.B2" office:value-type="string">
            <text:p text:style-name="P2">new audiohooks API redesigned to be better, more stable, and allow easy addition of features</text:p>
          </table:table-cell>
        </table:table-row>
        <table:table-row>
          <table:table-cell table:style-name="Table75.A2" office:value-type="string">
            <text:p text:style-name="P10">New types or variables</text:p>
          </table:table-cell>
          <table:table-cell table:style-name="Table75.B2" office:value-type="string">
            <text:p text:style-name="P2">ast_audiohook – see page <text:reference-ref text:reference-format="page" text:ref-name="ast_audiohook">70</text:reference-ref></text:p>
          </table:table-cell>
        </table:table-row>
      </table:table>
      <text:p text:style-name="P2"><text:s text:c="6"/></text:p>
      <text:p text:style-name="P3">1.4.0 example: </text:p>
      <text:p text:style-name="P2"/>
      <text:p text:style-name="P2"><text:s/>if ((beepstream = ast_openstream_full(chan, "beep", chan-&gt;language, 1))) { </text:p>
      <text:p text:style-name="P2"><text:s text:c="4"/>struct ast_frame *f; </text:p>
      <text:p text:style-name="P2"/>
      <text:p text:style-name="P2"><text:s text:c="4"/>while ((f = ast_readframe(beepstream))) { </text:p>
      <text:p text:style-name="P2">--&gt; <text:s text:c="4"/>ast_channel_whisper_feed(csth.spy.chan, f); </text:p>
      <text:p text:style-name="P2"><text:s text:c="8"/>ast_frfree(f); </text:p>
      <text:p text:style-name="P2"><text:s text:c="4"/>} </text:p>
      <text:p text:style-name="P2"/>
      <text:p text:style-name="P2"><text:s text:c="4"/>ast_closestream(beepstream); </text:p>
      <text:p text:style-name="P2"><text:s text:c="4"/>chan-&gt;stream = NULL; </text:p>
      <text:p text:style-name="P2">} </text:p>
      <text:p text:style-name="P2"/>
      <text:p text:style-name="P3">1.6.0 example: </text:p>
      <text:p text:style-name="P2"/>
      <text:p text:style-name="P2"><text:s/>if (ast_test_flag(flags, OPTION_WHISPER) &amp;&amp; f-&gt;frametype == AST_FRAME_VOICE) { </text:p>
      <text:p text:style-name="P2"><text:s text:c="4"/>ast_audiohook_lock(&amp;csth.whisper_audiohook); </text:p>
      <text:p text:style-name="P2">--&gt; ast_audiohook_write_frame(&amp;csth.whisper_audiohook, AST_AUDIOHOOK_DIRECTION_WRITE, f); </text:p>
      <text:p text:style-name="P2"><text:s text:c="4"/>ast_audiohook_unlock(&amp;csth.whisper_audiohook); </text:p>
      <text:p text:style-name="P2"><text:s text:c="4"/>ast_frfree(f); </text:p>
      <text:p text:style-name="P2"><text:s text:c="4"/>continue; </text:p>
      <text:p text:style-name="P2">} </text:p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10">Function</text:p>
          </table:table-cell>
          <table:table-cell table:style-name="Table38.B1" office:value-type="string">
            <text:h text:style-name="Plain_20_header" text:outline-level="1">ast_channel_whisper_start</text:h>
          </table:table-cell>
        </table:table-row>
        <table:table-row>
          <table:table-cell table:style-name="Table38.A2" office:value-type="string">
            <text:p text:style-name="P10">Location</text:p>
          </table:table-cell>
          <table:table-cell table:style-name="Table38.B2" office:value-type="string">
            <text:p text:style-name="P2">/include/asterisk/channel.h</text:p>
          </table:table-cell>
        </table:table-row>
        <table:table-row>
          <table:table-cell table:style-name="Table38.A2" office:value-type="string">
            <text:p text:style-name="P3">1.4.0 prototype</text:p>
          </table:table-cell>
          <table:table-cell table:style-name="Table38.B2" office:value-type="string">
            <text:p text:style-name="P9">int ast_channel_whisper_start(struct ast_channel *chan); </text:p>
          </table:table-cell>
        </table:table-row>
        <table:table-row>
          <table:table-cell table:style-name="Table38.A2" office:value-type="string">
            <text:p text:style-name="P3">1.6.0 prototype</text:p>
          </table:table-cell>
          <table:table-cell table:style-name="Table38.B2" office:value-type="string">
            <text:p text:style-name="P2">int <text:span text:style-name="T1">ast_audiohook_init</text:span>(struct ast_audiohook <text:span text:style-name="T1">*audiohook</text:span>, enum ast_audiohook_type <text:span text:style-name="T1">type</text:span>, const char <text:span text:style-name="T1">*source</text:span>);</text:p>
          </table:table-cell>
        </table:table-row>
        <table:table-row>
          <table:table-cell table:style-name="Table38.A2" office:value-type="string">
            <text:p text:style-name="P10">Changed explanation</text:p>
          </table:table-cell>
          <table:table-cell table:style-name="Table38.B2" office:value-type="string">
            <text:p text:style-name="P2">new audiohooks API redesigned to be better, more stable, and allow easy addition of features</text:p>
          </table:table-cell>
        </table:table-row>
        <table:table-row>
          <table:table-cell table:style-name="Table38.A2" office:value-type="string">
            <text:p text:style-name="P10">New types or variables</text:p>
          </table:table-cell>
          <table:table-cell table:style-name="Table38.B2" office:value-type="string">
            <text:p text:style-name="P2">ast_audiohook – see page <text:reference-ref text:reference-format="page" text:ref-name="ast_audiohook">70</text:reference-ref></text:p>
          </table:table-cell>
        </table:table-row>
      </table:table>
      <text:p text:style-name="P2"><text:s text:c="6"/></text:p>
      <text:p text:style-name="P3">1.4.0 example: </text:p>
      <text:p text:style-name="P2"/>
      <text:p text:style-name="P2">if (ast_test_flag(flags, OPTION_WHISPER)) { </text:p>
      <text:p text:style-name="P2"><text:s text:c="8"/>struct ast_filestream *beepstream; </text:p>
      <text:p text:style-name="P2"><text:s text:c="8"/>int old_write_format = 0; </text:p>
      <text:p text:style-name="P2"/>
      <text:p text:style-name="P2">--&gt; <text:s text:c="4"/>ast_channel_whisper_start(csth.spy.chan); </text:p>
      <text:p text:style-name="P2"><text:s text:c="8"/>old_write_format = chan-&gt;writeformat; </text:p>
      <text:p text:style-name="P2"><text:s text:c="8"/>...</text:p>
      <text:p text:style-name="P2"/>
      <text:p text:style-name="P3">1.6.0 example: </text:p>
      <text:p text:style-name="P2"/>
      <text:p text:style-name="P2">if (ast_test_flag(flags, OPTION_WHISPER)) { </text:p>
      <text:p text:style-name="P2">--&gt; ast_audiohook_init(&amp;csth.whisper_audiohook, AST_AUDIOHOOK_TYPE_WHISPER, "ChanSpy"); </text:p>
      <text:p text:style-name="P2"><text:s text:c="4"/>start_spying(spyee, spyer_name, &amp;csth.whisper_audiohook); </text:p>
      <text:p text:style-name="P2">} </text:p>
      <table:table table:name="Table76" table:style-name="Table76">
        <table:table-column table:style-name="Table76.A"/>
        <table:table-column table:style-name="Table76.B"/>
        <table:table-row>
          <table:table-cell table:style-name="Table76.A1" office:value-type="string">
            <text:p text:style-name="P10">Function</text:p>
          </table:table-cell>
          <table:table-cell table:style-name="Table76.B1" office:value-type="string">
            <text:h text:style-name="Plain_20_header" text:outline-level="1">ast_channel_whisper_stop</text:h>
          </table:table-cell>
        </table:table-row>
        <table:table-row>
          <table:table-cell table:style-name="Table76.A2" office:value-type="string">
            <text:p text:style-name="P10">Location</text:p>
          </table:table-cell>
          <table:table-cell table:style-name="Table76.B2" office:value-type="string">
            <text:p text:style-name="P2">/include/asterisk/channel.h</text:p>
          </table:table-cell>
        </table:table-row>
        <table:table-row>
          <table:table-cell table:style-name="Table76.A2" office:value-type="string">
            <text:p text:style-name="P3">1.4.0 prototype</text:p>
          </table:table-cell>
          <table:table-cell table:style-name="Table76.B2" office:value-type="string">
            <text:p text:style-name="P2">void ast_channel_whisper_stop(struct ast_channel *chan); </text:p>
          </table:table-cell>
        </table:table-row>
        <table:table-row>
          <table:table-cell table:style-name="Table76.A2" office:value-type="string">
            <text:p text:style-name="P3">1.6.0 prototype</text:p>
          </table:table-cell>
          <table:table-cell table:style-name="Table76.B2" office:value-type="string">
            <text:p text:style-name="P2">int ast_audiohook_detach(struct ast_audiohook <text:span text:style-name="T1">*audiohook</text:span>); </text:p>
            <text:p text:style-name="P2">int ast_audiohook_destroy(struct ast_audiohook <text:span text:style-name="T1">*audiohook</text:span>); </text:p>
          </table:table-cell>
        </table:table-row>
        <table:table-row>
          <table:table-cell table:style-name="Table76.A2" office:value-type="string">
            <text:p text:style-name="P10">Changed explanation</text:p>
          </table:table-cell>
          <table:table-cell table:style-name="Table76.B2" office:value-type="string">
            <text:p text:style-name="P2">new audiohooks API redesigned to be better, more stable, and allow easy addition of features</text:p>
          </table:table-cell>
        </table:table-row>
        <table:table-row>
          <table:table-cell table:style-name="Table76.A2" office:value-type="string">
            <text:p text:style-name="P10">New types or variables</text:p>
          </table:table-cell>
          <table:table-cell table:style-name="Table76.B2" office:value-type="string">
            <text:p text:style-name="P2">ast_audiohook – see page <text:reference-ref text:reference-format="page" text:ref-name="ast_audiohook">70</text:reference-ref></text:p>
          </table:table-cell>
        </table:table-row>
      </table:table>
      <text:p text:style-name="P2"><text:s text:c="6"/></text:p>
      <text:p text:style-name="P3">1.4.0 example: </text:p>
      <text:p text:style-name="P2"/>
      <text:p text:style-name="P2">if (ast_test_flag(flags, OPTION_WHISPER) &amp;&amp; csth.spy.chan) </text:p>
      <text:p text:style-name="P2">--&gt; ast_channel_whisper_stop(csth.spy.chan); </text:p>
      <text:p text:style-name="P2"/>
      <text:p text:style-name="P3">1.6.0 example: </text:p>
      <text:p text:style-name="P2"/>
      <text:p text:style-name="P2">if (ast_test_flag(flags, OPTION_WHISPER)) { </text:p>
      <text:p text:style-name="P2"><text:s text:c="8"/>ast_audiohook_lock(&amp;csth.whisper_audiohook); </text:p>
      <text:p text:style-name="P2">--&gt; <text:s text:c="4"/>ast_audiohook_detach(&amp;csth.whisper_audiohook); </text:p>
      <text:p text:style-name="P2"><text:s text:c="8"/>ast_audiohook_unlock(&amp;csth.whisper_audiohook); </text:p>
      <text:p text:style-name="P2">--&gt; <text:s text:c="4"/>ast_audiohook_destroy(&amp;csth.whisper_audiohook); </text:p>
      <text:p text:style-name="P2">} </text:p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10">Function</text:p>
          </table:table-cell>
          <table:table-cell table:style-name="Table36.B1" office:value-type="string">
            <text:h text:style-name="Plain_20_header" text:outline-level="1">ast_config_internal_load</text:h>
          </table:table-cell>
        </table:table-row>
        <table:table-row>
          <table:table-cell table:style-name="Table36.A2" office:value-type="string">
            <text:p text:style-name="P10">Location</text:p>
          </table:table-cell>
          <table:table-cell table:style-name="Table36.B2" office:value-type="string">
            <text:p text:style-name="P2">/include/asterisk/config.h</text:p>
          </table:table-cell>
        </table:table-row>
        <table:table-row>
          <table:table-cell table:style-name="Table36.A2" office:value-type="string">
            <text:p text:style-name="P3">1.4.0 prototype</text:p>
          </table:table-cell>
          <table:table-cell table:style-name="Table36.B2" office:value-type="string">
            <text:p text:style-name="P2">struct ast_config *ast_config_internal_load(const char *configfile, struct ast_config *cfg, int withcomments);</text:p>
          </table:table-cell>
        </table:table-row>
        <table:table-row>
          <table:table-cell table:style-name="Table36.A2" office:value-type="string">
            <text:p text:style-name="P3">1.6.0 prototype</text:p>
          </table:table-cell>
          <table:table-cell table:style-name="Table36.B2" office:value-type="string">
            <text:p text:style-name="P2">struct ast_config *ast_config_internal_load(const char *configfile, struct ast_config *cfg, struct ast_flags <text:span text:style-name="T1">flags</text:span>, const char <text:span text:style-name="T1">*suggested_incl_file</text:span>, const char <text:span text:style-name="T1">*who_asked</text:span>);</text:p>
          </table:table-cell>
        </table:table-row>
        <table:table-row>
          <table:table-cell table:style-name="Table36.A2" office:value-type="string">
            <text:p text:style-name="P10">Changed explanation</text:p>
          </table:table-cell>
          <table:table-cell table:style-name="Table36.B2" office:value-type="string">
            <text:p text:style-name="P2">ast_flags parameter now handles comment flags, <text:s/>suggested_include_file is used for keeping track of destination file, and who_asked is used for config file caching in the event the same file is loaded for different modules</text:p>
          </table:table-cell>
        </table:table-row>
        <table:table-row>
          <table:table-cell table:style-name="Table36.A2" office:value-type="string">
            <text:p text:style-name="P10">New types or variables</text:p>
          </table:table-cell>
          <table:table-cell table:style-name="Table36.B2" office:value-type="string">
            <text:p text:style-name="P2">ast_flags – see page <text:reference-ref text:reference-format="page" text:ref-name="ast_flags">70</text:reference-ref></text:p>
          </table:table-cell>
        </table:table-row>
      </table:table>
      <text:p text:style-name="P2"><text:s text:c="6"/></text:p>
      <text:p text:style-name="P3">1.4.0 example: </text:p>
      <text:p text:style-name="P2"/>
      <text:p text:style-name="P2">int read_config_maps(void) </text:p>
      <text:p text:style-name="P2">{ </text:p>
      <text:p text:style-name="P2"><text:s text:c="4"/>struct ast_config *config, *configtmp; </text:p>
      <text:p text:style-name="P2"><text:s text:c="4"/>struct ast_variable *v; </text:p>
      <text:p text:style-name="P2"><text:s text:c="4"/>char *driver, *table, *database, *stringp; </text:p>
      <text:p text:style-name="P2"/>
      <text:p text:style-name="P2"><text:s text:c="4"/>clear_config_maps();</text:p>
      <text:p text:style-name="P2"><text:s text:c="4"/>configtmp = ast_config_new(); </text:p>
      <text:p text:style-name="P2"><text:s text:c="4"/>configtmp-&gt;max_include_level = 1; </text:p>
      <text:p text:style-name="P2">--&gt; config = ast_config_internal_load(extconfig_conf, configtmp, 0); </text:p>
      <text:p text:style-name="P2"/>
      <text:p text:style-name="P3">1.6.0 example: </text:p>
      <text:p text:style-name="P2"/>
      <text:p text:style-name="P2">int read_config_maps(void) </text:p>
      <text:p text:style-name="P2">{ </text:p>
      <text:p text:style-name="P2"><text:s text:c="4"/>struct ast_config *config, *configtmp; </text:p>
      <text:p text:style-name="P2"><text:s text:c="4"/>struct ast_variable *v; </text:p>
      <text:p text:style-name="P2"><text:s text:c="4"/>char *driver, *table, *database, *stringp, *tmp; </text:p>
      <text:p text:style-name="P2"><text:s text:c="4"/>struct ast_flags flags = { 0 }; </text:p>
      <text:p text:style-name="P2"/>
      <text:p text:style-name="P2"><text:s text:c="4"/>clear_config_maps();</text:p>
      <text:p text:style-name="P2"><text:s text:c="4"/>configtmp = ast_config_new(); </text:p>
      <text:p text:style-name="P2"><text:s text:c="4"/>configtmp-&gt;max_include_level = 1; </text:p>
      <text:p text:style-name="P2">--&gt; config = ast_config_internal_load(extconfig_conf, configtmp, flags, "", "config.c");</text:p>
      <table:table table:name="Table35" table:style-name="Table35">
        <table:table-column table:style-name="Table35.A"/>
        <table:table-column table:style-name="Table35.B"/>
        <table:table-row>
          <table:table-cell table:style-name="Table35.A1" office:value-type="string">
            <text:p text:style-name="P10">Function</text:p>
          </table:table-cell>
          <table:table-cell table:style-name="Table35.B1" office:value-type="string">
            <text:h text:style-name="Plain_20_header" text:outline-level="1">ast_config_load</text:h>
          </table:table-cell>
        </table:table-row>
        <table:table-row>
          <table:table-cell table:style-name="Table35.A2" office:value-type="string">
            <text:p text:style-name="P10">Location</text:p>
          </table:table-cell>
          <table:table-cell table:style-name="Table35.B2" office:value-type="string">
            <text:p text:style-name="P9">/include/asterisk/config.h</text:p>
          </table:table-cell>
        </table:table-row>
        <table:table-row>
          <table:table-cell table:style-name="Table35.A2" office:value-type="string">
            <text:p text:style-name="P3">1.4.0 prototype</text:p>
          </table:table-cell>
          <table:table-cell table:style-name="Table35.B2" office:value-type="string">
            <text:p text:style-name="P2">struct ast_config *ast_config_load(const char *filename);</text:p>
          </table:table-cell>
        </table:table-row>
        <table:table-row>
          <table:table-cell table:style-name="Table35.A2" office:value-type="string">
            <text:p text:style-name="P3">1.6.0 prototype</text:p>
          </table:table-cell>
          <table:table-cell table:style-name="Table35.B2" office:value-type="string">
            <text:p text:style-name="P2">#define ast_config_load(filename, <text:span text:style-name="T1">flags</text:span>) <text:s text:c="2"/>ast_config_load2(filename, __FILE__, flags)</text:p>
          </table:table-cell>
        </table:table-row>
        <table:table-row>
          <table:table-cell table:style-name="Table35.A2" office:value-type="string">
            <text:p text:style-name="P10">Changed explanation</text:p>
          </table:table-cell>
          <table:table-cell table:style-name="Table35.B2" office:value-type="string">
            <text:p text:style-name="P2">flags parameter allows more flexbility in loading the config file:</text:p>
            <text:p text:style-name="P2">CONFIG_FLAG_WITHCOMMENTS - load the file with comments intact</text:p>
            <text:p text:style-name="P2">CONFIG_FLAG_FILEUNCHANGED – reload only if file mtime has changed </text:p>
            <text:p text:style-name="P2">CONFIG_FLAG_NOCACHE - don't cache file mtime </text:p>
          </table:table-cell>
        </table:table-row>
        <table:table-row>
          <table:table-cell table:style-name="Table35.A2" office:value-type="string">
            <text:p text:style-name="P10">New types or variables</text:p>
          </table:table-cell>
          <table:table-cell table:style-name="Table35.B2" office:value-type="string">
            <text:p text:style-name="P2">none</text:p>
          </table:table-cell>
        </table:table-row>
      </table:table>
      <text:p text:style-name="P2"><text:s text:c="6"/></text:p>
      <text:p text:style-name="P3">1.4.0 example: </text:p>
      <text:p text:style-name="P2"/>
      <text:p text:style-name="P2">int ast_rtp_reload(void) </text:p>
      <text:p text:style-name="P2">{ </text:p>
      <text:p text:style-name="P2"><text:s text:c="4"/>struct ast_config *cfg; </text:p>
      <text:p text:style-name="P2"><text:s text:c="4"/>const char *s; </text:p>
      <text:p text:style-name="P2"/>
      <text:p text:style-name="P2"><text:s text:c="4"/>rtpstart = 5000; </text:p>
      <text:p text:style-name="P2"><text:s text:c="4"/>rtpend = 31000; </text:p>
      <text:p text:style-name="P2"><text:s text:c="4"/>dtmftimeout = DEFAULT_DTMF_TIMEOUT; </text:p>
      <text:p text:style-name="P2">--&gt; cfg = ast_config_load("rtp.conf"); </text:p>
      <text:p text:style-name="P2"><text:s text:c="4"/>...</text:p>
      <text:p text:style-name="P2"/>
      <text:p text:style-name="P3">1.6.0 example: </text:p>
      <text:p text:style-name="P2"/>
      <text:p text:style-name="P2">static int __ast_rtp_reload(int reload) </text:p>
      <text:p text:style-name="P2">{ </text:p>
      <text:p text:style-name="P2"><text:s text:c="4"/>struct ast_config *cfg; </text:p>
      <text:p text:style-name="P2"><text:s text:c="4"/>const char *s; </text:p>
      <text:p text:style-name="P2"><text:s text:c="4"/>struct ast_flags config_flags = { reload ? CONFIG_FLAG_FILEUNCHANGED : 0 }; </text:p>
      <text:p text:style-name="P2"/>
      <text:p text:style-name="P2">--&gt; if ((cfg = ast_config_load("rtp.conf", config_flags)) == CONFIG_STATUS_FILEUNCHANGED) </text:p>
      <text:p text:style-name="P2"><text:s text:c="8"/>return 0; </text:p>
      <text:p text:style-name="P2"><text:s text:c="4"/>...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0">Function</text:p>
          </table:table-cell>
          <table:table-cell table:style-name="Table5.B1" office:value-type="string">
            <text:h text:style-name="Plain_20_header" text:outline-level="1">ast_console_toggle_mute</text:h>
          </table:table-cell>
        </table:table-row>
        <table:table-row>
          <table:table-cell table:style-name="Table5.A2" office:value-type="string">
            <text:p text:style-name="P10">Location</text:p>
          </table:table-cell>
          <table:table-cell table:style-name="Table5.B2" office:value-type="string">
            <text:p text:style-name="P2">/include/asterisk/logger.h</text:p>
          </table:table-cell>
        </table:table-row>
        <table:table-row>
          <table:table-cell table:style-name="Table5.A2" office:value-type="string">
            <text:p text:style-name="P3">1.4.0 prototype</text:p>
          </table:table-cell>
          <table:table-cell table:style-name="Table5.B2" office:value-type="string">
            <text:p text:style-name="P2">void ast_console_toggle_mute(int fd);</text:p>
          </table:table-cell>
        </table:table-row>
        <table:table-row>
          <table:table-cell table:style-name="Table5.A2" office:value-type="string">
            <text:p text:style-name="P3">1.6.0 prototype</text:p>
          </table:table-cell>
          <table:table-cell table:style-name="Table5.B2" office:value-type="string">
            <text:p text:style-name="P2">void ast_console_toggle_mute(int fd, <text:span text:style-name="T1">int silent</text:span>);</text:p>
          </table:table-cell>
        </table:table-row>
        <table:table-row>
          <table:table-cell table:style-name="Table5.A2" office:value-type="string">
            <text:p text:style-name="P10">Changed explanation</text:p>
          </table:table-cell>
          <table:table-cell table:style-name="Table5.B2" office:value-type="string">
            <text:p text:style-name="P2">silent flag determines if silence info is printed to console</text:p>
          </table:table-cell>
        </table:table-row>
        <table:table-row>
          <table:table-cell table:style-name="Table5.A2" office:value-type="string">
            <text:p text:style-name="P10">New types or variables</text:p>
          </table:table-cell>
          <table:table-cell table:style-name="Table5.B2" office:value-type="string">
            <text:p text:style-name="P2">none</text:p>
          </table:table-cell>
        </table:table-row>
      </table:table>
      <text:p text:style-name="P2"><text:s text:c="6"/></text:p>
      <text:p text:style-name="P3">1.4.0 example: </text:p>
      <text:p text:style-name="P2"/>
      <text:p text:style-name="P2">static int handle_logger_mute(int fd, int argc, char *argv[]) </text:p>
      <text:p text:style-name="P2">{ </text:p>
      <text:p text:style-name="P2"><text:s text:c="4"/>if (argc != 2) </text:p>
      <text:p text:style-name="P2"><text:s text:c="8"/>return RESULT_SHOWUSAGE; </text:p>
      <text:p text:style-name="P2">--&gt; ast_console_toggle_mute(fd); </text:p>
      <text:p text:style-name="P2"><text:s text:c="4"/>return RESULT_SUCCESS; </text:p>
      <text:p text:style-name="P2">} </text:p>
      <text:p text:style-name="P2"/>
      <text:p text:style-name="P3">1.6.0 example: </text:p>
      <text:p text:style-name="P2"/>
      <text:p text:style-name="P2">static char *handle_logger_mute(struct ast_cli_entry *e, int cmd, struct ast_cli_args *a) </text:p>
      <text:p text:style-name="P2">{ </text:p>
      <text:p text:style-name="P2"><text:s text:c="4"/>switch (cmd) { </text:p>
      <text:p text:style-name="P2"><text:s text:c="4"/>case CLI_INIT: </text:p>
      <text:p text:style-name="P2"><text:s text:c="8"/>e-&gt;command = "logger mute"; </text:p>
      <text:p text:style-name="P2"><text:s text:c="8"/>e-&gt;usage = </text:p>
      <text:p text:style-name="P2"><text:s text:c="12"/>"Usage: logger mute\n" </text:p>
      <text:p text:style-name="P2"><text:s text:c="12"/>" <text:s text:c="6"/>Disables logging output to the current console, making it possible to\n" </text:p>
      <text:p text:style-name="P2"><text:s text:c="12"/>" <text:s text:c="6"/>gather information without being disturbed by scrolling lines.\n"; </text:p>
      <text:p text:style-name="P2"><text:s text:c="8"/>return NULL; </text:p>
      <text:p text:style-name="P2"><text:s text:c="4"/>case CLI_GENERATE: </text:p>
      <text:p text:style-name="P2"><text:s text:c="8"/>return NULL; </text:p>
      <text:p text:style-name="P2"><text:s text:c="4"/>} </text:p>
      <text:p text:style-name="P2"><text:s text:c="3"/>...</text:p>
      <text:p text:style-name="P2"><text:s text:c="4"/>if (a-&gt;argc == 3 &amp;&amp; !strcasecmp(a-&gt;argv[2], "silent")) </text:p>
      <text:p text:style-name="P2">--&gt; <text:s text:c="4"/>ast_console_toggle_mute(a-&gt;fd, 1); </text:p>
      <text:p text:style-name="P2"><text:s text:c="4"/>else </text:p>
      <text:p text:style-name="P2">--&gt; <text:s text:c="4"/>ast_console_toggle_mute(a-&gt;fd, 0); </text:p>
      <text:p text:style-name="P2"/>
      <text:p text:style-name="P2"><text:s text:c="4"/>return CLI_SUCCESS; </text:p>
      <text:p text:style-name="P2">} </text:p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P10">Function</text:p>
          </table:table-cell>
          <table:table-cell table:style-name="Table24.B1" office:value-type="string">
            <text:h text:style-name="Plain_20_header" text:outline-level="1">ast_control_streamfile</text:h>
          </table:table-cell>
        </table:table-row>
        <table:table-row>
          <table:table-cell table:style-name="Table24.A2" office:value-type="string">
            <text:p text:style-name="P10">Location</text:p>
          </table:table-cell>
          <table:table-cell table:style-name="Table24.B2" office:value-type="string">
            <text:p text:style-name="P2">/include/asterisk/app.h</text:p>
          </table:table-cell>
        </table:table-row>
        <table:table-row>
          <table:table-cell table:style-name="Table24.A2" office:value-type="string">
            <text:p text:style-name="P3">1.4.0 prototype</text:p>
          </table:table-cell>
          <table:table-cell table:style-name="Table24.B2" office:value-type="string">
            <text:p text:style-name="P2">int ast_control_streamfile(struct ast_channel *chan, const char *file, const char *fwd, const char *rev, const char *stop, const char *pause, const char *restart, int skipms);</text:p>
          </table:table-cell>
        </table:table-row>
        <table:table-row>
          <table:table-cell table:style-name="Table24.A2" office:value-type="string">
            <text:p text:style-name="P3">1.6.0 prototype</text:p>
          </table:table-cell>
          <table:table-cell table:style-name="Table24.B2" office:value-type="string">
            <text:p text:style-name="P2">int ast_control_streamfile(struct ast_channel *chan, const char *file, const char *fwd, const char *rev, const char *stop, const char *pause, const char *restart, int skipms, long <text:span text:style-name="T1">*offsetms</text:span>);</text:p>
          </table:table-cell>
        </table:table-row>
        <table:table-row>
          <table:table-cell table:style-name="Table24.A2" office:value-type="string">
            <text:p text:style-name="P10">Changed explanation</text:p>
          </table:table-cell>
          <table:table-cell table:style-name="Table24.B2" office:value-type="string">
            <text:p text:style-name="P2">offsetms parameter determines how far to start playing from (assuming 8kHz)</text:p>
          </table:table-cell>
        </table:table-row>
        <table:table-row>
          <table:table-cell table:style-name="Table24.A2" office:value-type="string">
            <text:p text:style-name="P10">New types or variables</text:p>
          </table:table-cell>
          <table:table-cell table:style-name="Table24.B2" office:value-type="string">
            <text:p text:style-name="P2">none</text:p>
          </table:table-cell>
        </table:table-row>
      </table:table>
      <text:p text:style-name="P2"><text:s text:c="6"/></text:p>
      <text:p text:style-name="P3">1.4.0 example: </text:p>
      <text:p text:style-name="P2"/>
      <text:p text:style-name="P2">static int controlplayback_exec(struct ast_channel *chan, void *data) </text:p>
      <text:p text:style-name="P2">{ </text:p>
      <text:p text:style-name="P2"><text:s text:c="4"/>int res = 0, priority_jump = 0; </text:p>
      <text:p text:style-name="P2"><text:s text:c="4"/>int skipms = 0; </text:p>
      <text:p text:style-name="P2"><text:s text:c="4"/>struct ast_module_user *u; </text:p>
      <text:p text:style-name="P2"><text:s text:c="4"/>char *tmp; </text:p>
      <text:p text:style-name="P2"><text:s text:c="4"/>int argc; </text:p>
      <text:p text:style-name="P2"><text:s text:c="4"/>char *argv[8]; </text:p>
      <text:p text:style-name="P2"><text:s text:c="4"/>enum arg_ids { </text:p>
      <text:p text:style-name="P2"><text:s text:c="8"/>arg_file = 0, </text:p>
      <text:p text:style-name="P2"><text:s text:c="8"/>arg_skip = 1, </text:p>
      <text:p text:style-name="P2"><text:s text:c="8"/>arg_fwd = 2, </text:p>
      <text:p text:style-name="P2"><text:s text:c="8"/>arg_rev = 3, </text:p>
      <text:p text:style-name="P2"><text:s text:c="8"/>arg_stop = 4, </text:p>
      <text:p text:style-name="P2"><text:s text:c="8"/>arg_pause = 5, </text:p>
      <text:p text:style-name="P2"><text:s text:c="8"/>arg_restart = 6, </text:p>
      <text:p text:style-name="P2"><text:s text:c="8"/>options = 7, </text:p>
      <text:p text:style-name="P2"><text:s text:c="4"/>}; </text:p>
      <text:p text:style-name="P2"><text:s text:c="4"/>skipms = argv[arg_skip] ? atoi(argv[arg_skip]) : 3000;</text:p>
      <text:p text:style-name="P2"><text:s text:c="4"/>...</text:p>
      <text:p text:style-name="P2">--&gt; res = ast_control_streamfile(chan, argv[arg_file], argv[arg_fwd], argv[arg_rev], argv[arg_stop], argv[arg_pause], argv[arg_restart], skipms);</text:p>
      <text:p text:style-name="P2"><text:s text:c="4"/>...</text:p>
      <text:p text:style-name="P2"/>
      <text:p text:style-name="P12">(continued)</text:p>
      <text:p text:style-name="P3">1.6.0 example: </text:p>
      <text:p text:style-name="P2"/>
      <text:p text:style-name="P2">static int controlplayback_exec(struct ast_channel *chan, void *data) </text:p>
      <text:p text:style-name="P2">{ </text:p>
      <text:p text:style-name="P2"><text:s text:c="4"/>int res = 0; </text:p>
      <text:p text:style-name="P2"><text:s text:c="4"/>int skipms = 0; </text:p>
      <text:p text:style-name="P2"><text:s text:c="4"/>long offsetms = 0; </text:p>
      <text:p text:style-name="P2"><text:s text:c="4"/>char offsetbuf[20]; </text:p>
      <text:p text:style-name="P2"><text:s text:c="4"/>char stopkeybuf[2]; </text:p>
      <text:p text:style-name="P2"><text:s text:c="4"/>char *tmp; </text:p>
      <text:p text:style-name="P2"><text:s text:c="4"/>struct ast_flags opts = { 0, }; </text:p>
      <text:p text:style-name="P2"><text:s text:c="4"/>char *opt_args[OPT_ARG_ARRAY_LEN]; </text:p>
      <text:p text:style-name="P2"><text:s text:c="4"/>AST_DECLARE_APP_ARGS(args, </text:p>
      <text:p text:style-name="P2"><text:s text:c="8"/>AST_APP_ARG(filename); </text:p>
      <text:p text:style-name="P2"><text:s text:c="8"/>AST_APP_ARG(skip); </text:p>
      <text:p text:style-name="P2"><text:s text:c="8"/>AST_APP_ARG(fwd); </text:p>
      <text:p text:style-name="P2"><text:s text:c="8"/>AST_APP_ARG(rev); </text:p>
      <text:p text:style-name="P2"><text:s text:c="8"/>AST_APP_ARG(stop); </text:p>
      <text:p text:style-name="P2"><text:s text:c="8"/>AST_APP_ARG(pause); </text:p>
      <text:p text:style-name="P2"><text:s text:c="8"/>AST_APP_ARG(restart); </text:p>
      <text:p text:style-name="P2"><text:s text:c="8"/>AST_APP_ARG(options); </text:p>
      <text:p text:style-name="P2"><text:s text:c="4"/>); </text:p>
      <text:p text:style-name="P2"><text:s text:c="3"/>skipms = args.skip ? (atoi(args.skip) ? atoi(args.skip) : 3000) : 3000;</text:p>
      <text:p text:style-name="P2"><text:s text:c="4"/>...</text:p>
      <text:p text:style-name="P2"><text:s text:c="4"/>if (args.options) { </text:p>
      <text:p text:style-name="P2"><text:s text:c="8"/>ast_app_parse_options(cpb_opts, &amp;opts, opt_args, args.options); </text:p>
      <text:p text:style-name="P2"><text:s text:c="8"/>if (ast_test_flag(&amp;opts, OPT_OFFSET)) </text:p>
      <text:p text:style-name="P2"><text:s text:c="12"/>offsetms = atol(opt_args[OPT_ARG_OFFSET]); </text:p>
      <text:p text:style-name="P2"><text:s text:c="4"/>} </text:p>
      <text:p text:style-name="P2"/>
      <text:p text:style-name="P2">--&gt; res = ast_control_streamfile(chan, args.filename, args.fwd, args.rev, args.stop, args.pause, args.restart, skipms, &amp;offsetms);</text:p>
      <text:p text:style-name="P2"><text:s text:c="4"/>..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">Function</text:p>
          </table:table-cell>
          <table:table-cell table:style-name="Table3.B1" office:value-type="string">
            <text:h text:style-name="Plain_20_header" text:outline-level="1">ast_ctime</text:h>
            <text:h text:style-name="Plain_20_header" text:outline-level="1">ast_ctime_r</text:h>
          </table:table-cell>
        </table:table-row>
        <table:table-row>
          <table:table-cell table:style-name="Table3.A2" office:value-type="string">
            <text:p text:style-name="P10">Location</text:p>
          </table:table-cell>
          <table:table-cell table:style-name="Table3.B2" office:value-type="string">
            <text:p text:style-name="P2">/include/asterisk/localtime.h</text:p>
          </table:table-cell>
        </table:table-row>
        <table:table-row>
          <table:table-cell table:style-name="Table3.A2" office:value-type="string">
            <text:p text:style-name="P3">1.4.0 prototype</text:p>
          </table:table-cell>
          <table:table-cell table:style-name="Table3.B2" office:value-type="string">
            <text:p text:style-name="P2">char *ast_ctime(const time_t * const timep); </text:p>
            <text:p text:style-name="P2">char *ast_ctime_r(const time_t * const timep, char *buf); </text:p>
          </table:table-cell>
        </table:table-row>
        <table:table-row>
          <table:table-cell table:style-name="Table3.A2" office:value-type="string">
            <text:p text:style-name="P3">1.6.0 prototype</text:p>
          </table:table-cell>
          <table:table-cell table:style-name="Table3.B2" office:value-type="string">
            <text:p text:style-name="P2">int ast_strftime(char *buf, size_t len, const char *format, const struct ast_tm *tm);</text:p>
          </table:table-cell>
        </table:table-row>
        <table:table-row>
          <table:table-cell table:style-name="Table3.A2" office:value-type="string">
            <text:p text:style-name="P10">Changed explanation</text:p>
          </table:table-cell>
          <table:table-cell table:style-name="Table3.B2" office:value-type="string">
            <text:p text:style-name="P2">function consolidation for easier usage and finer time precision</text:p>
          </table:table-cell>
        </table:table-row>
        <table:table-row>
          <table:table-cell table:style-name="Table3.A2" office:value-type="string">
            <text:p text:style-name="P10">New types or variables</text:p>
          </table:table-cell>
          <table:table-cell table:style-name="Table3.B2" office:value-type="string">
            <text:p text:style-name="P2">ast_tm – see page <text:reference-ref text:reference-format="page" text:ref-name="ast_tm">72</text:reference-ref></text:p>
          </table:table-cell>
        </table:table-row>
      </table:table>
      <text:p text:style-name="P2"><text:s text:c="6"/></text:p>
      <text:p text:style-name="P3">1.4.0 example:</text:p>
      <text:p text:style-name="P3"/>
      <text:p text:style-name="P4">char date[256];</text:p>
      <text:p text:style-name="P4">time_t now;</text:p>
      <text:p text:style-name="P4">time(&amp;now);</text:p>
      <text:p text:style-name="P4">--&gt; ast_ctime_r(now, date);</text:p>
      <text:p text:style-name="P2"/>
      <text:p text:style-name="P3">1.6.0 example:</text:p>
      <text:p text:style-name="P3"/>
      <text:p text:style-name="P4">char date[256];</text:p>
      <text:p text:style-name="P4">struct ast_tm tm;</text:p>
      <text:p text:style-name="P4">/* Set date format for voicemail mail */ </text:p>
      <text:p text:style-name="P4">--&gt; ast_strftime(date, sizeof(date), "%A, %B %d, %Y at %r", &amp;tm);</text:p>
      <text:p text:style-name="P2"/>
      <text:p text:style-name="Standard"/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10">Function</text:p>
          </table:table-cell>
          <table:table-cell table:style-name="Table23.B1" office:value-type="string">
            <text:h text:style-name="Plain_20_header" text:outline-level="1">ast_dtmf_stream</text:h>
          </table:table-cell>
        </table:table-row>
        <table:table-row>
          <table:table-cell table:style-name="Table23.A2" office:value-type="string">
            <text:p text:style-name="P10">Location</text:p>
          </table:table-cell>
          <table:table-cell table:style-name="Table23.B2" office:value-type="string">
            <text:p text:style-name="P2">/include/asterisk/app.h</text:p>
          </table:table-cell>
        </table:table-row>
        <table:table-row>
          <table:table-cell table:style-name="Table23.A2" office:value-type="string">
            <text:p text:style-name="P3">1.4.0 prototype</text:p>
          </table:table-cell>
          <table:table-cell table:style-name="Table23.B2" office:value-type="string">
            <text:p text:style-name="P2">int ast_dtmf_stream(struct ast_channel *chan, struct ast_channel *peer, const char *digits, int between);</text:p>
          </table:table-cell>
        </table:table-row>
        <table:table-row>
          <table:table-cell table:style-name="Table23.A2" office:value-type="string">
            <text:p text:style-name="P3">1.6.0 prototype</text:p>
          </table:table-cell>
          <table:table-cell table:style-name="Table23.B2" office:value-type="string">
            <text:p text:style-name="P2">int ast_dtmf_stream(struct ast_channel *chan, struct ast_channel *peer, const char *digits, int between, unsigned int <text:span text:style-name="T1">duration</text:span>);</text:p>
          </table:table-cell>
        </table:table-row>
        <table:table-row>
          <table:table-cell table:style-name="Table23.A2" office:value-type="string">
            <text:p text:style-name="P10">Changed explanation</text:p>
          </table:table-cell>
          <table:table-cell table:style-name="Table23.B2" office:value-type="string">
            <text:p text:style-name="P2">duration parameter specifies length digit is played given that duration is longer than AST_DEFAULT_EMULATE_DTMF_DURATION (100ms)</text:p>
          </table:table-cell>
        </table:table-row>
        <table:table-row>
          <table:table-cell table:style-name="Table23.A2" office:value-type="string">
            <text:p text:style-name="P10">New types or variables</text:p>
          </table:table-cell>
          <table:table-cell table:style-name="Table23.B2" office:value-type="string">
            <text:p text:style-name="P2">none</text:p>
          </table:table-cell>
        </table:table-row>
      </table:table>
      <text:p text:style-name="P2"><text:s text:c="6"/></text:p>
      <text:p text:style-name="P3">1.4.0 example: </text:p>
      <text:p text:style-name="P2"/>
      <text:p text:style-name="P2">static int senddtmf_exec(struct ast_channel *chan, void *data) </text:p>
      <text:p text:style-name="P2">{ </text:p>
      <text:p text:style-name="P2"><text:s text:c="4"/>int res = 0; </text:p>
      <text:p text:style-name="P2"><text:s text:c="4"/>struct ast_module_user *u; </text:p>
      <text:p text:style-name="P2"><text:s text:c="4"/>char *digits = NULL, *to = NULL; </text:p>
      <text:p text:style-name="P2"><text:s text:c="4"/>int timeout = 250; </text:p>
      <text:p text:style-name="P2"/>
      <text:p text:style-name="P2"><text:s text:c="4"/>if (ast_strlen_zero(data)) { </text:p>
      <text:p text:style-name="P2"><text:s text:c="8"/>ast_log(LOG_WARNING, "SendDTMF requires an argument (digits or *#aAbBcCdD)\n"); </text:p>
      <text:p text:style-name="P2"><text:s text:c="8"/>return 0; </text:p>
      <text:p text:style-name="P2"><text:s text:c="4"/>} </text:p>
      <text:p text:style-name="P2"/>
      <text:p text:style-name="P2"><text:s text:c="4"/>u = ast_module_user_add(chan); </text:p>
      <text:p text:style-name="P2"/>
      <text:p text:style-name="P2"><text:s text:c="4"/>digits = ast_strdupa(data); </text:p>
      <text:p text:style-name="P2"/>
      <text:p text:style-name="P2"><text:s text:c="4"/>if ((to = strchr(digits,'|'))) { </text:p>
      <text:p text:style-name="P2"><text:s text:c="8"/>*to = '\0'; </text:p>
      <text:p text:style-name="P2"><text:s text:c="8"/>to++; </text:p>
      <text:p text:style-name="P2"><text:s text:c="8"/>timeout = atoi(to); </text:p>
      <text:p text:style-name="P2"><text:s text:c="4"/>} </text:p>
      <text:p text:style-name="P2"/>
      <text:p text:style-name="P2"><text:s text:c="4"/>if (timeout &lt;= 0) </text:p>
      <text:p text:style-name="P2"><text:s text:c="8"/>timeout = 250; </text:p>
      <text:p text:style-name="P2"/>
      <text:p text:style-name="P2">--&gt; res = ast_dtmf_stream(chan,NULL,digits,timeout); </text:p>
      <text:p text:style-name="P2"><text:s text:c="4"/>ast_module_user_remove(u); </text:p>
      <text:p text:style-name="P2"><text:s text:c="3"/>return res; </text:p>
      <text:p text:style-name="P2">} </text:p>
      <text:p text:style-name="P12">(continued)</text:p>
      <text:p text:style-name="P3">1.6.0 example: </text:p>
      <text:p text:style-name="P2"/>
      <text:p text:style-name="P2">static int senddtmf_exec(struct ast_channel *chan, void *vdata) </text:p>
      <text:p text:style-name="P2">{ </text:p>
      <text:p text:style-name="P2"><text:s text:c="4"/>int res = 0; </text:p>
      <text:p text:style-name="P2"><text:s text:c="4"/>char *data; </text:p>
      <text:p text:style-name="P2"><text:s text:c="4"/>int timeout = 0, duration = 0; </text:p>
      <text:p text:style-name="P2"><text:s text:c="4"/>AST_DECLARE_APP_ARGS(args, </text:p>
      <text:p text:style-name="P2"><text:s text:c="8"/>AST_APP_ARG(digits); </text:p>
      <text:p text:style-name="P2"><text:s text:c="8"/>AST_APP_ARG(timeout); </text:p>
      <text:p text:style-name="P2"><text:s text:c="8"/>AST_APP_ARG(duration); </text:p>
      <text:p text:style-name="P2"><text:s text:c="4"/>); </text:p>
      <text:p text:style-name="P2"/>
      <text:p text:style-name="P2"><text:s text:c="4"/>if (ast_strlen_zero(vdata)) { </text:p>
      <text:p text:style-name="P2"><text:s text:c="8"/>ast_log(LOG_WARNING, "SendDTMF requires an argument (digits or *#aAbBcCdD)\n"); </text:p>
      <text:p text:style-name="P2"><text:s text:c="8"/>return 0; </text:p>
      <text:p text:style-name="P2"><text:s text:c="4"/>} </text:p>
      <text:p text:style-name="P2"/>
      <text:p text:style-name="P2"><text:s text:c="4"/>data = ast_strdupa(vdata); </text:p>
      <text:p text:style-name="P2"><text:s text:c="4"/>AST_STANDARD_APP_ARGS(args, data); </text:p>
      <text:p text:style-name="P2"/>
      <text:p text:style-name="P2"><text:s text:c="4"/>if (!ast_strlen_zero(args.timeout)) </text:p>
      <text:p text:style-name="P2"><text:s text:c="8"/>timeout = atoi(args.timeout); </text:p>
      <text:p text:style-name="P2"><text:s text:c="4"/>if (!ast_strlen_zero(args.duration)) </text:p>
      <text:p text:style-name="P2"><text:s text:c="8"/>duration = atoi(args.duration); </text:p>
      <text:p text:style-name="P2">--&gt; res = ast_dtmf_stream(chan, NULL, args.digits, timeout &lt;= 0 ? 250 : timeout, duration);</text:p>
      <text:p text:style-name="P2"><text:s text:c="4"/>return res; </text:p>
      <text:p text:style-name="P2">} </text:p>
      <table:table table:name="Table40" table:style-name="Table40">
        <table:table-column table:style-name="Table40.A"/>
        <table:table-column table:style-name="Table40.B"/>
        <table:table-row>
          <table:table-cell table:style-name="Table40.A1" office:value-type="string">
            <text:p text:style-name="P10">Function</text:p>
          </table:table-cell>
          <table:table-cell table:style-name="Table40.B1" office:value-type="string">
            <text:h text:style-name="Plain_20_header" text:outline-level="1">ast_dynamic_str_create</text:h>
            <text:h text:style-name="Plain_20_header" text:outline-level="1">ast_dynamic_str_thread_get</text:h>
            <text:h text:style-name="Plain_20_header" text:outline-level="1">ast_dynamic_str_set</text:h>
            <text:h text:style-name="Plain_20_header" text:outline-level="1">ast_dynamic_str_thread_set</text:h>
            <text:h text:style-name="Plain_20_header" text:outline-level="1">ast_dynamic_str_thread_set_va</text:h>
            <text:h text:style-name="Plain_20_header" text:outline-level="1">ast_dynamic_str_append</text:h>
            <text:h text:style-name="Plain_20_header" text:outline-level="1">ast_dynamic_str_thread_append</text:h>
            <text:h text:style-name="Plain_20_header" text:outline-level="1">ast_dynamic_str_thread_append_va</text:h>
            <text:h text:style-name="Plain_20_header" text:outline-level="1">ast_dynamic_str_thread_build_va</text:h>
          </table:table-cell>
        </table:table-row>
        <table:table-row>
          <table:table-cell table:style-name="Table40.A2" office:value-type="string">
            <text:p text:style-name="P10">Location</text:p>
          </table:table-cell>
          <table:table-cell table:style-name="Table40.B2" office:value-type="string">
            <text:p text:style-name="P2">/include/asterisk/threadstorage.h</text:p>
          </table:table-cell>
        </table:table-row>
        <table:table-row>
          <table:table-cell table:style-name="Table40.A2" office:value-type="string">
            <text:p text:style-name="P3">1.4.0 prototype</text:p>
            <text:p text:style-name="P3">(attributes removed)</text:p>
          </table:table-cell>
          <table:table-cell table:style-name="Table40.B2" office:value-type="string">
            <text:p text:style-name="P2">struct ast_dynamic_str *ast_dynamic_str_create(size_t init_len);</text:p>
            <text:p text:style-name="P2"/>
            <text:p text:style-name="P2">struct ast_dynamic_str *ast_dynamic_str_thread_get(struct ast_threadstorage *ts, size_t init_len);</text:p>
            <text:p text:style-name="P2"/>
            <text:p text:style-name="P2">int ast_dynamic_str_set( struct ast_dynamic_str **buf, size_t max_len, const char *fmt, ...);</text:p>
            <text:p text:style-name="P2"/>
            <text:p text:style-name="P2">ast_dynamic_str_thread_set( struct ast_dynamic_str **buf, size_t max_len, struct ast_threadstorage *ts, const char *fmt, ...);</text:p>
            <text:p text:style-name="P2"/>
            <text:p text:style-name="P2">int ast_dynamic_str_thread_set_va(struct ast_dynamic_str **buf, size_t max_len, struct ast_threadstorage *ts, const char *fmt, va_list ap);</text:p>
            <text:p text:style-name="P2"/>
            <text:p text:style-name="P2">int ast_dynamic_str_append(struct ast_dynamic_str **buf, size_t max_len, const char *fmt, ...);</text:p>
            <text:p text:style-name="P2"/>
            <text:p text:style-name="P2">int ast_dynamic_str_thread_append(struct ast_dynamic_str **buf, size_t max_len, struct ast_threadstorage *ts, const char *fmt, ...);</text:p>
            <text:p text:style-name="P2"/>
            <text:p text:style-name="P2">int ast_dynamic_str_thread_append_va(struct ast_dynamic_str **buf, size_t max_len, struct ast_threadstorage *ts, const char *fmt, va_list ap);</text:p>
            <text:p text:style-name="P2"/>
            <text:p text:style-name="P2">int ast_dynamic_str_thread_build_va(struct ast_dynamic_str **buf, size_t max_len, struct ast_threadstorage *ts, int append, const char *fmt, va_list ap);</text:p>
            <text:p text:style-name="P2"/>
            <text:p text:style-name="P2"/>
          </table:table-cell>
        </table:table-row>
        <table:table-row>
          <table:table-cell table:style-name="Table40.A2" office:value-type="string">
            <text:p text:style-name="P3">1.6.0 prototype</text:p>
            <text:p text:style-name="P3"><text:soft-page-break/>(attributes removed)</text:p>
          </table:table-cell>
          <table:table-cell table:style-name="Table40.B2" office:value-type="string">
            <text:p text:style-name="P2">struct ast_str *ast_str_alloca(size_t init_len);</text:p>
            <text:p text:style-name="P2"><text:soft-page-break/></text:p>
            <text:p text:style-name="P2">struct ast_str *ast_str_create(size_t init_len);</text:p>
            <text:p text:style-name="P2"/>
            <text:p text:style-name="P2">struct ast_str *ast_str_thread_get(struct ast_threadstorage *ts, size_t init_len);</text:p>
            <text:p text:style-name="P2"/>
            <text:p text:style-name="P2">int ast_str_set(struct ast_str <text:span text:style-name="T1">**buf</text:span>, size_t max_len, const char *fmt, ...);</text:p>
            <text:p text:style-name="P2"/>
            <text:p text:style-name="P2">int ast_str_set_va(struct ast_str <text:span text:style-name="T1">**buf</text:span>, size_t max_len, const char *fmt, va_list ap);</text:p>
            <text:p text:style-name="P2"/>
            <text:p text:style-name="P2">int ast_str_append(struct ast_str <text:span text:style-name="T1">**buf</text:span>, size_t max_len, const char *fmt, ...);</text:p>
            <text:p text:style-name="P2"/>
            <text:p text:style-name="P2">int ast_str_append_va(struct ast_str <text:span text:style-name="T1">**buf</text:span>, size_t max_len, const char *fmt, va_list ap);</text:p>
          </table:table-cell>
        </table:table-row>
        <table:table-row>
          <table:table-cell table:style-name="Table40.A2" office:value-type="string">
            <text:p text:style-name="P10">Changed explanation</text:p>
          </table:table-cell>
          <table:table-cell table:style-name="Table40.B2" office:value-type="string">
            <text:p text:style-name="P2">There were multiple string APIs in Asterisk 1.4, some with overlapping functionality. A new API (ast_str) was written that centralizes all of the<text:line-break/>string API code and was put in strings.h. This was done so that complex string handling in Asterisk is more consistent.</text:p>
          </table:table-cell>
        </table:table-row>
        <table:table-row>
          <table:table-cell table:style-name="Table40.A2" office:value-type="string">
            <text:p text:style-name="P10">New types or variables</text:p>
          </table:table-cell>
          <table:table-cell table:style-name="Table40.B2" office:value-type="string">
            <text:p text:style-name="P2">ast_str – see page <text:reference-ref text:reference-format="page" text:ref-name="ast_str">71</text:reference-ref></text:p>
          </table:table-cell>
        </table:table-row>
      </table:table>
      <text:p text:style-name="P2"/>
      <text:p text:style-name="P2">Generally, each function is called in the exact same way, except using the new ast_str buffer. ast_dynamic_str_thread_append was replaced with ast_str_append, ast_dyaamic_str_thread_set was replaced with ast_str_set, and ast_dynamic_str_thread_build_va was replaced with ast_build_string_va.</text:p>
      <text:p text:style-name="P2"/>
      <text:p text:style-name="P3">1.4.0 example: </text:p>
      <text:p text:style-name="P2"/>
      <text:p text:style-name="P2">AST_THREADSTORAGE(ast_cli_buf, ast_cli_buf_init); </text:p>
      <text:p text:style-name="P2"/>
      <text:p text:style-name="P2">/*! \brief Initial buffer size for resulting strings in ast_cli() */ </text:p>
      <text:p text:style-name="P2">#define AST_CLI_INITLEN <text:s text:c="2"/>256 </text:p>
      <text:p text:style-name="P2"/>
      <text:p text:style-name="P2">void ast_cli(int fd, char *fmt, ...) </text:p>
      <text:p text:style-name="P2">{ <text:s text:c="2"/></text:p>
      <text:p text:style-name="P2"><text:s text:c="4"/>int res; </text:p>
      <text:p text:style-name="P2"><text:s text:c="4"/>struct ast_dynamic_str *buf; </text:p>
      <text:p text:style-name="P2"><text:s text:c="4"/>va_list ap; </text:p>
      <text:p text:style-name="P2"/>
      <text:p text:style-name="P12">--&gt; if (!(buf = ast_dynamic_str_thread_get(&amp;ast_cli_buf, AST_CLI_INITLEN))) </text:p>
      <text:p text:style-name="P2"><text:s text:c="8"/>return; </text:p>
      <text:p text:style-name="P2"/>
      <text:p text:style-name="P2"><text:s text:c="4"/>va_start(ap, fmt); </text:p>
      <text:p text:style-name="P2">--&gt; res = ast_dynamic_str_thread_set_va(&amp;buf, 0, &amp;ast_cli_buf, fmt, ap); </text:p>
      <text:p text:style-name="P2"><text:s text:c="4"/>va_end(ap); </text:p>
      <text:p text:style-name="P2"/>
      <text:p text:style-name="P2"><text:s text:c="4"/>if (res != AST_DYNSTR_BUILD_FAILED) </text:p>
      <text:p text:style-name="P2"><text:s text:c="8"/>ast_carefulwrite(fd, buf-&gt;str, strlen(buf-&gt;str), 100); </text:p>
      <text:p text:style-name="P2">} </text:p>
      <text:p text:style-name="P2"/>
      <text:p text:style-name="P3">1.6.0 example: </text:p>
      <text:p text:style-name="P2"/>
      <text:p text:style-name="P2">AST_THREADSTORAGE(ast_cli_buf); </text:p>
      <text:p text:style-name="P2"/>
      <text:p text:style-name="P2">/*! \brief Initial buffer size for resulting strings in ast_cli() */ </text:p>
      <text:p text:style-name="P2">#define AST_CLI_INITLEN <text:s text:c="2"/>256 </text:p>
      <text:p text:style-name="P2"/>
      <text:p text:style-name="P2">void ast_cli(int fd, const char *fmt, ...) </text:p>
      <text:p text:style-name="P2">{ </text:p>
      <text:p text:style-name="P2"><text:s text:c="4"/>int res; </text:p>
      <text:p text:style-name="P2"><text:s text:c="4"/>struct ast_str *buf; </text:p>
      <text:p text:style-name="P2"><text:s text:c="4"/>va_list ap; </text:p>
      <text:p text:style-name="P2"/>
      <text:p text:style-name="P2">--&gt; if (!(buf = ast_str_thread_get(&amp;ast_cli_buf, AST_CLI_INITLEN))) </text:p>
      <text:p text:style-name="P2"><text:s text:c="8"/>return; </text:p>
      <text:p text:style-name="P2"/>
      <text:p text:style-name="P2"><text:s text:c="4"/>va_start(ap, fmt); </text:p>
      <text:p text:style-name="P2">--&gt; res = ast_str_set_va(&amp;buf, 0, fmt, ap); </text:p>
      <text:p text:style-name="P2"><text:s text:c="4"/>va_end(ap); </text:p>
      <text:p text:style-name="P2"/>
      <text:p text:style-name="P2"><text:s text:c="4"/>if (res != AST_DYNSTR_BUILD_FAILED) </text:p>
      <text:p text:style-name="P2"><text:s text:c="8"/>ast_carefulwrite(fd, buf-&gt;str, strlen(buf-&gt;str), 100); </text:p>
      <text:p text:style-name="P2">} </text:p>
      <table:table table:name="Table42" table:style-name="Table42">
        <table:table-column table:style-name="Table42.A"/>
        <table:table-column table:style-name="Table42.B"/>
        <table:table-row>
          <table:table-cell table:style-name="Table42.A1" office:value-type="string">
            <text:p text:style-name="P10">Function</text:p>
          </table:table-cell>
          <table:table-cell table:style-name="Table42.B1" office:value-type="string">
            <text:h text:style-name="Plain_20_header" text:outline-level="1">aes_encrypt_key128 </text:h>
            <text:h text:style-name="Plain_20_header" text:outline-level="1">aes_encrypt_key192 </text:h>
            <text:h text:style-name="Plain_20_header" text:outline-level="1">aes_encrypt_key256 </text:h>
            <text:h text:style-name="Plain_20_header" text:outline-level="1">aes_encrypt_key </text:h>
            <text:h text:style-name="Plain_20_header" text:outline-level="1">aes_encrypt </text:h>
            <text:h text:style-name="Plain_20_header" text:outline-level="1">aes_decrypt_key128 </text:h>
            <text:h text:style-name="Plain_20_header" text:outline-level="1">aes_decrypt_key192 </text:h>
            <text:h text:style-name="Plain_20_header" text:outline-level="1">aes_decrypt_key256 </text:h>
            <text:h text:style-name="Plain_20_header" text:outline-level="1">aes_decrypt_key </text:h>
            <text:h text:style-name="Plain_20_header" text:outline-level="1">aes_decrypt </text:h>
          </table:table-cell>
        </table:table-row>
        <table:table-row>
          <table:table-cell table:style-name="Table42.A2" office:value-type="string">
            <text:p text:style-name="P10">Location</text:p>
          </table:table-cell>
          <table:table-cell table:style-name="Table42.B2" office:value-type="string">
            <text:p text:style-name="P2">/include/asterisk/aes.h</text:p>
          </table:table-cell>
        </table:table-row>
        <table:table-row>
          <table:table-cell table:style-name="Table42.A2" office:value-type="string">
            <text:p text:style-name="P3">1.4.0 prototype</text:p>
          </table:table-cell>
          <table:table-cell table:style-name="Table42.B2" office:value-type="string">
            <text:p text:style-name="P2">aes_rval aes_encrypt_key128(const void *in_key, aes_encrypt_ctx cx[1]); </text:p>
            <text:p text:style-name="P2"/>
            <text:p text:style-name="P2">aes_rval aes_encrypt_key192(const void *in_key, aes_encrypt_ctx cx[1]); </text:p>
            <text:p text:style-name="P2"/>
            <text:p text:style-name="P2">aes_rval aes_encrypt_key256(const void *in_key, aes_encrypt_ctx cx[1]); </text:p>
            <text:p text:style-name="P2"/>
            <text:p text:style-name="P2">aes_rval aes_encrypt_key(const void *in_key, int key_len, aes_encrypt_ctx cx[1]); </text:p>
            <text:p text:style-name="P2"/>
            <text:p text:style-name="P2">aes_rval aes_encrypt(const void *in_blk, void *out_blk, const aes_encrypt_ctx cx[1]); </text:p>
            <text:p text:style-name="P2"/>
            <text:p text:style-name="P2">aes_rval aes_decrypt_key128(const void *in_key, aes_decrypt_ctx cx[1]); </text:p>
            <text:p text:style-name="P2"/>
            <text:p text:style-name="P2">aes_rval aes_decrypt_key192(const void *in_key, aes_decrypt_ctx cx[1]); </text:p>
            <text:p text:style-name="P2"/>
            <text:p text:style-name="P2">aes_rval aes_decrypt_key256(const void *in_key, aes_decrypt_ctx cx[1]); </text:p>
            <text:p text:style-name="P2"/>
            <text:p text:style-name="P2">aes_rval aes_decrypt_key(const void *in_key, int key_len, aes_decrypt_ctx cx[1]); </text:p>
            <text:p text:style-name="P2"/>
            <text:p text:style-name="P2">aes_rval aes_decrypt(const void *in_blk, void *out_blk, const aes_decrypt_ctx cx[1]); </text:p>
          </table:table-cell>
        </table:table-row>
        <table:table-row>
          <table:table-cell table:style-name="Table42.A2" office:value-type="string">
            <text:p text:style-name="P3">1.6.0 prototype</text:p>
          </table:table-cell>
          <table:table-cell table:style-name="Table42.B2" office:value-type="string">
            <text:p text:style-name="P2">Types differ based on available libraries.</text:p>
            <text:p text:style-name="P2">int ast_aes_encrypt_key(key, context) ;</text:p>
            <text:p text:style-name="P2">int ast_aes_decrypt_key(key, context);</text:p>
            <text:p text:style-name="P2">int ast_aes_encrypt(in, out, context);</text:p>
            <text:p text:style-name="P2">int ast_aes_decrypt(in, out, context);</text:p>
          </table:table-cell>
        </table:table-row>
        <table:table-row>
          <table:table-cell table:style-name="Table42.A2" office:value-type="string">
            <text:p text:style-name="P10">Changed <text:soft-page-break/>explanation</text:p>
          </table:table-cell>
          <table:table-cell table:style-name="Table42.B2" office:value-type="string">
            <text:p text:style-name="P2">Functions were unified without reguard to keysize. <text:soft-page-break/>AES is implemented from the OpenSSL library if available.</text:p>
          </table:table-cell>
        </table:table-row>
        <table:table-row>
          <table:table-cell table:style-name="Table42.A2" office:value-type="string">
            <text:p text:style-name="P10">New types or variables</text:p>
          </table:table-cell>
          <table:table-cell table:style-name="Table42.B2" office:value-type="string">
            <text:p text:style-name="P2">none</text:p>
          </table:table-cell>
        </table:table-row>
      </table:table>
      <text:p text:style-name="P2"><text:s text:c="6"/></text:p>
      <text:p text:style-name="P3">1.4.0 example: </text:p>
      <text:p text:style-name="P2"/>
      <text:p text:style-name="P2">static void build_enc_keys(const unsigned char *digest, aes_encrypt_ctx *ecx, aes_decrypt_ctx *dcx) </text:p>
      <text:p text:style-name="P2">{ </text:p>
      <text:p text:style-name="P2">--&gt; aes_encrypt_key128(digest, ecx); </text:p>
      <text:p text:style-name="P2">--&gt; aes_decrypt_key128(digest, dcx); </text:p>
      <text:p text:style-name="P2">} </text:p>
      <text:p text:style-name="P2"/>
      <text:p text:style-name="P2">static void memcpy_decrypt(unsigned char *dst, const unsigned char *src, int len, aes_decrypt_ctx *dcx) </text:p>
      <text:p text:style-name="P2">{ </text:p>
      <text:p text:style-name="P2"><text:s text:c="4"/>unsigned char lastblock[16] = { 0 }; </text:p>
      <text:p text:style-name="P2"><text:s text:c="4"/>int x; </text:p>
      <text:p text:style-name="P2"><text:s text:c="4"/>while(len &gt; 0) { </text:p>
      <text:p text:style-name="P2">--&gt; <text:s text:c="4"/>aes_decrypt(src, dst, dcx); </text:p>
      <text:p text:style-name="P2"><text:s text:c="8"/>for (x=0;x&lt;16;x++) </text:p>
      <text:p text:style-name="P2"><text:s text:c="12"/>dst[x] ^= lastblock[x]; </text:p>
      <text:p text:style-name="P2"><text:s text:c="8"/>memcpy(lastblock, src, sizeof(lastblock)); </text:p>
      <text:p text:style-name="P2"><text:s text:c="8"/>dst += 16; </text:p>
      <text:p text:style-name="P2"><text:s text:c="8"/>src += 16; </text:p>
      <text:p text:style-name="P2"><text:s text:c="8"/>len -= 16; </text:p>
      <text:p text:style-name="P2"><text:s text:c="4"/>} </text:p>
      <text:p text:style-name="P2">} </text:p>
      <text:p text:style-name="P2"/>
      <text:p text:style-name="P12">(continued)</text:p>
      <text:p text:style-name="P3">1.6.0 example: </text:p>
      <text:p text:style-name="P2"/>
      <text:p text:style-name="P2">static void build_enc_keys(const unsigned char *digest, ast_aes_encrypt_key *ecx, ast_aes_decrypt_key *dcx) </text:p>
      <text:p text:style-name="P2">{ </text:p>
      <text:p text:style-name="P2">--&gt; ast_aes_encrypt_key(digest, ecx); </text:p>
      <text:p text:style-name="P2">--&gt; ast_aes_decrypt_key(digest, dcx); </text:p>
      <text:p text:style-name="P2">} </text:p>
      <text:p text:style-name="P2"/>
      <text:p text:style-name="P2">static void memcpy_decrypt(unsigned char *dst, const unsigned char *src, int len, ast_aes_decrypt_key *dcx) </text:p>
      <text:p text:style-name="P2">{ <text:s text:c="8"/></text:p>
      <text:p text:style-name="P2"><text:s text:c="4"/>unsigned char lastblock[16] = { 0 }; </text:p>
      <text:p text:style-name="P2"><text:s text:c="4"/>int x; </text:p>
      <text:p text:style-name="P2"><text:s text:c="4"/>while(len &gt; 0) { </text:p>
      <text:p text:style-name="P2">--&gt; <text:s text:c="4"/>ast_aes_decrypt(src, dst, dcx); </text:p>
      <text:p text:style-name="P2"><text:s text:c="8"/>for (x=0;x&lt;16;x++) </text:p>
      <text:p text:style-name="P2"><text:s text:c="12"/>dst[x] ^= lastblock[x]; </text:p>
      <text:p text:style-name="P2"><text:s text:c="8"/>memcpy(lastblock, src, sizeof(lastblock)); </text:p>
      <text:p text:style-name="P2"><text:s text:c="8"/>dst += 16; </text:p>
      <text:p text:style-name="P2"><text:s text:c="8"/>src += 16; </text:p>
      <text:p text:style-name="P2"><text:s text:c="8"/>len -= 16; </text:p>
      <text:p text:style-name="P2"><text:s text:c="4"/>} </text:p>
      <text:p text:style-name="P2">} 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0">Function</text:p>
          </table:table-cell>
          <table:table-cell table:style-name="Table18.B1" office:value-type="string">
            <text:h text:style-name="Plain_20_header" text:outline-level="1">ast_expr</text:h>
          </table:table-cell>
        </table:table-row>
        <table:table-row>
          <table:table-cell table:style-name="Table18.A2" office:value-type="string">
            <text:p text:style-name="P10">Location</text:p>
          </table:table-cell>
          <table:table-cell table:style-name="Table18.B2" office:value-type="string">
            <text:p text:style-name="P2">/include/asterisk/pval.h</text:p>
          </table:table-cell>
        </table:table-row>
        <table:table-row>
          <table:table-cell table:style-name="Table18.A2" office:value-type="string">
            <text:p text:style-name="P3">1.4.0 prototype</text:p>
          </table:table-cell>
          <table:table-cell table:style-name="Table18.B2" office:value-type="string">
            <text:p text:style-name="P2">int ast_expr(char *expr, char *buf, int length);</text:p>
          </table:table-cell>
        </table:table-row>
        <table:table-row>
          <table:table-cell table:style-name="Table18.A2" office:value-type="string">
            <text:p text:style-name="P3">1.6.0 prototype</text:p>
          </table:table-cell>
          <table:table-cell table:style-name="Table18.B2" office:value-type="string">
            <text:p text:style-name="P2">int ast_expr(char *expr, char *buf, int length, struct ast_channel <text:span text:style-name="T1">*chan</text:span>);</text:p>
          </table:table-cell>
        </table:table-row>
        <table:table-row>
          <table:table-cell table:style-name="Table18.A2" office:value-type="string">
            <text:p text:style-name="P10">Changed explanation</text:p>
          </table:table-cell>
          <table:table-cell table:style-name="Table18.B2" office:value-type="string">
            <text:p text:style-name="P2">chan parameter is used for retrieving the values of dialplan functions</text:p>
          </table:table-cell>
        </table:table-row>
        <table:table-row>
          <table:table-cell table:style-name="Table18.A2" office:value-type="string">
            <text:p text:style-name="P10">New types or variables</text:p>
          </table:table-cell>
          <table:table-cell table:style-name="Table18.B2" office:value-type="string">
            <text:p text:style-name="P2">none</text:p>
          </table:table-cell>
        </table:table-row>
      </table:table>
      <text:p text:style-name="P2"><text:s text:c="6"/></text:p>
      <text:p text:style-name="P3">1.4.0 example: </text:p>
      <text:p text:style-name="P2"/>
      <text:p text:style-name="P2">static void pbx_substitute_variables_helper_full(struct ast_channel *c, struct varshead *headp, const char *cp1, char *cp2, int count) </text:p>
      <text:p text:style-name="P2">{ <text:s text:c="3"/></text:p>
      <text:p text:style-name="P2"><text:s text:c="4"/>const char *tmp, *whereweare; </text:p>
      <text:p text:style-name="P2"><text:s text:c="4"/>int length, offset, offset2, isfunction; </text:p>
      <text:p text:style-name="P2"><text:s text:c="4"/>char *ltmp = NULL, *var = NULL, *workspace = NULL; </text:p>
      <text:p text:style-name="P2"><text:s text:c="4"/>char *nextvar, *nextexp, *nextthing, *vars, *vare, *cp4;</text:p>
      <text:p text:style-name="P2"><text:s text:c="4"/>int pos, brackets, needsub, len; </text:p>
      <text:p text:style-name="P2"/>
      <text:p text:style-name="P2"><text:s text:c="4"/>whereweare=tmp=cp1; </text:p>
      <text:p text:style-name="P2"><text:s text:c="4"/>while (!ast_strlen_zero(whereweare) &amp;&amp; count) { </text:p>
      <text:p text:style-name="P2"><text:s text:c="8"/>/* Assume we're copying the whole remaining string */ </text:p>
      <text:p text:style-name="P2"><text:s text:c="8"/>pos = strlen(whereweare); </text:p>
      <text:p text:style-name="P2"><text:s text:c="8"/>nextvar = NULL; </text:p>
      <text:p text:style-name="P2"><text:s text:c="8"/>nextexp = NULL; </text:p>
      <text:p text:style-name="P2"><text:s text:c="8"/>nextthing = strchr(whereweare, '$'); </text:p>
      <text:p text:style-name="P2"><text:s text:c="8"/>if (nextthing) { </text:p>
      <text:p text:style-name="P2"><text:s text:c="12"/>switch(nextthing[1]) { </text:p>
      <text:p text:style-name="P2"><text:s text:c="12"/>case '{': </text:p>
      <text:p text:style-name="P2"><text:s text:c="16"/>nextvar = nextthing; </text:p>
      <text:p text:style-name="P2"><text:s text:c="16"/>pos = nextvar - whereweare; </text:p>
      <text:p text:style-name="P2"><text:s text:c="16"/>break; </text:p>
      <text:p text:style-name="P2"><text:s text:c="12"/>case '[': </text:p>
      <text:p text:style-name="P2"><text:s text:c="16"/>nextexp = nextthing; </text:p>
      <text:p text:style-name="P2"><text:s text:c="16"/>pos = nextexp - whereweare; </text:p>
      <text:p text:style-name="P2"><text:s text:c="16"/>break; </text:p>
      <text:p text:style-name="P2"><text:s text:c="12"/>} </text:p>
      <text:p text:style-name="P2"><text:s text:c="8"/>} </text:p>
      <text:p text:style-name="P2"/>
      <text:p text:style-name="P2"><text:s text:c="8"/>if (pos) { </text:p>
      <text:p text:style-name="P2"><text:s text:c="12"/>/* Can't copy more than 'count' bytes */ </text:p>
      <text:p text:style-name="P2"><text:s text:c="12"/>if (pos &gt; count) </text:p>
      <text:p text:style-name="P2"><text:s text:c="16"/>pos = count; </text:p>
      <text:p text:style-name="P2"><text:s/></text:p>
      <text:p text:style-name="P2"><text:soft-page-break/><text:s text:c="12"/>/* Copy that many bytes */ </text:p>
      <text:p text:style-name="P2"><text:s text:c="12"/>memcpy(cp2, whereweare, pos); </text:p>
      <text:p text:style-name="P2"/>
      <text:p text:style-name="P2"><text:s text:c="12"/>count -= pos; </text:p>
      <text:p text:style-name="P2"><text:s text:c="12"/>cp2 += pos; </text:p>
      <text:p text:style-name="P2"><text:s text:c="12"/>whereweare += pos; </text:p>
      <text:p text:style-name="P2"><text:s text:c="8"/>} </text:p>
      <text:p text:style-name="P2"/>
      <text:p text:style-name="P2"><text:s text:c="8"/>if (nextvar) { </text:p>
      <text:p text:style-name="P2"><text:s text:c="12"/>/* We have a variable. <text:s/>Find the start and end, and determine if we are going to have to recursively call ourselves on the contents */ </text:p>
      <text:p text:style-name="P2"><text:s text:c="12"/>vars = vare = nextvar + 2; </text:p>
      <text:p text:style-name="P2"><text:s text:c="12"/>brackets = 1; </text:p>
      <text:p text:style-name="P2"><text:s text:c="12"/>needsub = 0; </text:p>
      <text:p text:style-name="P2"/>
      <text:p text:style-name="P2"><text:s text:c="12"/>/* Find the end of it */ </text:p>
      <text:p text:style-name="P2"><text:s text:c="12"/>while (brackets &amp;&amp; *vare) { </text:p>
      <text:p text:style-name="P2"><text:s text:c="16"/>if ((vare[0] == '$') &amp;&amp; (vare[1] == '{')) { </text:p>
      <text:p text:style-name="P2"><text:s text:c="20"/>needsub++; </text:p>
      <text:p text:style-name="P2"><text:s text:c="16"/>} else if (vare[0] == '{') { </text:p>
      <text:p text:style-name="P2"><text:s text:c="20"/>brackets++; </text:p>
      <text:p text:style-name="P2"><text:s text:c="16"/>} else if (vare[0] == '}') { </text:p>
      <text:p text:style-name="P2"><text:s text:c="20"/>brackets--; </text:p>
      <text:p text:style-name="P2"><text:s text:c="16"/>} else if ((vare[0] == '$') &amp;&amp; (vare[1] == '[')) </text:p>
      <text:p text:style-name="P2"><text:s text:c="20"/>needsub++; </text:p>
      <text:p text:style-name="P2"><text:s text:c="16"/>vare++; </text:p>
      <text:p text:style-name="P2"><text:s text:c="12"/>} </text:p>
      <text:p text:style-name="P2"><text:s text:c="12"/>if (brackets) </text:p>
      <text:p text:style-name="P2"><text:s text:c="16"/>ast_log(LOG_NOTICE, "Error in extension logic (missing '}')\n"); </text:p>
      <text:p text:style-name="P2"><text:s text:c="12"/>len = vare - vars - 1; </text:p>
      <text:p text:style-name="P2"/>
      <text:p text:style-name="P2"><text:s text:c="12"/>/* Skip totally over variable string */ </text:p>
      <text:p text:style-name="P2"><text:s text:c="12"/>whereweare += (len + 3); </text:p>
      <text:p text:style-name="P2"/>
      <text:p text:style-name="P2"><text:s text:c="12"/>if (!var) </text:p>
      <text:p text:style-name="P2"><text:s text:c="16"/>var = alloca(VAR_BUF_SIZE); </text:p>
      <text:p text:style-name="P2"/>
      <text:p text:style-name="P2"><text:s text:c="12"/>/* Store variable name (and truncate) */ </text:p>
      <text:p text:style-name="P2"><text:s text:c="12"/>ast_copy_string(var, vars, len + 1); </text:p>
      <text:p text:style-name="P2"/>
      <text:p text:style-name="P2"><text:s text:c="12"/>/* Substitute if necessary */ </text:p>
      <text:p text:style-name="P2"><text:s text:c="12"/>if (needsub) { </text:p>
      <text:p text:style-name="P2"><text:s text:c="16"/>if (!ltmp) </text:p>
      <text:p text:style-name="P2"><text:s text:c="20"/>ltmp = alloca(VAR_BUF_SIZE); </text:p>
      <text:p text:style-name="P2"/>
      <text:p text:style-name="P2"><text:s text:c="16"/>memset(ltmp, 0, VAR_BUF_SIZE); </text:p>
      <text:p text:style-name="P2"><text:soft-page-break/><text:s text:c="16"/>pbx_substitute_variables_helper_full(c, headp, var, ltmp, VAR_BUF_SIZE - 1); </text:p>
      <text:p text:style-name="P2"><text:s text:c="16"/>vars = ltmp; </text:p>
      <text:p text:style-name="P2"><text:s text:c="12"/>} else { </text:p>
      <text:p text:style-name="P2"><text:s text:c="16"/>vars = var; </text:p>
      <text:p text:style-name="P2"><text:s text:c="12"/>} </text:p>
      <text:p text:style-name="P2"/>
      <text:p text:style-name="P2"><text:s text:c="12"/>if (!workspace) </text:p>
      <text:p text:style-name="P2"><text:s text:c="16"/>workspace = alloca(VAR_BUF_SIZE); </text:p>
      <text:p text:style-name="P2"><text:s text:c="3"/>workspace[0] = '\0'; </text:p>
      <text:p text:style-name="P2"/>
      <text:p text:style-name="P2"><text:s text:c="12"/>parse_variable_name(vars, &amp;offset, &amp;offset2, &amp;isfunction); </text:p>
      <text:p text:style-name="P2"><text:s text:c="12"/>if (isfunction) { </text:p>
      <text:p text:style-name="P2"><text:s text:c="16"/>/* Evaluate function */ </text:p>
      <text:p text:style-name="P2"><text:s text:c="16"/>cp4 = ast_func_read(c, vars, workspace, VAR_BUF_SIZE) ? NULL : workspace; </text:p>
      <text:p text:style-name="P2"/>
      <text:p text:style-name="P2"><text:s text:c="16"/>ast_log(LOG_DEBUG, "Function result is '%s'\n", cp4 ? cp4 : "(null)"); </text:p>
      <text:p text:style-name="P2"><text:s text:c="12"/>} else { </text:p>
      <text:p text:style-name="P2"><text:s text:c="16"/>/* Retrieve variable value */ </text:p>
      <text:p text:style-name="P2"><text:s text:c="16"/>pbx_retrieve_variable(c, vars, &amp;cp4, workspace, VAR_BUF_SIZE, headp); </text:p>
      <text:p text:style-name="P2"><text:s text:c="12"/>} </text:p>
      <text:p text:style-name="P2"><text:s text:c="12"/>if (cp4) { </text:p>
      <text:p text:style-name="P2"><text:s text:c="16"/>cp4 = substring(cp4, offset, offset2, workspace, VAR_BUF_SIZE); </text:p>
      <text:p text:style-name="P2"/>
      <text:p text:style-name="P2"><text:s text:c="16"/>length = strlen(cp4); </text:p>
      <text:p text:style-name="P2"><text:s text:c="16"/>if (length &gt; count) </text:p>
      <text:p text:style-name="P2"><text:s text:c="20"/>length = count; </text:p>
      <text:p text:style-name="P2"><text:s text:c="16"/>memcpy(cp2, cp4, length); </text:p>
      <text:p text:style-name="P2"><text:s text:c="16"/>count -= length; </text:p>
      <text:p text:style-name="P2"><text:s text:c="16"/>cp2 += length; </text:p>
      <text:p text:style-name="P2"><text:s text:c="12"/>} </text:p>
      <text:p text:style-name="P2"><text:s text:c="8"/>} else if (nextexp) { </text:p>
      <text:p text:style-name="P2"><text:s text:c="12"/>/* We have an expression. <text:s/>Find the start and end, and determine if we are going to have to recursively call ourselves on the contents */ </text:p>
      <text:p text:style-name="P2"><text:s text:c="12"/>vars = vare = nextexp + 2; </text:p>
      <text:p text:style-name="P2"><text:s text:c="12"/>brackets = 1; </text:p>
      <text:p text:style-name="P2"><text:s text:c="12"/>needsub = 0; </text:p>
      <text:p text:style-name="P2"/>
      <text:p text:style-name="P2"><text:s text:c="12"/>/* Find the end of it */ </text:p>
      <text:p text:style-name="P2"><text:s text:c="12"/>while(brackets &amp;&amp; *vare) { </text:p>
      <text:p text:style-name="P2"><text:s text:c="16"/>if ((vare[0] == '$') &amp;&amp; (vare[1] == '[')) { </text:p>
      <text:p text:style-name="P2"><text:s text:c="20"/>needsub++; </text:p>
      <text:p text:style-name="P2"><text:soft-page-break/><text:s text:c="20"/>brackets++; </text:p>
      <text:p text:style-name="P2"><text:s text:c="20"/>vare++; </text:p>
      <text:p text:style-name="P2"><text:s text:c="16"/>} else if (vare[0] == '[') { </text:p>
      <text:p text:style-name="P2"><text:s text:c="20"/>brackets++; </text:p>
      <text:p text:style-name="P2"><text:s text:c="16"/>} else if (vare[0] == ']') { </text:p>
      <text:p text:style-name="P2"><text:s text:c="20"/>brackets--; </text:p>
      <text:p text:style-name="P2"><text:s text:c="16"/>} else if ((vare[0] == '$') &amp;&amp; (vare[1] == '{')) { </text:p>
      <text:p text:style-name="P2"><text:s text:c="20"/>needsub++; </text:p>
      <text:p text:style-name="P2"><text:s text:c="20"/>vare++; </text:p>
      <text:p text:style-name="P2"><text:s text:c="16"/>} </text:p>
      <text:p text:style-name="P2"><text:s text:c="16"/>vare++; </text:p>
      <text:p text:style-name="P2"><text:s text:c="12"/>} </text:p>
      <text:p text:style-name="P2"><text:s text:c="12"/>if (brackets) </text:p>
      <text:p text:style-name="P2"><text:s text:c="16"/>ast_log(LOG_NOTICE, "Error in extension logic (missing ']')\n"); </text:p>
      <text:p text:style-name="P2"><text:s text:c="7"/>len = vare - vars - 1; </text:p>
      <text:p text:style-name="P2"/>
      <text:p text:style-name="P2"><text:s text:c="12"/>/* Skip totally over expression */ </text:p>
      <text:p text:style-name="P2"><text:s text:c="12"/>whereweare += (len + 3); </text:p>
      <text:p text:style-name="P2"/>
      <text:p text:style-name="P2"><text:s text:c="12"/>if (!var) </text:p>
      <text:p text:style-name="P2"><text:s text:c="16"/>var = alloca(VAR_BUF_SIZE); </text:p>
      <text:p text:style-name="P2"/>
      <text:p text:style-name="P2"><text:s text:c="12"/>/* Store variable name (and truncate) */ </text:p>
      <text:p text:style-name="P2"><text:s text:c="12"/>ast_copy_string(var, vars, len + 1); </text:p>
      <text:p text:style-name="P2"/>
      <text:p text:style-name="P2"><text:s text:c="12"/>/* Substitute if necessary */ </text:p>
      <text:p text:style-name="P2"><text:s text:c="12"/>if (needsub) { </text:p>
      <text:p text:style-name="P2"><text:s text:c="16"/>if (!ltmp) </text:p>
      <text:p text:style-name="P2"><text:s text:c="20"/>ltmp = alloca(VAR_BUF_SIZE); </text:p>
      <text:p text:style-name="P2"/>
      <text:p text:style-name="P2"><text:s text:c="16"/>memset(ltmp, 0, VAR_BUF_SIZE); </text:p>
      <text:p text:style-name="P2"><text:s text:c="16"/>pbx_substitute_variables_helper_full(c, headp, var, ltmp, VAR_BUF_SIZE - 1); </text:p>
      <text:p text:style-name="P2"><text:s text:c="16"/>vars = ltmp; </text:p>
      <text:p text:style-name="P2"><text:s text:c="12"/>} else { </text:p>
      <text:p text:style-name="P2"><text:s text:c="16"/>vars = var; </text:p>
      <text:p text:style-name="P2"><text:s text:c="12"/>} </text:p>
      <text:p text:style-name="P2"/>
      <text:p text:style-name="P2">--&gt; <text:s text:c="8"/>length = ast_expr(vars, cp2, count); </text:p>
      <text:p text:style-name="P2"/>
      <text:p text:style-name="P3">1.6.0 example: </text:p>
      <text:p text:style-name="P2"/>
      <text:p text:style-name="P2">Exactly the same as above, except using the additional chan parameter.</text:p>
      <text:p text:style-name="P2">--&gt; <text:s text:c="8"/>length = ast_expr(vars, cp2, count, chan);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0">Function</text:p>
          </table:table-cell>
          <table:table-cell table:style-name="Table16.B1" office:value-type="string">
            <text:h text:style-name="Plain_20_header" text:outline-level="1">ast_get_enum</text:h>
          </table:table-cell>
        </table:table-row>
        <table:table-row>
          <table:table-cell table:style-name="Table16.A2" office:value-type="string">
            <text:p text:style-name="P10">Location</text:p>
          </table:table-cell>
          <table:table-cell table:style-name="Table16.B2" office:value-type="string">
            <text:p text:style-name="P2">/include/asterisk/enum.h</text:p>
          </table:table-cell>
        </table:table-row>
        <table:table-row>
          <table:table-cell table:style-name="Table16.A2" office:value-type="string">
            <text:p text:style-name="P3">1.4.0 prototype</text:p>
          </table:table-cell>
          <table:table-cell table:style-name="Table16.B2" office:value-type="string">
            <text:p text:style-name="P2">int ast_get_enum(struct ast_channel *chan, const char *number, char *location, int maxloc, char *technology, int maxtech, char* suffix, char* options, unsigned int record);</text:p>
          </table:table-cell>
        </table:table-row>
        <table:table-row>
          <table:table-cell table:style-name="Table16.A2" office:value-type="string">
            <text:p text:style-name="P3">1.6.0 prototype</text:p>
          </table:table-cell>
          <table:table-cell table:style-name="Table16.B2" office:value-type="string">
            <text:p text:style-name="P2">int ast_get_enum(struct ast_channel *chan, const char *number, char *location, int maxloc, char *technology, int maxtech, char* suffix, char* options, unsigned int record, struct enum_context <text:span text:style-name="T1">**argcontext</text:span>); </text:p>
          </table:table-cell>
        </table:table-row>
        <table:table-row>
          <table:table-cell table:style-name="Table16.A2" office:value-type="string">
            <text:p text:style-name="P10">Changed explanation</text:p>
          </table:table-cell>
          <table:table-cell table:style-name="Table16.B2" office:value-type="string">
            <text:p text:style-name="P2">Save pointer to enum_context which is later added to the channel datastores. The stored information is used for ensuring that interating through query results does not result in repeated queries.</text:p>
          </table:table-cell>
        </table:table-row>
        <table:table-row>
          <table:table-cell table:style-name="Table16.A2" office:value-type="string">
            <text:p text:style-name="P10">New types or variables</text:p>
          </table:table-cell>
          <table:table-cell table:style-name="Table16.B2" office:value-type="string">
            <text:p text:style-name="P2">none</text:p>
          </table:table-cell>
        </table:table-row>
      </table:table>
      <text:p text:style-name="P2"><text:s text:c="6"/></text:p>
      <text:p text:style-name="P3">1.4.0 example:</text:p>
      <text:p text:style-name="P3"/>
      <text:p text:style-name="P2">static int function_enum(struct ast_channel *chan, char *cmd, char *data, char *buf, size_t len) </text:p>
      <text:p text:style-name="P2">{ </text:p>
      <text:p text:style-name="P2"><text:s text:c="4"/>AST_DECLARE_APP_ARGS(args, </text:p>
      <text:p text:style-name="P2"><text:s text:c="8"/>AST_APP_ARG(number); </text:p>
      <text:p text:style-name="P2"><text:s text:c="8"/>AST_APP_ARG(tech); </text:p>
      <text:p text:style-name="P2"><text:s text:c="8"/>AST_APP_ARG(options); </text:p>
      <text:p text:style-name="P2"><text:s text:c="8"/>AST_APP_ARG(record); </text:p>
      <text:p text:style-name="P2"><text:s text:c="8"/>AST_APP_ARG(zone); </text:p>
      <text:p text:style-name="P2"><text:s text:c="4"/>); </text:p>
      <text:p text:style-name="P2"><text:s text:c="4"/>int res = 0; </text:p>
      <text:p text:style-name="P2"><text:s text:c="4"/>char tech[80]; </text:p>
      <text:p text:style-name="P2"><text:s text:c="4"/>char dest[256] = "", tmp[2] = ""; </text:p>
      <text:p text:style-name="P2"><text:s text:c="4"/>struct ast_module_user *u; </text:p>
      <text:p text:style-name="P2"><text:s text:c="4"/>char *s, *p; </text:p>
      <text:p text:style-name="P2"><text:s text:c="4"/>unsigned int record = 1; </text:p>
      <text:p text:style-name="P2"><text:s text:c="4"/>buf[0] = '\0'; </text:p>
      <text:p text:style-name="P2"/>
      <text:p text:style-name="P2"><text:s text:c="4"/>AST_STANDARD_APP_ARGS(args, data); </text:p>
      <text:p text:style-name="P2"><text:s text:c="4"/>ast_copy_string(tech, args.tech ? args.tech : "sip", sizeof(tech)); </text:p>
      <text:p text:style-name="P2"><text:s text:c="3"/>...</text:p>
      <text:p text:style-name="P2"><text:s text:c="4"/>record = atoi(args.record); </text:p>
      <text:p text:style-name="P2"/>
      <text:p text:style-name="P2"><text:s text:c="4"/>/* assume any '-' signs are stripped from args.number */ </text:p>
      <text:p text:style-name="P2">--&gt; res = ast_get_enum(chan, args.number, dest, sizeof(dest), tech, <text:soft-page-break/>sizeof(tech), args.zone, args.options, record); </text:p>
      <text:p text:style-name="P2"/>
      <text:p text:style-name="P3">1.6.0 example: </text:p>
      <text:p text:style-name="P2"/>
      <text:p text:style-name="P2">static int enum_query_read(struct ast_channel *chan, const char *cmd, char *data, char *buf, size_t len) </text:p>
      <text:p text:style-name="P2">{ </text:p>
      <text:p text:style-name="P2"><text:s text:c="4"/>struct enum_result_datastore *erds; </text:p>
      <text:p text:style-name="P2"><text:s text:c="4"/>struct ast_datastore *datastore; </text:p>
      <text:p text:style-name="P2"><text:s text:c="4"/>char *parse, tech[128], dest[128]; </text:p>
      <text:p text:style-name="P2"><text:s text:c="4"/>int res = -1; </text:p>
      <text:p text:style-name="P2"/>
      <text:p text:style-name="P2"><text:s text:c="4"/>AST_DECLARE_APP_ARGS(args, </text:p>
      <text:p text:style-name="P2"><text:s text:c="8"/>AST_APP_ARG(number); </text:p>
      <text:p text:style-name="P2"><text:s text:c="8"/>AST_APP_ARG(tech); </text:p>
      <text:p text:style-name="P2"><text:s text:c="8"/>AST_APP_ARG(zone); </text:p>
      <text:p text:style-name="P2"><text:s text:c="4"/>); </text:p>
      <text:p text:style-name="P2"><text:s text:c="4"/>parse = ast_strdupa(data);</text:p>
      <text:p text:style-name="P2"><text:s text:c="4"/>AST_STANDARD_APP_ARGS(args, parse); </text:p>
      <text:p text:style-name="P2"/>
      <text:p text:style-name="P2"><text:s text:c="4"/>if (!args.zone) </text:p>
      <text:p text:style-name="P2"><text:s text:c="8"/>args.zone = "e164.zone"; </text:p>
      <text:p text:style-name="P2"/>
      <text:p text:style-name="P2"><text:s text:c="4"/>ast_copy_string(tech, args.tech ? args.tech : "sip", sizeof(tech)); </text:p>
      <text:p text:style-name="P2"/>
      <text:p text:style-name="P2"><text:s text:c="4"/>if (!(erds = ast_calloc(1, sizeof(*erds)))) </text:p>
      <text:p text:style-name="P2"><text:s text:c="8"/>goto finish; </text:p>
      <text:p text:style-name="P2"/>
      <text:p text:style-name="P2"><text:s text:c="4"/>if (!(erds-&gt;context = ast_calloc(1, sizeof(*erds-&gt;context)))) { </text:p>
      <text:p text:style-name="P2"><text:s text:c="8"/>ast_free(erds); </text:p>
      <text:p text:style-name="P2"><text:s text:c="8"/>goto finish; </text:p>
      <text:p text:style-name="P2"><text:s text:c="4"/>} </text:p>
      <text:p text:style-name="P2"/>
      <text:p text:style-name="P2"><text:s text:c="4"/>erds-&gt;id = ast_atomic_fetchadd_int((int *) &amp;enum_datastore_id, 1);</text:p>
      <text:p text:style-name="P2"><text:s text:c="4"/>snprintf(buf, len, "%u", erds-&gt;id); </text:p>
      <text:p text:style-name="P2"/>
      <text:p text:style-name="P2"><text:s text:c="4"/>if (!(datastore = ast_channel_datastore_alloc(&amp;enum_result_datastore_info, buf))) { </text:p>
      <text:p text:style-name="P2"><text:s text:c="8"/>ast_free(erds-&gt;context); </text:p>
      <text:p text:style-name="P2"><text:s text:c="8"/>ast_free(erds); </text:p>
      <text:p text:style-name="P2"><text:s text:c="8"/>goto finish; </text:p>
      <text:p text:style-name="P2"><text:s text:c="4"/>} </text:p>
      <text:p text:style-name="P2"/>
      <text:p text:style-name="P2">--&gt; ast_get_enum(chan, args.number, dest, sizeof(dest), tech, sizeof(tech), args.zone, "", 1, &amp;erds-&gt;context);</text:p>
      <table:table table:name="Table74" table:style-name="Table74">
        <table:table-column table:style-name="Table74.A"/>
        <table:table-column table:style-name="Table74.B"/>
        <table:table-row>
          <table:table-cell table:style-name="Table74.A1" office:value-type="string">
            <text:p text:style-name="P10">Function</text:p>
          </table:table-cell>
          <table:table-cell table:style-name="Table74.B1" office:value-type="string">
            <text:h text:style-name="Plain_20_header" text:outline-level="1">ast_hint_state_changed</text:h>
          </table:table-cell>
        </table:table-row>
        <table:table-row>
          <table:table-cell table:style-name="Table74.A2" office:value-type="string">
            <text:p text:style-name="P10">Location</text:p>
          </table:table-cell>
          <table:table-cell table:style-name="Table74.B2" office:value-type="string">
            <text:p text:style-name="P2">/include/asterisk/pbx.h</text:p>
          </table:table-cell>
        </table:table-row>
        <table:table-row>
          <table:table-cell table:style-name="Table74.A2" office:value-type="string">
            <text:p text:style-name="P3">1.4.0 prototype</text:p>
          </table:table-cell>
          <table:table-cell table:style-name="Table74.B2" office:value-type="string">
            <text:p text:style-name="P2">void ast_hint_state_changed(const char *device);</text:p>
          </table:table-cell>
        </table:table-row>
        <table:table-row>
          <table:table-cell table:style-name="Table74.A2" office:value-type="string">
            <text:p text:style-name="P3">1.6.0 prototype</text:p>
          </table:table-cell>
          <table:table-cell table:style-name="Table74.B2" office:value-type="string">
            <text:p text:style-name="P2">Made private: void handle_statechange(const char *device)</text:p>
          </table:table-cell>
        </table:table-row>
        <table:table-row>
          <table:table-cell table:style-name="Table74.A2" office:value-type="string">
            <text:p text:style-name="P10">Changed explanation</text:p>
          </table:table-cell>
          <table:table-cell table:style-name="Table74.B2" office:value-type="string">
            <text:p text:style-name="P2">Function made private because device state handling is now event based. The device state not longer needs to be pushed to the hint handling.</text:p>
          </table:table-cell>
        </table:table-row>
        <table:table-row>
          <table:table-cell table:style-name="Table74.A2" office:value-type="string">
            <text:p text:style-name="P10">New types or variables</text:p>
          </table:table-cell>
          <table:table-cell table:style-name="Table74.B2" office:value-type="string">
            <text:p text:style-name="P2">none</text:p>
          </table:table-cell>
        </table:table-row>
      </table:table>
      <text:p text:style-name="Standard"/>
      <text:p text:style-name="P2">No code examples required.</text:p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10">Function</text:p>
          </table:table-cell>
          <table:table-cell table:style-name="Table31.B1" office:value-type="string">
            <text:h text:style-name="Plain_20_header" text:outline-level="1">ast_http_callback</text:h>
          </table:table-cell>
        </table:table-row>
        <table:table-row>
          <table:table-cell table:style-name="Table31.A2" office:value-type="string">
            <text:p text:style-name="P10">Location</text:p>
          </table:table-cell>
          <table:table-cell table:style-name="Table31.B2" office:value-type="string">
            <text:p text:style-name="P2">/include/asterisk/http.h</text:p>
          </table:table-cell>
        </table:table-row>
        <table:table-row>
          <table:table-cell table:style-name="Table31.A2" office:value-type="string">
            <text:p text:style-name="P3">1.4.0 prototype</text:p>
          </table:table-cell>
          <table:table-cell table:style-name="Table31.B2" office:value-type="string">
            <text:p text:style-name="P2">typedef char *(*ast_http_callback)(struct sockaddr_in *requestor, const char *uri, struct ast_variable *params, int *status, char **title, int *contentlength);</text:p>
          </table:table-cell>
        </table:table-row>
        <table:table-row>
          <table:table-cell table:style-name="Table31.A2" office:value-type="string">
            <text:p text:style-name="P3">1.6.0 prototype</text:p>
          </table:table-cell>
          <table:table-cell table:style-name="Table31.B2" office:value-type="string">
            <text:p text:style-name="P2">typedef struct ast_str *(*ast_http_callback)(struct <text:span text:style-name="T3">ast_tcptls_session_instance</text:span><text:span text:style-name="T2"> </text:span><text:span text:style-name="T1">*ser</text:span>, const char *uri, struct ast_variable *params, int *status, char **title, int *contentlength);</text:p>
          </table:table-cell>
        </table:table-row>
        <table:table-row>
          <table:table-cell table:style-name="Table31.A2" office:value-type="string">
            <text:p text:style-name="P10">Changed explanation</text:p>
          </table:table-cell>
          <table:table-cell table:style-name="Table31.B2" office:value-type="string">
            <text:p text:style-name="P2">parameter changed to support http services over TLS</text:p>
          </table:table-cell>
        </table:table-row>
        <table:table-row>
          <table:table-cell table:style-name="Table31.A2" office:value-type="string">
            <text:p text:style-name="P10">New types or variables</text:p>
          </table:table-cell>
          <table:table-cell table:style-name="Table31.B2" office:value-type="string">
            <text:p text:style-name="P2">ast_tcptls_session_instance – see page <text:reference-ref text:reference-format="page" text:ref-name="ast_tcptls_session_instance">72</text:reference-ref></text:p>
          </table:table-cell>
        </table:table-row>
      </table:table>
      <text:p text:style-name="P2"><text:s text:c="6"/></text:p>
      <text:p text:style-name="P2">No code examples required.</text:p>
      <table:table table:name="Table32" table:style-name="Table32">
        <table:table-column table:style-name="Table32.A"/>
        <table:table-column table:style-name="Table32.B"/>
        <table:table-row>
          <table:table-cell table:style-name="Table32.A1" office:value-type="string">
            <text:p text:style-name="P10">Function</text:p>
          </table:table-cell>
          <table:table-cell table:style-name="Table32.B1" office:value-type="string">
            <text:h text:style-name="Plain_20_header" text:outline-level="1">ast_http_error</text:h>
          </table:table-cell>
        </table:table-row>
        <table:table-row>
          <table:table-cell table:style-name="Table32.A2" office:value-type="string">
            <text:p text:style-name="P10">Location</text:p>
          </table:table-cell>
          <table:table-cell table:style-name="Table32.B2" office:value-type="string">
            <text:p text:style-name="P2">/include/asterisk/http.h</text:p>
          </table:table-cell>
        </table:table-row>
        <table:table-row>
          <table:table-cell table:style-name="Table32.A2" office:value-type="string">
            <text:p text:style-name="P3">1.4.0 prototype</text:p>
          </table:table-cell>
          <table:table-cell table:style-name="Table32.B2" office:value-type="string">
            <text:p text:style-name="P2">char *ast_http_error(int status, const char *title, const char *extra_header, const char *text);</text:p>
          </table:table-cell>
        </table:table-row>
        <table:table-row>
          <table:table-cell table:style-name="Table32.A2" office:value-type="string">
            <text:p text:style-name="P3">1.6.0 prototype</text:p>
          </table:table-cell>
          <table:table-cell table:style-name="Table32.B2" office:value-type="string">
            <text:p text:style-name="P2"><text:span text:style-name="T1">struct ast_str</text:span> *ast_http_error(int status, const char *title, const char *extra_header, const char *text);</text:p>
          </table:table-cell>
        </table:table-row>
        <table:table-row>
          <table:table-cell table:style-name="Table32.A2" office:value-type="string">
            <text:p text:style-name="P10">Changed explanation</text:p>
          </table:table-cell>
          <table:table-cell table:style-name="Table32.B2" office:value-type="string">
            <text:p text:style-name="P2">ast_str is a better string data structure allowing support for dynamic strings which uses less memory</text:p>
          </table:table-cell>
        </table:table-row>
        <table:table-row>
          <table:table-cell table:style-name="Table32.A2" office:value-type="string">
            <text:p text:style-name="P10">New types or variables</text:p>
          </table:table-cell>
          <table:table-cell table:style-name="Table32.B2" office:value-type="string">
            <text:p text:style-name="P2">ast_str – see page <text:reference-ref text:reference-format="page" text:ref-name="ast_str">71</text:reference-ref></text:p>
          </table:table-cell>
        </table:table-row>
      </table:table>
      <text:p text:style-name="P2"><text:s text:c="6"/></text:p>
      <text:p text:style-name="P3">1.4.0 example: </text:p>
      <text:p text:style-name="P2"/>
      <text:p text:style-name="P2">char *c;</text:p>
      <text:p text:style-name="P2">c = ast_http_error(404, "Not Found", NULL, "The requested URL was not found on this serer.");</text:p>
      <text:p text:style-name="P2"/>
      <text:p text:style-name="P3">1.6.0 example: </text:p>
      <text:p text:style-name="P2"/>
      <text:p text:style-name="P2">struct ast_str *out = NULL; </text:p>
      <text:p text:style-name="P2">out = ast_http_error(404, "Not Found", NULL, </text:p>
      <text:p text:style-name="P2"><text:s text:c="12"/>"The requested URL was not found on this server."); </text:p>
      <table:table table:name="Table33" table:style-name="Table33">
        <table:table-column table:style-name="Table33.A"/>
        <table:table-column table:style-name="Table33.B"/>
        <table:table-row>
          <table:table-cell table:style-name="Table33.A1" office:value-type="string">
            <text:p text:style-name="P10">Function</text:p>
          </table:table-cell>
          <table:table-cell table:style-name="Table33.B1" office:value-type="string">
            <text:h text:style-name="Plain_20_header" text:outline-level="1">ast_http_setcookie</text:h>
          </table:table-cell>
        </table:table-row>
        <table:table-row>
          <table:table-cell table:style-name="Table33.A2" office:value-type="string">
            <text:p text:style-name="P10">Location</text:p>
          </table:table-cell>
          <table:table-cell table:style-name="Table33.B2" office:value-type="string">
            <text:p text:style-name="P2">/include/asterisk/http.h</text:p>
          </table:table-cell>
        </table:table-row>
        <table:table-row>
          <table:table-cell table:style-name="Table33.A2" office:value-type="string">
            <text:p text:style-name="P3">1.4.0 prototype</text:p>
          </table:table-cell>
          <table:table-cell table:style-name="Table33.B2" office:value-type="string">
            <text:p text:style-name="P2">char *ast_http_setcookie(const char *var, const char *val, int expires, char *buf, size_t buflen);</text:p>
          </table:table-cell>
        </table:table-row>
        <table:table-row>
          <table:table-cell table:style-name="Table33.A2" office:value-type="string">
            <text:p text:style-name="P3">1.6.0 prototype</text:p>
          </table:table-cell>
          <table:table-cell table:style-name="Table33.B2" office:value-type="string">
            <text:p text:style-name="P2">none</text:p>
          </table:table-cell>
        </table:table-row>
        <table:table-row>
          <table:table-cell table:style-name="Table33.A2" office:value-type="string">
            <text:p text:style-name="P10">Changed explanation</text:p>
          </table:table-cell>
          <table:table-cell table:style-name="Table33.B2" office:value-type="string">
            <text:p text:style-name="P2">one only has to add Set-Cookie and its parameters to the header to be sent</text:p>
          </table:table-cell>
        </table:table-row>
        <table:table-row>
          <table:table-cell table:style-name="Table33.A2" office:value-type="string">
            <text:p text:style-name="P10">New types or variables</text:p>
          </table:table-cell>
          <table:table-cell table:style-name="Table33.B2" office:value-type="string">
            <text:p text:style-name="P2">none</text:p>
          </table:table-cell>
        </table:table-row>
      </table:table>
      <text:p text:style-name="P2"><text:s text:c="6"/></text:p>
      <text:p text:style-name="P3">1.4.0 example: </text:p>
      <text:p text:style-name="P2"/>
      <text:p text:style-name="P2">char workspace[512];</text:p>
      <text:p text:style-name="P2">size_t len = sizeof(workspace);</text:p>
      <text:p text:style-name="P2">char cookie[128]; </text:p>
      <text:p text:style-name="P2">char *c = workspace;</text:p>
      <text:p text:style-name="P2">...</text:p>
      <text:p text:style-name="P2">ast_build_string(&amp;c, &amp;len, "Content-type: text/html\r\n"); </text:p>
      <text:p text:style-name="P2">sprintf(tmp, "%08lx", 0); </text:p>
      <text:p text:style-name="P2">ast_build_string(&amp;c, &amp;len, "%s\r\n",</text:p>
      <text:p text:style-name="P2">--&gt; ast_http_setcookie("mansession_id", tmp, httptimeout, cookie, sizeof(cookie)));</text:p>
      <text:p text:style-name="P2"/>
      <text:p text:style-name="P3">1.6.0 example: </text:p>
      <text:p text:style-name="P2"/>
      <text:p text:style-name="P2">ast_str out = ast_str_create(1024);</text:p>
      <text:p text:style-name="P2">ast_str_append(&amp;out, 0, </text:p>
      <text:p text:style-name="P2"><text:s text:c="15"/>"Content-type: text/html\r\n" </text:p>
      <text:p text:style-name="P2"><text:s text:c="15"/>"Cache-Control: no-cache;\r\n" </text:p>
      <text:p text:style-name="P2">--&gt; <text:s text:c="11"/>"Set-Cookie: mansession_id=\"0\"; Version=\"1\"; Max-Age=%60\r\n\r\n");</text:p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10">Function</text:p>
            <text:p text:style-name="P10">(both defines)</text:p>
          </table:table-cell>
          <table:table-cell table:style-name="Table20.B1" office:value-type="string">
            <text:h text:style-name="Plain_20_header" text:outline-level="1">AST_LIST_INSERT_BEFORE_CURRENT</text:h>
            <text:h text:style-name="Plain_20_header" text:outline-level="1">AST_LIST_REMOVE_CURRENT</text:h>
          </table:table-cell>
        </table:table-row>
        <table:table-row>
          <table:table-cell table:style-name="Table20.A2" office:value-type="string">
            <text:p text:style-name="P10">Location</text:p>
          </table:table-cell>
          <table:table-cell table:style-name="Table20.B2" office:value-type="string">
            <text:p text:style-name="P2">/include/asterisk/linkedlists.h</text:p>
          </table:table-cell>
        </table:table-row>
        <table:table-row>
          <table:table-cell table:style-name="Table20.A2" office:value-type="string">
            <text:p text:style-name="P3">1.4.0 prototype</text:p>
          </table:table-cell>
          <table:table-cell table:style-name="Table20.B2" office:value-type="string">
            <text:p text:style-name="P2">AST_LIST_INSERT_BEFORE_CURRENT(<text:span text:style-name="T1">head</text:span>, elm, field),</text:p>
            <text:p text:style-name="P2">AST_LIST_REMOVE_CURRENT(<text:span text:style-name="T1">head</text:span>, field)</text:p>
          </table:table-cell>
        </table:table-row>
        <table:table-row>
          <table:table-cell table:style-name="Table20.A2" office:value-type="string">
            <text:p text:style-name="P3">1.6.0 prototype</text:p>
          </table:table-cell>
          <table:table-cell table:style-name="Table20.B2" office:value-type="string">
            <text:p text:style-name="P2">AST_LIST_INSERT_BEFORE_CURRENT(elm, field),</text:p>
            <text:p text:style-name="P2">AST_LIST_REMOVE_CURRENT(field)</text:p>
          </table:table-cell>
        </table:table-row>
        <table:table-row>
          <table:table-cell table:style-name="Table20.A2" office:value-type="string">
            <text:p text:style-name="P10">Changed explanation</text:p>
          </table:table-cell>
          <table:table-cell table:style-name="Table20.B2" office:value-type="string">
            <text:p text:style-name="P2">code improved to no longer require specifying the head</text:p>
          </table:table-cell>
        </table:table-row>
        <table:table-row>
          <table:table-cell table:style-name="Table20.A2" office:value-type="string">
            <text:p text:style-name="P10">New types or variables</text:p>
          </table:table-cell>
          <table:table-cell table:style-name="Table20.B2" office:value-type="string">
            <text:p text:style-name="P2">none</text:p>
          </table:table-cell>
        </table:table-row>
      </table:table>
      <text:p text:style-name="P2"><text:s text:c="6"/></text:p>
      <text:p text:style-name="P3">1.4.0 example: </text:p>
      <text:p text:style-name="P2"/>
      <text:p text:style-name="P2">static void reschedule_precache(const char *number, const char *context, int expiration) </text:p>
      <text:p text:style-name="P2">{ <text:s text:c="2"/></text:p>
      <text:p text:style-name="P2"><text:s text:c="4"/>int len; </text:p>
      <text:p text:style-name="P2"><text:s text:c="4"/>struct dundi_precache_queue *qe, *prev; </text:p>
      <text:p text:style-name="P2"/>
      <text:p text:style-name="P2"><text:s text:c="4"/>AST_LIST_LOCK(&amp;pcq); </text:p>
      <text:p text:style-name="P2"><text:s text:c="4"/>AST_LIST_TRAVERSE_SAFE_BEGIN(&amp;pcq, qe, list) { </text:p>
      <text:p text:style-name="P2"><text:s text:c="8"/>if (!strcmp(number, qe-&gt;number) &amp;&amp; !strcasecmp(context, qe-&gt;context)) { </text:p>
      <text:p text:style-name="P2">--&gt; <text:s text:c="8"/>AST_LIST_REMOVE_CURRENT(&amp;pcq, list); </text:p>
      <text:p text:style-name="P2"><text:s text:c="12"/>break; </text:p>
      <text:p text:style-name="P2"><text:s text:c="8"/>} </text:p>
      <text:p text:style-name="P2"><text:s text:c="4"/>} </text:p>
      <text:p text:style-name="P2"/>
      <text:p text:style-name="P3">1.6.0 example: </text:p>
      <text:p text:style-name="P2"/>
      <text:p text:style-name="P2">static void reschedule_precache(const char *number, const char *context, int expiration) </text:p>
      <text:p text:style-name="P2">{ </text:p>
      <text:p text:style-name="P2"><text:s text:c="4"/>int len; </text:p>
      <text:p text:style-name="P2"><text:s text:c="4"/>struct dundi_precache_queue *qe, *prev; </text:p>
      <text:p text:style-name="P2"/>
      <text:p text:style-name="P2"><text:s text:c="4"/>AST_LIST_LOCK(&amp;pcq); </text:p>
      <text:p text:style-name="P2"><text:s text:c="4"/>AST_LIST_TRAVERSE_SAFE_BEGIN(&amp;pcq, qe, list) { </text:p>
      <text:p text:style-name="P2"><text:s text:c="8"/>if (!strcmp(number, qe-&gt;number) &amp;&amp; !strcasecmp(context, qe-&gt;context)) { </text:p>
      <text:p text:style-name="P2">--&gt; <text:s text:c="8"/>AST_LIST_REMOVE_CURRENT(list); </text:p>
      <text:p text:style-name="P2"><text:s text:c="12"/>break; </text:p>
      <text:p text:style-name="P2"><text:s text:c="8"/>} </text:p>
      <text:p text:style-name="P2"><text:s text:c="4"/>}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Function</text:p>
          </table:table-cell>
          <table:table-cell table:style-name="Table1.B1" office:value-type="string">
            <text:h text:style-name="Plain_20_header" text:outline-level="1">ast_localtime</text:h>
          </table:table-cell>
        </table:table-row>
        <table:table-row>
          <table:table-cell table:style-name="Table1.A2" office:value-type="string">
            <text:p text:style-name="P10">Location</text:p>
          </table:table-cell>
          <table:table-cell table:style-name="Table1.B2" office:value-type="string">
            <text:p text:style-name="P2">/include/asterisk/localtime.h </text:p>
          </table:table-cell>
        </table:table-row>
        <table:table-row>
          <table:table-cell table:style-name="Table1.A2" office:value-type="string">
            <text:p text:style-name="P3">1.4.0 prototype</text:p>
          </table:table-cell>
          <table:table-cell table:style-name="Table1.B2" office:value-type="string">
            <text:p text:style-name="P2">struct tm *ast_localtime(const <text:span text:style-name="T3">time_t *timep, struct tm *p_tm, const char *zone);</text:span></text:p>
          </table:table-cell>
        </table:table-row>
        <table:table-row>
          <table:table-cell table:style-name="Table1.A2" office:value-type="string">
            <text:p text:style-name="P3">1.6.0 prototype</text:p>
          </table:table-cell>
          <table:table-cell table:style-name="Table1.B2" office:value-type="string">
            <text:p text:style-name="P2">struct ast_tm *ast_localtime(const <text:span text:style-name="T1">struct timeval</text:span> *timep, struct <text:span text:style-name="T1">ast_tm</text:span> *p_tm, const char *zone); </text:p>
          </table:table-cell>
        </table:table-row>
        <table:table-row>
          <table:table-cell table:style-name="Table1.A2" office:value-type="string">
            <text:p text:style-name="P10">Changed explanation</text:p>
          </table:table-cell>
          <table:table-cell table:style-name="Table1.B2" office:value-type="string">
            <text:p text:style-name="P2">timeval includes further precision to the microsecond</text:p>
          </table:table-cell>
        </table:table-row>
        <table:table-row>
          <table:table-cell table:style-name="Table1.A2" office:value-type="string">
            <text:p text:style-name="P10">New types or variables</text:p>
          </table:table-cell>
          <table:table-cell table:style-name="Table1.B2" office:value-type="string">
            <text:p text:style-name="P2">ast_tm – see page <text:reference-ref text:reference-format="page" text:ref-name="ast_tm">72</text:reference-ref></text:p>
          </table:table-cell>
        </table:table-row>
      </table:table>
      <text:p text:style-name="P2"><text:s text:c="6"/></text:p>
      <text:p text:style-name="P3">1.4.0 example: </text:p>
      <text:p text:style-name="P2"/>
      <text:p text:style-name="P2">int ast_say_date_en(struct ast_channel *chan, time_t t, const char *ints, const char *lang) </text:p>
      <text:p text:style-name="P2">{ </text:p>
      <text:p text:style-name="P2"><text:s text:c="4"/>struct tm tm; </text:p>
      <text:p text:style-name="P2"><text:s text:c="4"/>char fn[256]; </text:p>
      <text:p text:style-name="P2"><text:s text:c="4"/>int res = 0; </text:p>
      <text:p text:style-name="P2">--&gt; ast_localtime(&amp;t,&amp;tm,NULL); </text:p>
      <text:p text:style-name="P2"><text:s text:c="4"/>if (!res) { </text:p>
      <text:p text:style-name="P2"><text:s text:c="8"/>snprintf(fn, sizeof(fn), "digits/day-%d", tm.tm_wday); </text:p>
      <text:p text:style-name="P2"><text:s text:c="8"/>res = ast_streamfile(chan, fn, lang); </text:p>
      <text:p text:style-name="P2"><text:s text:c="8"/>... </text:p>
      <text:p text:style-name="P2"/>
      <text:p text:style-name="P3">1.6.0 example: </text:p>
      <text:p text:style-name="P2"/>
      <text:p text:style-name="P2">int ast_say_date_en(struct ast_channel *chan, time_t t, const char *ints, const char *lang) </text:p>
      <text:p text:style-name="P2">{ </text:p>
      <text:p text:style-name="P2"><text:s text:c="4"/>struct ast_tm tm; </text:p>
      <text:p text:style-name="P2"><text:s text:c="4"/>struct timeval tv = { t, 0 }; </text:p>
      <text:p text:style-name="P2"><text:s text:c="4"/>char fn[256]; </text:p>
      <text:p text:style-name="P2"><text:s text:c="4"/>int res = 0; </text:p>
      <text:p text:style-name="P2">--&gt; ast_localtime(&amp;tv, &amp;tm, NULL); </text:p>
      <text:p text:style-name="P2"><text:s text:c="4"/>if (!res) { </text:p>
      <text:p text:style-name="P2"><text:s text:c="8"/>snprintf(fn, sizeof(fn), "digits/day-%d", tm.tm_wday); </text:p>
      <text:p text:style-name="P2"><text:s text:c="8"/>res = ast_streamfile(chan, fn, lang); </text:p>
      <text:p text:style-name="P2"><text:s text:c="8"/>... 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Function</text:p>
          </table:table-cell>
          <table:table-cell table:style-name="Table2.B1" office:value-type="string">
            <text:h text:style-name="Plain_20_header" text:outline-level="1">ast_mktime</text:h>
          </table:table-cell>
        </table:table-row>
        <table:table-row>
          <table:table-cell table:style-name="Table2.A2" office:value-type="string">
            <text:p text:style-name="P10">Location</text:p>
          </table:table-cell>
          <table:table-cell table:style-name="Table2.B2" office:value-type="string">
            <text:p text:style-name="P2">/include/asterisk/localtime.h</text:p>
          </table:table-cell>
        </table:table-row>
        <table:table-row>
          <table:table-cell table:style-name="Table2.A2" office:value-type="string">
            <text:p text:style-name="P3">1.4.0 prototype</text:p>
          </table:table-cell>
          <table:table-cell table:style-name="Table2.B2" office:value-type="string">
            <text:p text:style-name="P6">time_t ast_mktime(struct tm * const tmp, const char *zone);</text:p>
          </table:table-cell>
        </table:table-row>
        <table:table-row>
          <table:table-cell table:style-name="Table2.A2" office:value-type="string">
            <text:p text:style-name="P3">1.6.0 prototype</text:p>
          </table:table-cell>
          <table:table-cell table:style-name="Table2.B2" office:value-type="string">
            <text:p text:style-name="P2">struct <text:span text:style-name="T1">timeval</text:span> ast_mktime(struct <text:span text:style-name="T1">ast_tm</text:span> * const tmp, const char *zone);</text:p>
          </table:table-cell>
        </table:table-row>
        <table:table-row>
          <table:table-cell table:style-name="Table2.A2" office:value-type="string">
            <text:p text:style-name="P10">Changed explanation</text:p>
          </table:table-cell>
          <table:table-cell table:style-name="Table2.B2" office:value-type="string">
            <text:p text:style-name="P2">timeval includes further precision to the microsecond</text:p>
          </table:table-cell>
        </table:table-row>
        <table:table-row>
          <table:table-cell table:style-name="Table2.A2" office:value-type="string">
            <text:p text:style-name="P10">New types or variables</text:p>
          </table:table-cell>
          <table:table-cell table:style-name="Table2.B2" office:value-type="string">
            <text:p text:style-name="P2">ast_tm – see page <text:reference-ref text:reference-format="page" text:ref-name="ast_tm">72</text:reference-ref></text:p>
          </table:table-cell>
        </table:table-row>
      </table:table>
      <text:p text:style-name="P2"><text:s text:c="6"/></text:p>
      <text:p text:style-name="P3">1.4.0 example:</text:p>
      <text:p text:style-name="P3"/>
      <text:p text:style-name="P2">static int acf_strptime(struct ast_channel *chan, char *cmd, char *data, </text:p>
      <text:p text:style-name="P2"><text:s text:c="12"/>char *buf, size_t len) </text:p>
      <text:p text:style-name="P2">{ </text:p>
      <text:p text:style-name="P2"><text:s text:c="4"/>AST_DECLARE_APP_ARGS(args, </text:p>
      <text:p text:style-name="P2"><text:s text:c="17"/>AST_APP_ARG(timestring); </text:p>
      <text:p text:style-name="P2"><text:s text:c="17"/>AST_APP_ARG(timezone); </text:p>
      <text:p text:style-name="P2"><text:s text:c="17"/>AST_APP_ARG(format); </text:p>
      <text:p text:style-name="P2"><text:s text:c="4"/>); </text:p>
      <text:p text:style-name="P2"><text:s text:c="4"/>struct tm time; </text:p>
      <text:p text:style-name="P2"><text:s text:c="4"/>memset(&amp;time, 0, sizeof(struct tm));</text:p>
      <text:p text:style-name="P2"><text:s text:c="4"/>...</text:p>
      <text:p text:style-name="P2"><text:s text:c="4"/>if (!strptime(args.timestring, args.format, &amp;time)) { </text:p>
      <text:p text:style-name="P2"><text:s text:c="8"/>ast_log(LOG_WARNING, "C function strptime() output nothing?!!\n"); </text:p>
      <text:p text:style-name="P2"><text:s text:c="4"/>} else { </text:p>
      <text:p text:style-name="P2">--&gt; <text:s text:c="4"/>snprintf(buf, len, "%d", (int) ast_mktime(&amp;time, args.timezone)); </text:p>
      <text:p text:style-name="P2"><text:s text:c="4"/>} </text:p>
      <text:p text:style-name="P2"><text:s text:c="4"/>...</text:p>
      <text:p text:style-name="P2"/>
      <text:p text:style-name="P12">(continued)</text:p>
      <text:p text:style-name="P3">1.6.0 example: </text:p>
      <text:p text:style-name="P2"/>
      <text:p text:style-name="P2">static int acf_strptime(struct ast_channel *chan, const char *cmd, char *data, </text:p>
      <text:p text:style-name="P2"><text:s text:c="12"/>char *buf, size_t len) </text:p>
      <text:p text:style-name="P2">{ </text:p>
      <text:p text:style-name="P2"><text:s text:c="4"/>AST_DECLARE_APP_ARGS(args, </text:p>
      <text:p text:style-name="P2"><text:s text:c="17"/>AST_APP_ARG(timestring); </text:p>
      <text:p text:style-name="P2"><text:s text:c="17"/>AST_APP_ARG(timezone); </text:p>
      <text:p text:style-name="P2"><text:s text:c="17"/>AST_APP_ARG(format); </text:p>
      <text:p text:style-name="P2"><text:s text:c="4"/>union { </text:p>
      <text:p text:style-name="P2"><text:s text:c="8"/>struct ast_tm atm; </text:p>
      <text:p text:style-name="P2"><text:s text:c="8"/>struct tm time; </text:p>
      <text:p text:style-name="P2"><text:s text:c="5"/>} t = { { 0, }, };</text:p>
      <text:p text:style-name="P2">...</text:p>
      <text:p text:style-name="P2"><text:s/>struct timeval tv; </text:p>
      <text:p text:style-name="P2"><text:s text:c="8"/>/* Since strptime(3) does not check DST, force ast_mktime() to calculate it. */ </text:p>
      <text:p text:style-name="P2"><text:s text:c="8"/>t.atm.tm_isdst = -1; </text:p>
      <text:p text:style-name="P2">--&gt; <text:s text:c="4"/>tv = ast_mktime(&amp;t.atm, args.timezone); </text:p>
      <text:p text:style-name="P2"><text:s text:c="8"/>snprintf(buf, len, "%d", (int) tv.tv_sec);</text:p>
      <text:p text:style-name="P2">...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0">Function</text:p>
          </table:table-cell>
          <table:table-cell table:style-name="Table7.B1" office:value-type="string">
            <text:h text:style-name="Plain_20_header" text:outline-level="1">ast_netsock_bind</text:h>
          </table:table-cell>
        </table:table-row>
        <table:table-row>
          <table:table-cell table:style-name="Table7.A2" office:value-type="string">
            <text:p text:style-name="P10">Location</text:p>
          </table:table-cell>
          <table:table-cell table:style-name="Table7.B2" office:value-type="string">
            <text:p text:style-name="P2">/include/asterisk/netsock.h</text:p>
          </table:table-cell>
        </table:table-row>
        <table:table-row>
          <table:table-cell table:style-name="Table7.A2" office:value-type="string">
            <text:p text:style-name="P3">1.4.0 prototype</text:p>
          </table:table-cell>
          <table:table-cell table:style-name="Table7.B2" office:value-type="string">
            <text:p text:style-name="P2">struct ast_netsock *ast_netsock_bind(struct ast_netsock_list *list, struct io_context *ioc, const char *bindinfo, int defaultport, int tos, ast_io_cb callback, void *data);</text:p>
          </table:table-cell>
        </table:table-row>
        <table:table-row>
          <table:table-cell table:style-name="Table7.A2" office:value-type="string">
            <text:p text:style-name="P3">1.6.0 prototype</text:p>
          </table:table-cell>
          <table:table-cell table:style-name="Table7.B2" office:value-type="string">
            <text:p text:style-name="P2">struct ast_netsock *ast_netsock_bind(struct ast_netsock_list *list, struct io_context *ioc, </text:p>
            <text:p text:style-name="P2">const char *bindinfo, int defaultport, int tos, int <text:span text:style-name="T1">cos</text:span>, ast_io_cb callback, void *data);</text:p>
          </table:table-cell>
        </table:table-row>
        <table:table-row>
          <table:table-cell table:style-name="Table7.A2" office:value-type="string">
            <text:p text:style-name="P10">Changed explanation</text:p>
          </table:table-cell>
          <table:table-cell table:style-name="Table7.B2" office:value-type="string">
            <text:p text:style-name="P2">Added quality of service parameter to denote queueing priority to Linux kernel</text:p>
          </table:table-cell>
        </table:table-row>
        <table:table-row>
          <table:table-cell table:style-name="Table7.A2" office:value-type="string">
            <text:p text:style-name="P10">New types or variables</text:p>
          </table:table-cell>
          <table:table-cell table:style-name="Table7.B2" office:value-type="string">
            <text:p text:style-name="P2">none</text:p>
          </table:table-cell>
        </table:table-row>
      </table:table>
      <text:p text:style-name="P2"><text:s text:c="6"/></text:p>
      <text:p text:style-name="P3">1.4.0 example: </text:p>
      <text:p text:style-name="P2"/>
      <text:p text:style-name="P2">static unsigned int tos = 0; </text:p>
      <text:p text:style-name="P2">static struct ast_netsock_list *netsock; </text:p>
      <text:p text:style-name="P2">static <text:s/>struct io_context *io; </text:p>
      <text:p text:style-name="P2">struct ast_netsock *ns; </text:p>
      <text:p text:style-name="P2"/>
      <text:p text:style-name="P2">/* assuming netsock and io have already been properly allocated */</text:p>
      <text:p text:style-name="P2">--&gt; ns = ast_netsock_bind(netsock, io, "0.0.0.0", 4569, tos, socket_read, NULL)</text:p>
      <text:p text:style-name="P2"/>
      <text:p text:style-name="P3">1.6.0 example: </text:p>
      <text:p text:style-name="Standard"/>
      <text:p text:style-name="P2">static unsigned int tos = 0; </text:p>
      <text:p text:style-name="P2">static unsigned int cos = 0; </text:p>
      <text:p text:style-name="P2">static struct ast_netsock_list *netsock; </text:p>
      <text:p text:style-name="P2">static <text:s/>struct io_context *io; </text:p>
      <text:p text:style-name="P2">struct ast_netsock *ns; </text:p>
      <text:p text:style-name="P2"/>
      <text:p text:style-name="P2">/* assuming netsock and io have already been properly allocated */</text:p>
      <text:p text:style-name="P2">--&gt; ns = ast_netsock_bind(netsock, io, "0.0.0.0", 4569, tos, cos, socket_read, NULL)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0">Function</text:p>
          </table:table-cell>
          <table:table-cell table:style-name="Table8.B1" office:value-type="string">
            <text:h text:style-name="Plain_20_header" text:outline-level="1">ast_netsock_bindaddr</text:h>
          </table:table-cell>
        </table:table-row>
        <table:table-row>
          <table:table-cell table:style-name="Table8.A2" office:value-type="string">
            <text:p text:style-name="P10">Location</text:p>
          </table:table-cell>
          <table:table-cell table:style-name="Table8.B2" office:value-type="string">
            <text:p text:style-name="P2">/include/asterisk/netsock.h</text:p>
          </table:table-cell>
        </table:table-row>
        <table:table-row>
          <table:table-cell table:style-name="Table8.A2" office:value-type="string">
            <text:p text:style-name="P3">1.4.0 prototype</text:p>
          </table:table-cell>
          <table:table-cell table:style-name="Table8.B2" office:value-type="string">
            <text:p text:style-name="P2">struct ast_netsock *ast_netsock_bindaddr(struct ast_netsock_list *list, struct io_context *ioc, struct sockaddr_in *bindaddr, int tos, ast_io_cb callback, void *data);</text:p>
          </table:table-cell>
        </table:table-row>
        <table:table-row>
          <table:table-cell table:style-name="Table8.A2" office:value-type="string">
            <text:p text:style-name="P3">1.6.0 prototype</text:p>
          </table:table-cell>
          <table:table-cell table:style-name="Table8.B2" office:value-type="string">
            <text:p text:style-name="P2">struct ast_netsock *ast_netsock_bind(struct ast_netsock_list *list, struct io_context *ioc, const char *bindinfo, int defaultport, int tos, int <text:span text:style-name="T1">cos</text:span>, ast_io_cb callback, void *data);</text:p>
          </table:table-cell>
        </table:table-row>
        <table:table-row>
          <table:table-cell table:style-name="Table8.A2" office:value-type="string">
            <text:p text:style-name="P10">Changed explanation</text:p>
          </table:table-cell>
          <table:table-cell table:style-name="Table8.B2" office:value-type="string">
            <text:p text:style-name="P2">Added quality of service parameter to denote queueing priority to Linux kernel</text:p>
          </table:table-cell>
        </table:table-row>
        <table:table-row>
          <table:table-cell table:style-name="Table8.A2" office:value-type="string">
            <text:p text:style-name="P10">New types or variables</text:p>
          </table:table-cell>
          <table:table-cell table:style-name="Table8.B2" office:value-type="string">
            <text:p text:style-name="P2">none</text:p>
          </table:table-cell>
        </table:table-row>
      </table:table>
      <text:p text:style-name="P2"><text:s text:c="6"/></text:p>
      <text:p text:style-name="P3">1.4.0 example: </text:p>
      <text:p text:style-name="P2">struct ast_netsock *ast_netsock_bind(struct ast_netsock_list *list, struct io_context *ioc, const char *bindinfo, int defaultport, int tos, ast_io_cb callback, void *data) </text:p>
      <text:p text:style-name="P2">{ </text:p>
      <text:p text:style-name="P2"><text:s text:c="4"/>struct sockaddr_in sin; </text:p>
      <text:p text:style-name="P2"><text:s text:c="4"/>char *tmp, *host, *port; </text:p>
      <text:p text:style-name="P2"><text:s text:c="4"/>int portno; </text:p>
      <text:p text:style-name="P2"/>
      <text:p text:style-name="P2"><text:s text:c="4"/>memset(&amp;sin, 0, sizeof(sin)); </text:p>
      <text:p text:style-name="P2"><text:s text:c="4"/>sin.sin_family = AF_INET; </text:p>
      <text:p text:style-name="P2"><text:s text:c="4"/>sin.sin_port = htons(defaultport); </text:p>
      <text:p text:style-name="P2"><text:s text:c="4"/>tmp = ast_strdupa(bindinfo); </text:p>
      <text:p text:style-name="P2"/>
      <text:p text:style-name="P2"><text:s text:c="4"/>host = strsep(&amp;tmp, ":"); </text:p>
      <text:p text:style-name="P2"><text:s text:c="4"/>port = tmp; </text:p>
      <text:p text:style-name="P2"><text:s text:c="4"/></text:p>
      <text:p text:style-name="P2"><text:s text:c="4"/>if (port &amp;&amp; ((portno = atoi(port)) &gt; 0)) </text:p>
      <text:p text:style-name="P2"><text:s text:c="8"/>sin.sin_port = htons(portno); </text:p>
      <text:p text:style-name="P2"><text:s text:c="4"/></text:p>
      <text:p text:style-name="P2"><text:s text:c="4"/>inet_aton(host, &amp;sin.sin_addr); </text:p>
      <text:p text:style-name="P2">--&gt; return ast_netsock_bindaddr(list, ioc, &amp;sin, tos, callback, data); </text:p>
      <text:p text:style-name="P2">} </text:p>
      <text:p text:style-name="P2"/>
      <text:p text:style-name="P3">1.6.0 example: </text:p>
      <text:p text:style-name="P4">Same as above, except adding the new cos parameter. In this case, the function would need modifying to pass cos in as a parameter as well.</text:p>
      <text:p text:style-name="P4">--&gt; return ast_netsock_bindaddr(list, ioc, &amp;sin, tos, cos, callback, data);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0">Function</text:p>
          </table:table-cell>
          <table:table-cell table:style-name="Table9.B1" office:value-type="string">
            <text:h text:style-name="Plain_20_header" text:outline-level="1">ast_monitor_start</text:h>
          </table:table-cell>
        </table:table-row>
        <table:table-row>
          <table:table-cell table:style-name="Table9.A2" office:value-type="string">
            <text:p text:style-name="P10">Location</text:p>
          </table:table-cell>
          <table:table-cell table:style-name="Table9.B2" office:value-type="string">
            <text:p text:style-name="P2">/include/asterisk/monitor.h</text:p>
          </table:table-cell>
        </table:table-row>
        <table:table-row>
          <table:table-cell table:style-name="Table9.A2" office:value-type="string">
            <text:p text:style-name="P3">1.4.0 prototype</text:p>
          </table:table-cell>
          <table:table-cell table:style-name="Table9.B2" office:value-type="string">
            <text:p text:style-name="P2">int ast_monitor_start(struct ast_channel *chan, const char *format_spec, const char *fname_base, int need_lock );</text:p>
          </table:table-cell>
        </table:table-row>
        <table:table-row>
          <table:table-cell table:style-name="Table9.A2" office:value-type="string">
            <text:p text:style-name="P3">1.6.0 prototype</text:p>
          </table:table-cell>
          <table:table-cell table:style-name="Table9.B2" office:value-type="string">
            <text:p text:style-name="P2">int ast_monitor_start(struct ast_channel *chan, const char *format_spec, const char *fname_base, int need_lock, <text:span text:style-name="T1">int stream_action</text:span>);</text:p>
          </table:table-cell>
        </table:table-row>
        <table:table-row>
          <table:table-cell table:style-name="Table9.A2" office:value-type="string">
            <text:p text:style-name="P10">Changed explanation</text:p>
          </table:table-cell>
          <table:table-cell table:style-name="Table9.B2" office:value-type="string">
            <text:p text:style-name="P2">stream_action flag determines whether to record the input and/or output streams</text:p>
          </table:table-cell>
        </table:table-row>
        <table:table-row>
          <table:table-cell table:style-name="Table9.A2" office:value-type="string">
            <text:p text:style-name="P10">New types or variables</text:p>
          </table:table-cell>
          <table:table-cell table:style-name="Table9.B2" office:value-type="string">
            <text:p text:style-name="P2">none</text:p>
          </table:table-cell>
        </table:table-row>
      </table:table>
      <text:p text:style-name="P2"><text:s text:c="6"/></text:p>
      <text:p text:style-name="P3">1.4.0 example: </text:p>
      <text:p text:style-name="P2"/>
      <text:p text:style-name="P2">static int start_monitor_action(struct mansession *s, struct message *m) </text:p>
      <text:p text:style-name="P2">{ </text:p>
      <text:p text:style-name="P2"><text:s text:c="4"/>struct ast_channel *c = NULL; </text:p>
      <text:p text:style-name="P2"><text:s text:c="4"/>char *name = astman_get_header(m, "Channel"); </text:p>
      <text:p text:style-name="P2"><text:s text:c="4"/>char *fname = astman_get_header(m, "File"); </text:p>
      <text:p text:style-name="P2"><text:s text:c="4"/>char *format = astman_get_header(m, "Format"); </text:p>
      <text:p text:style-name="P2"><text:s text:c="4"/>char *mix = astman_get_header(m, "Mix"); </text:p>
      <text:p text:style-name="P2"><text:s text:c="3"/>...</text:p>
      <text:p text:style-name="P2">--&gt; if (ast_monitor_start(c, format, fname, 1))</text:p>
      <text:p text:style-name="P2"><text:s text:c="4"/>...</text:p>
      <text:p text:style-name="P2"/>
      <text:p text:style-name="P3">1.6.0 example:</text:p>
      <text:p text:style-name="P4">/* Streams recording control */ </text:p>
      <text:p text:style-name="P4">#define X_REC_IN <text:s text:c="3"/>1 </text:p>
      <text:p text:style-name="P4">#define X_REC_OUT <text:s text:c="2"/>2 </text:p>
      <text:p text:style-name="P2"/>
      <text:p text:style-name="P2">static int start_monitor_action(struct mansession *s, const struct message *m) </text:p>
      <text:p text:style-name="P2">{ </text:p>
      <text:p text:style-name="P2"><text:s text:c="4"/>struct ast_channel *c = NULL; </text:p>
      <text:p text:style-name="P2"><text:s text:c="4"/>const char *name = astman_get_header(m, "Channel"); </text:p>
      <text:p text:style-name="P2"><text:s text:c="4"/>const char *fname = astman_get_header(m, "File"); </text:p>
      <text:p text:style-name="P2"><text:s text:c="4"/>const char *format = astman_get_header(m, "Format"); </text:p>
      <text:p text:style-name="P2"><text:s text:c="4"/>const char *mix = astman_get_header(m, "Mix"); </text:p>
      <text:p text:style-name="P2"><text:s text:c="3"/>...</text:p>
      <text:p text:style-name="P2"><text:s text:c="4"/>c = ast_get_channel_by_name_locked(name); </text:p>
      <text:p text:style-name="P2"><text:s text:c="3"/>...</text:p>
      <text:p text:style-name="P2">--&gt; if (ast_monitor_start(c, format, fname, 1, X_REC_IN | X_REC_OUT)) </text:p>
      <text:p text:style-name="P2"><text:s text:c="4"/>...</text:p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10">Function</text:p>
          </table:table-cell>
          <table:table-cell table:style-name="Table22.B1" office:value-type="string">
            <text:h text:style-name="Plain_20_header" text:outline-level="1">ast_rtp_get_quality</text:h>
          </table:table-cell>
        </table:table-row>
        <table:table-row>
          <table:table-cell table:style-name="Table22.A2" office:value-type="string">
            <text:p text:style-name="P10">Location</text:p>
          </table:table-cell>
          <table:table-cell table:style-name="Table22.B2" office:value-type="string">
            <text:p text:style-name="P2">/include/asterisk/rtp.h</text:p>
          </table:table-cell>
        </table:table-row>
        <table:table-row>
          <table:table-cell table:style-name="Table22.A2" office:value-type="string">
            <text:p text:style-name="P3">1.4.0 prototype</text:p>
          </table:table-cell>
          <table:table-cell table:style-name="Table22.B2" office:value-type="string">
            <text:p text:style-name="P2">char *ast_rtp_get_quality(struct ast_rtp *rtp);</text:p>
          </table:table-cell>
        </table:table-row>
        <table:table-row>
          <table:table-cell table:style-name="Table22.A2" office:value-type="string">
            <text:p text:style-name="P3">1.6.0 prototype</text:p>
          </table:table-cell>
          <table:table-cell table:style-name="Table22.B2" office:value-type="string">
            <text:p text:style-name="P2">char *ast_rtp_get_quality(struct ast_rtp *rtp, struct ast_rtp_quality <text:span text:style-name="T1">*qual</text:span>);</text:p>
          </table:table-cell>
        </table:table-row>
        <table:table-row>
          <table:table-cell table:style-name="Table22.A2" office:value-type="string">
            <text:p text:style-name="P10">Changed explanation</text:p>
          </table:table-cell>
          <table:table-cell table:style-name="Table22.B2" office:value-type="string">
            <text:p text:style-name="P2">qual parameter was added because users needed individual RTP statistics, rather than having to extract them from a string</text:p>
          </table:table-cell>
        </table:table-row>
        <table:table-row>
          <table:table-cell table:style-name="Table22.A2" office:value-type="string">
            <text:p text:style-name="P10">New types or variables</text:p>
          </table:table-cell>
          <table:table-cell table:style-name="Table22.B2" office:value-type="string">
            <text:p text:style-name="P2">ast_rtp_quality – see page <text:reference-ref text:reference-format="page" text:ref-name="ast_rtp_quality">71</text:reference-ref></text:p>
          </table:table-cell>
        </table:table-row>
      </table:table>
      <text:p text:style-name="P2"><text:s text:c="6"/></text:p>
      <text:p text:style-name="P3">1.4.0 example: </text:p>
      <text:p text:style-name="P2"/>
      <text:p text:style-name="P2">static int handle_request_bye(struct sip_pvt *p, struct sip_request *req) </text:p>
      <text:p text:style-name="P2">{ </text:p>
      <text:p text:style-name="P2"><text:s text:c="4"/>struct ast_channel *c=NULL; </text:p>
      <text:p text:style-name="P2"><text:s text:c="4"/>int res; </text:p>
      <text:p text:style-name="P2"><text:s text:c="4"/>struct ast_channel *bridged_to; </text:p>
      <text:p text:style-name="P2"/>
      <text:p text:style-name="P2"><text:s text:c="4"/>/* If we have an INCOMING invite that we haven't answered, terminate that transaction */ </text:p>
      <text:p text:style-name="P2"><text:s text:c="4"/>if (p-&gt;pendinginvite &amp;&amp; !ast_test_flag(&amp;p-&gt;flags[0], SIP_OUTGOING) &amp;&amp; !ast_test_flag(req, SIP_PKT_IGNORE) &amp;&amp; !p-&gt;owner) </text:p>
      <text:p text:style-name="P2"><text:s text:c="8"/>transmit_response_reliable(p, "487 Request Terminated", &amp;p-&gt;initreq); </text:p>
      <text:p text:style-name="P2"/>
      <text:p text:style-name="P2"><text:s text:c="4"/>p-&gt;invitestate = INV_TERMINATED; </text:p>
      <text:p text:style-name="P2"/>
      <text:p text:style-name="P2"><text:s text:c="4"/>copy_request(&amp;p-&gt;initreq, req); </text:p>
      <text:p text:style-name="P2"><text:s text:c="4"/>check_via(p, req); </text:p>
      <text:p text:style-name="P2"><text:s text:c="4"/>sip_alreadygone(p); </text:p>
      <text:p text:style-name="P2"/>
      <text:p text:style-name="P2"><text:s text:c="4"/>/* Get RTCP quality before end of call */ </text:p>
      <text:p text:style-name="P2"><text:s text:c="4"/>if (!ast_test_flag(&amp;p-&gt;flags[0], SIP_NO_HISTORY) || p-&gt;owner) { </text:p>
      <text:p text:style-name="P2"><text:s text:c="8"/>char *audioqos, *videoqos; </text:p>
      <text:p text:style-name="P2"><text:s text:c="8"/>if (p-&gt;rtp) { </text:p>
      <text:p text:style-name="P2">--&gt; <text:s text:c="8"/>audioqos = ast_rtp_get_quality(p-&gt;rtp); </text:p>
      <text:p text:style-name="P2"><text:s text:c="4"/>...</text:p>
      <text:p text:style-name="P2"/>
      <text:p text:style-name="P12">(continued)</text:p>
      <text:p text:style-name="P3">1.6.0 example: </text:p>
      <text:p text:style-name="P2"/>
      <text:p text:style-name="P2">static int acf_channel_read(struct ast_channel *chan, const char *funcname, char *preparse, char *buf, size_t buflen) </text:p>
      <text:p text:style-name="P2">{ </text:p>
      <text:p text:style-name="P2"><text:s text:c="4"/>struct sip_pvt *p = chan-&gt;tech_pvt; </text:p>
      <text:p text:style-name="P2"><text:s text:c="4"/>char *all = "", *parse = ast_strdupa(preparse); </text:p>
      <text:p text:style-name="P2"><text:s text:c="4"/>int res = 0; </text:p>
      <text:p text:style-name="P2"><text:s text:c="4"/>AST_DECLARE_APP_ARGS(args, </text:p>
      <text:p text:style-name="P2"><text:s text:c="8"/>AST_APP_ARG(param); </text:p>
      <text:p text:style-name="P2"><text:s text:c="8"/>AST_APP_ARG(type); </text:p>
      <text:p text:style-name="P2"><text:s text:c="8"/>AST_APP_ARG(field); </text:p>
      <text:p text:style-name="P2"><text:s text:c="4"/>); </text:p>
      <text:p text:style-name="P2"><text:s text:c="4"/>AST_STANDARD_APP_ARGS(args, parse); </text:p>
      <text:p text:style-name="P2"/>
      <text:p text:style-name="P2"><text:s text:c="4"/>/* Sanity check */ </text:p>
      <text:p text:style-name="P2"><text:s text:c="4"/>if (!IS_SIP_TECH(chan-&gt;tech)) { </text:p>
      <text:p text:style-name="P2"><text:s text:c="8"/>ast_log(LOG_ERROR, "Cannot call %s on a non-SIP channel\n", funcname); </text:p>
      <text:p text:style-name="P2"><text:s text:c="8"/>return 0; </text:p>
      <text:p text:style-name="P2"><text:s text:c="4"/>} </text:p>
      <text:p text:style-name="P2"/>
      <text:p text:style-name="P2"><text:s text:c="4"/>memset(buf, 0, buflen); </text:p>
      <text:p text:style-name="P2"/>
      <text:p text:style-name="P2"><text:s text:c="4"/>if (!strcasecmp(args.param, "rtpqos")) { </text:p>
      <text:p text:style-name="P2"><text:s text:c="8"/>struct ast_rtp_quality qos; </text:p>
      <text:p text:style-name="P2"/>
      <text:p text:style-name="P2"><text:s text:c="8"/>memset(&amp;qos, 0, sizeof(qos)); </text:p>
      <text:p text:style-name="P2"/>
      <text:p text:style-name="P2"><text:s text:c="8"/>if (ast_strlen_zero(args.type)) </text:p>
      <text:p text:style-name="P2"><text:s text:c="12"/>args.type = "audio"; </text:p>
      <text:p text:style-name="P2"><text:s text:c="8"/>if (ast_strlen_zero(args.field)) </text:p>
      <text:p text:style-name="P2"><text:s text:c="12"/>args.field = "all"; </text:p>
      <text:p text:style-name="P2"/>
      <text:p text:style-name="P2"><text:s text:c="8"/>if (strcasecmp(args.type, "AUDIO") == 0) { </text:p>
      <text:p text:style-name="P2">--&gt; <text:s text:c="8"/>all = ast_rtp_get_quality(p-&gt;rtp, &amp;qos);</text:p>
      <text:p text:style-name="P2"><text:s text:c="8"/>}</text:p>
      <text:p text:style-name="P2"><text:s text:c="8"/>...</text:p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10">Function</text:p>
          </table:table-cell>
          <table:table-cell table:style-name="Table21.B1" office:value-type="string">
            <text:h text:style-name="Plain_20_header" text:outline-level="1">ast_rtp_settos</text:h>
          </table:table-cell>
        </table:table-row>
        <table:table-row>
          <table:table-cell table:style-name="Table21.A2" office:value-type="string">
            <text:p text:style-name="P10">Location</text:p>
          </table:table-cell>
          <table:table-cell table:style-name="Table21.B2" office:value-type="string">
            <text:p text:style-name="P2">/include/asterisk/rtp.h</text:p>
          </table:table-cell>
        </table:table-row>
        <table:table-row>
          <table:table-cell table:style-name="Table21.A2" office:value-type="string">
            <text:p text:style-name="P3">1.4.0 prototype</text:p>
          </table:table-cell>
          <table:table-cell table:style-name="Table21.B2" office:value-type="string">
            <text:p text:style-name="P2">int ast_rtp_settos(struct ast_rtp *rtp, int tos);</text:p>
          </table:table-cell>
        </table:table-row>
        <table:table-row>
          <table:table-cell table:style-name="Table21.A2" office:value-type="string">
            <text:p text:style-name="P3">1.6.0 prototype</text:p>
          </table:table-cell>
          <table:table-cell table:style-name="Table21.B2" office:value-type="string">
            <text:p text:style-name="P2">int ast_rtp_set<text:span text:style-name="T1">qos</text:span>(struct ast_rtp *rtp, int tos, int <text:span text:style-name="T1">cos</text:span>, char <text:span text:style-name="T1">*desc</text:span>);</text:p>
          </table:table-cell>
        </table:table-row>
        <table:table-row>
          <table:table-cell table:style-name="Table21.A2" office:value-type="string">
            <text:p text:style-name="P10">Changed explanation</text:p>
          </table:table-cell>
          <table:table-cell table:style-name="Table21.B2" office:value-type="string">
            <text:p text:style-name="P2">cos parameter sets priority level, description parameter describes what tos/cos settings apply to</text:p>
          </table:table-cell>
        </table:table-row>
        <table:table-row>
          <table:table-cell table:style-name="Table21.A2" office:value-type="string">
            <text:p text:style-name="P10">New types or variables</text:p>
          </table:table-cell>
          <table:table-cell table:style-name="Table21.B2" office:value-type="string">
            <text:p text:style-name="P2">none</text:p>
          </table:table-cell>
        </table:table-row>
      </table:table>
      <text:p text:style-name="P2"><text:s text:c="6"/></text:p>
      <text:p text:style-name="P3">1.4.0 example: </text:p>
      <text:p text:style-name="P2"/>
      <text:p text:style-name="P2">if (sip_methods[intended_method].need_rtp) { </text:p>
      <text:p text:style-name="P2"><text:s text:c="8"/>p-&gt;rtp = ast_rtp_new_with_bindaddr(sched, io, 1, 0, bindaddr.sin_addr); </text:p>
      <text:p text:style-name="P2"><text:s text:c="8"/>...</text:p>
      <text:p text:style-name="P2"><text:s text:c="8"/>ast_rtp_setdtmf(p-&gt;rtp, ast_test_flag(&amp;p-&gt;flags[0], SIP_DTMF) != SIP_DTMF_INFO); </text:p>
      <text:p text:style-name="P2"><text:s text:c="8"/>ast_rtp_setdtmfcompensate(p-&gt;rtp, ast_test_flag(&amp;p-&gt;flags[1], SIP_PAGE2_RFC2833_COMPENSATE)); </text:p>
      <text:p text:style-name="P2">--&gt; <text:s text:c="4"/>ast_rtp_settos(p-&gt;rtp, global_tos_audio); </text:p>
      <text:p text:style-name="P2"><text:s text:c="8"/>...</text:p>
      <text:p text:style-name="P2"/>
      <text:p text:style-name="P3">1.6.0 example: </text:p>
      <text:p text:style-name="P2"/>
      <text:p text:style-name="P2">if (sip_methods[intended_method].need_rtp) { </text:p>
      <text:p text:style-name="P2"><text:s text:c="8"/>p-&gt;rtp = ast_rtp_new_with_bindaddr(sched, io, 1, 0, bindaddr.sin_addr); </text:p>
      <text:p text:style-name="P2"><text:s text:c="8"/>...</text:p>
      <text:p text:style-name="P2">--&gt; <text:s text:c="4"/>ast_rtp_setqos(p-&gt;rtp, global_tos_audio, global_cos_audio, "SIP RTP"); </text:p>
      <text:p text:style-name="P2">ast_rtp_setdtmf(p-&gt;rtp, ast_test_flag(&amp;p-&gt;flags[0], SIP_DTMF) == SIP_DTMF_RFC2833); </text:p>
      <text:p text:style-name="P2"><text:s text:c="8"/>ast_rtp_setdtmfcompensate(p-&gt;rtp, ast_test_flag(&amp;p-&gt;flags[1], SIP_PAGE2_RFC2833_COMPENSATE)); </text:p>
      <text:p text:style-name="P2"><text:s text:c="8"/>...</text:p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P10">Function</text:p>
          </table:table-cell>
          <table:table-cell table:style-name="Table28.B1" office:value-type="string">
            <text:h text:style-name="Plain_20_header" text:outline-level="1">ast_senddigit</text:h>
          </table:table-cell>
        </table:table-row>
        <table:table-row>
          <table:table-cell table:style-name="Table28.A2" office:value-type="string">
            <text:p text:style-name="P10">Location</text:p>
          </table:table-cell>
          <table:table-cell table:style-name="Table28.B2" office:value-type="string">
            <text:p text:style-name="P2">/include/asterisk/channel.h</text:p>
          </table:table-cell>
        </table:table-row>
        <table:table-row>
          <table:table-cell table:style-name="Table28.A2" office:value-type="string">
            <text:p text:style-name="P3">1.4.0 prototype</text:p>
          </table:table-cell>
          <table:table-cell table:style-name="Table28.B2" office:value-type="string">
            <text:p text:style-name="P2">int ast_senddigit(struct ast_channel *chan, char digit);</text:p>
          </table:table-cell>
        </table:table-row>
        <table:table-row>
          <table:table-cell table:style-name="Table28.A2" office:value-type="string">
            <text:p text:style-name="P3">1.6.0 prototype</text:p>
          </table:table-cell>
          <table:table-cell table:style-name="Table28.B2" office:value-type="string">
            <text:p text:style-name="P2">int ast_senddigit(struct ast_channel *chan, char digit, unsigned int <text:span text:style-name="T1">duration</text:span>);</text:p>
          </table:table-cell>
        </table:table-row>
        <table:table-row>
          <table:table-cell table:style-name="Table28.A2" office:value-type="string">
            <text:p text:style-name="P10">Changed explanation</text:p>
          </table:table-cell>
          <table:table-cell table:style-name="Table28.B2" office:value-type="string">
            <text:p text:style-name="P2">duration parameter specifies length digit is played as long as duration is longer than AST_DEFAULT_EMULATE_DTMF_DURATION (100ms)</text:p>
          </table:table-cell>
        </table:table-row>
        <table:table-row>
          <table:table-cell table:style-name="Table28.A2" office:value-type="string">
            <text:p text:style-name="P10">New types or variables</text:p>
          </table:table-cell>
          <table:table-cell table:style-name="Table28.B2" office:value-type="string">
            <text:p text:style-name="P2">none</text:p>
          </table:table-cell>
        </table:table-row>
      </table:table>
      <text:p text:style-name="P2"><text:s text:c="6"/></text:p>
      <text:p text:style-name="P3">1.4.0 example: </text:p>
      <text:p text:style-name="P2"/>
      <text:p text:style-name="P2">static int manager_play_dtmf(struct mansession *s, struct message *m) </text:p>
      <text:p text:style-name="P2">{ </text:p>
      <text:p text:style-name="P2"><text:s text:c="4"/>char *channel = astman_get_header(m, "Channel"); </text:p>
      <text:p text:style-name="P2"><text:s text:c="4"/>char *digit = astman_get_header(m, "Digit"); </text:p>
      <text:p text:style-name="P2"><text:s text:c="4"/>struct ast_channel *chan = ast_get_channel_by_name_locked(channel); </text:p>
      <text:p text:style-name="P2"><text:s text:c="3"/></text:p>
      <text:p text:style-name="P2">--&gt; ast_senddigit(chan, *digit); </text:p>
      <text:p text:style-name="P2"/>
      <text:p text:style-name="P2"><text:s text:c="4"/>ast_mutex_unlock(&amp;chan-&gt;lock); </text:p>
      <text:p text:style-name="P2"><text:s text:c="4"/>astman_send_ack(s, m, "DTMF successfully queued"); </text:p>
      <text:p text:style-name="P2"><text:s text:c="3"/>... </text:p>
      <text:p text:style-name="P2"/>
      <text:p text:style-name="P3">1.6.0 example: </text:p>
      <text:p text:style-name="P2"/>
      <text:p text:style-name="P2">static int manager_play_dtmf(struct mansession *s, const struct message *m) </text:p>
      <text:p text:style-name="P2">{ </text:p>
      <text:p text:style-name="P2"><text:s text:c="4"/>const char *channel = astman_get_header(m, "Channel"); </text:p>
      <text:p text:style-name="P2"><text:s text:c="4"/>const char *digit = astman_get_header(m, "Digit"); </text:p>
      <text:p text:style-name="P2"><text:s text:c="4"/>struct ast_channel *chan = ast_get_channel_by_name_locked(channel); </text:p>
      <text:p text:style-name="P2"/>
      <text:p text:style-name="P2">--&gt; ast_senddigit(chan, *digit, 0); </text:p>
      <text:p text:style-name="P2"/>
      <text:p text:style-name="P2"><text:s text:c="4"/>ast_channel_unlock(chan); </text:p>
      <text:p text:style-name="P2"><text:s text:c="4"/>astman_send_ack(s, m, "DTMF successfully queued"); </text:p>
      <text:p text:style-name="P2"><text:s text:c="3"/>...</text:p>
      <table:table table:name="Table29" table:style-name="Table29">
        <table:table-column table:style-name="Table29.A"/>
        <table:table-column table:style-name="Table29.B"/>
        <table:table-row>
          <table:table-cell table:style-name="Table29.A1" office:value-type="string">
            <text:p text:style-name="P10">Function</text:p>
          </table:table-cell>
          <table:table-cell table:style-name="Table29.B1" office:value-type="string">
            <text:h text:style-name="Plain_20_header" text:outline-level="1">ast_senddigit_end</text:h>
          </table:table-cell>
        </table:table-row>
        <table:table-row>
          <table:table-cell table:style-name="Table29.A2" office:value-type="string">
            <text:p text:style-name="P10">Location</text:p>
          </table:table-cell>
          <table:table-cell table:style-name="Table29.B2" office:value-type="string">
            <text:p text:style-name="P2">/include/asterisk/channel.h</text:p>
          </table:table-cell>
        </table:table-row>
        <table:table-row>
          <table:table-cell table:style-name="Table29.A2" office:value-type="string">
            <text:p text:style-name="P3">1.4.0 prototype</text:p>
          </table:table-cell>
          <table:table-cell table:style-name="Table29.B2" office:value-type="string">
            <text:p text:style-name="P2">int ast_senddigit_end(struct ast_channel *chan, char digit);</text:p>
          </table:table-cell>
        </table:table-row>
        <table:table-row>
          <table:table-cell table:style-name="Table29.A2" office:value-type="string">
            <text:p text:style-name="P3">1.6.0 prototype</text:p>
          </table:table-cell>
          <table:table-cell table:style-name="Table29.B2" office:value-type="string">
            <text:p text:style-name="P2">int ast_senddigit_end(struct ast_channel *chan, char digit, unsigned int <text:span text:style-name="T1">duration</text:span>);</text:p>
          </table:table-cell>
        </table:table-row>
        <table:table-row>
          <table:table-cell table:style-name="Table29.A2" office:value-type="string">
            <text:p text:style-name="P10">Changed explanation</text:p>
          </table:table-cell>
          <table:table-cell table:style-name="Table29.B2" office:value-type="string">
            <text:p text:style-name="P2">duration parameter determ length sent if supported (send_digit_end function pointer called)</text:p>
          </table:table-cell>
        </table:table-row>
        <table:table-row>
          <table:table-cell table:style-name="Table29.A2" office:value-type="string">
            <text:p text:style-name="P10">New types or variables</text:p>
          </table:table-cell>
          <table:table-cell table:style-name="Table29.B2" office:value-type="string">
            <text:p text:style-name="P2">none</text:p>
          </table:table-cell>
        </table:table-row>
      </table:table>
      <text:p text:style-name="P2"><text:s text:c="6"/></text:p>
      <text:p text:style-name="P3">1.4.0 example: </text:p>
      <text:p text:style-name="P2"/>
      <text:p text:style-name="P2">static int agent_digit_end(struct ast_channel *ast, char digit) </text:p>
      <text:p text:style-name="P2">{ </text:p>
      <text:p text:style-name="P2"><text:s text:c="4"/>struct agent_pvt *p = ast-&gt;tech_pvt; </text:p>
      <text:p text:style-name="P2"><text:s text:c="4"/>int res = -1; </text:p>
      <text:p text:style-name="P2"><text:s text:c="4"/>ast_mutex_lock(&amp;p-&gt;lock); </text:p>
      <text:p text:style-name="P2">--&gt; ast_senddigit_end(p-&gt;chan, digit); </text:p>
      <text:p text:style-name="P2"><text:s text:c="4"/>ast_mutex_unlock(&amp;p-&gt;lock); </text:p>
      <text:p text:style-name="P2"><text:s text:c="4"/>return res; </text:p>
      <text:p text:style-name="P2">} </text:p>
      <text:p text:style-name="P2"/>
      <text:p text:style-name="P3">1.6.0 example: </text:p>
      <text:p text:style-name="P2"/>
      <text:p text:style-name="P2">static int agent_digit_end(struct ast_channel *ast, char digit, unsigned int duration) </text:p>
      <text:p text:style-name="P2">{ </text:p>
      <text:p text:style-name="P2"><text:s text:c="4"/>struct agent_pvt *p = ast-&gt;tech_pvt; </text:p>
      <text:p text:style-name="P2"><text:s text:c="4"/>ast_mutex_lock(&amp;p-&gt;lock); </text:p>
      <text:p text:style-name="P2"><text:s text:c="4"/>if (p-&gt;chan) { </text:p>
      <text:p text:style-name="P2">--&gt; <text:s text:c="4"/>ast_senddigit_end(p-&gt;chan, digit, duration); </text:p>
      <text:p text:style-name="P2"><text:s text:c="4"/>} </text:p>
      <text:p text:style-name="P2"><text:s text:c="4"/>ast_mutex_unlock(&amp;p-&gt;lock); </text:p>
      <text:p text:style-name="P2"><text:s text:c="4"/>return 0; </text:p>
      <text:p text:style-name="P2">} 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0">Function</text:p>
          </table:table-cell>
          <table:table-cell table:style-name="Table10.B1" office:value-type="string">
            <text:h text:style-name="Plain_20_header" text:outline-level="1">ast_stream_and_wait</text:h>
          </table:table-cell>
        </table:table-row>
        <table:table-row>
          <table:table-cell table:style-name="Table10.A2" office:value-type="string">
            <text:p text:style-name="P10">Location</text:p>
          </table:table-cell>
          <table:table-cell table:style-name="Table10.B2" office:value-type="string">
            <text:p text:style-name="P2">/include/asterisk/file.h</text:p>
          </table:table-cell>
        </table:table-row>
        <table:table-row>
          <table:table-cell table:style-name="Table10.A2" office:value-type="string">
            <text:p text:style-name="P3">1.4.0 prototype</text:p>
          </table:table-cell>
          <table:table-cell table:style-name="Table10.B2" office:value-type="string">
            <text:p text:style-name="P2">int ast_stream_and_wait(struct ast_channel *chan, const char *file, const char <text:span text:style-name="T1">*language</text:span>, const char *digits);</text:p>
          </table:table-cell>
        </table:table-row>
        <table:table-row>
          <table:table-cell table:style-name="Table10.A2" office:value-type="string">
            <text:p text:style-name="P3">1.6.0 prototype</text:p>
          </table:table-cell>
          <table:table-cell table:style-name="Table10.B2" office:value-type="string">
            <text:p text:style-name="P2">int ast_stream_and_wait(struct ast_channel *chan, const char *file, const char *digits);</text:p>
          </table:table-cell>
        </table:table-row>
        <table:table-row>
          <table:table-cell table:style-name="Table10.A2" office:value-type="string">
            <text:p text:style-name="P10">Changed explanation</text:p>
          </table:table-cell>
          <table:table-cell table:style-name="Table10.B2" office:value-type="string">
            <text:p text:style-name="P2">channel structure has the language in it, no reason to pass it in</text:p>
          </table:table-cell>
        </table:table-row>
        <table:table-row>
          <table:table-cell table:style-name="Table10.A2" office:value-type="string">
            <text:p text:style-name="P10">New types or variables</text:p>
          </table:table-cell>
          <table:table-cell table:style-name="Table10.B2" office:value-type="string">
            <text:p text:style-name="P2">none</text:p>
          </table:table-cell>
        </table:table-row>
      </table:table>
      <text:p text:style-name="P2"><text:s text:c="6"/></text:p>
      <text:p text:style-name="P3">1.4.0 example: </text:p>
      <text:p text:style-name="P3"/>
      <text:p text:style-name="P4">static int builtin_blindtransfer(struct ast_channel *chan, struct ast_channel *peer, struct ast_bridge_config *config, char *code, int sense) </text:p>
      <text:p text:style-name="P4">{ </text:p>
      <text:p text:style-name="P4"><text:s text:c="4"/>struct ast_channel *transferer; </text:p>
      <text:p text:style-name="P4"><text:s text:c="4"/>struct ast_channel *transferee; </text:p>
      <text:p text:style-name="P4"><text:s text:c="4"/>const char *transferer_real_context; </text:p>
      <text:p text:style-name="P4"><text:s text:c="4"/>char xferto[256]; </text:p>
      <text:p text:style-name="P4"><text:s text:c="4"/>int res; </text:p>
      <text:p text:style-name="P4"/>
      <text:p text:style-name="P4"><text:s text:c="4"/>set_peers(&amp;transferer, &amp;transferee, peer, chan, sense); </text:p>
      <text:p text:style-name="P4"><text:s text:c="4"/>transferer_real_context = real_ctx(transferer, transferee); </text:p>
      <text:p text:style-name="P4"><text:s text:c="4"/>/* Start autoservice on chan while we talk to the originator */ </text:p>
      <text:p text:style-name="P4"><text:s text:c="4"/>ast_autoservice_start(transferee); </text:p>
      <text:p text:style-name="P4"><text:s text:c="4"/>ast_indicate(transferee, AST_CONTROL_HOLD); </text:p>
      <text:p text:style-name="P4"/>
      <text:p text:style-name="P4"><text:s text:c="4"/>memset(xferto, 0, sizeof(xferto)); </text:p>
      <text:p text:style-name="P4"><text:s text:c="4"/></text:p>
      <text:p text:style-name="P4"><text:s text:c="4"/>/* Transfer */ </text:p>
      <text:p text:style-name="P4">--&gt; res = ast_stream_and_wait(transferer, "pbx-transfer", transferer-&gt;language, AST_DIGIT_ANY);</text:p>
      <text:p text:style-name="P4"><text:s text:c="4"/>... </text:p>
      <text:p text:style-name="P2"/>
      <text:p text:style-name="P2"/>
      <text:p text:style-name="P12">(continued)</text:p>
      <text:p text:style-name="P3">1.6.0 example: </text:p>
      <text:p text:style-name="P2"/>
      <text:p text:style-name="P2">static int builtin_blindtransfer(struct ast_channel *chan, struct ast_channel *peer, struct ast_bridge_config *config, char *code, int sense, void *data) </text:p>
      <text:p text:style-name="P2">{ </text:p>
      <text:p text:style-name="P2"><text:s text:c="4"/>struct ast_channel *transferer; </text:p>
      <text:p text:style-name="P2"><text:s text:c="4"/>struct ast_channel *transferee; </text:p>
      <text:p text:style-name="P2"><text:s text:c="4"/>const char *transferer_real_context; </text:p>
      <text:p text:style-name="P2"><text:s text:c="4"/>char xferto[256]; </text:p>
      <text:p text:style-name="P2"><text:s text:c="4"/>int res; </text:p>
      <text:p text:style-name="P2"/>
      <text:p text:style-name="P2"><text:s text:c="4"/>set_peers(&amp;transferer, &amp;transferee, peer, chan, sense); </text:p>
      <text:p text:style-name="P2"><text:s text:c="4"/>transferer_real_context = real_ctx(transferer, transferee); </text:p>
      <text:p text:style-name="P2"><text:s text:c="4"/>/* Start autoservice on chan while we talk to the originator */ </text:p>
      <text:p text:style-name="P2"><text:s text:c="4"/>ast_autoservice_start(transferee); </text:p>
      <text:p text:style-name="P2"><text:s text:c="4"/>ast_indicate(transferee, AST_CONTROL_HOLD); </text:p>
      <text:p text:style-name="P2"/>
      <text:p text:style-name="P2"><text:s text:c="4"/>memset(xferto, 0, sizeof(xferto)); </text:p>
      <text:p text:style-name="P2"/>
      <text:p text:style-name="P2"><text:s text:c="4"/>/* Transfer */ </text:p>
      <text:p text:style-name="P2">--&gt; res = ast_stream_and_wait(transferer, "pbx-transfer", AST_DIGIT_ANY); </text:p>
      <text:p text:style-name="P2"><text:s text:c="4"/>...</text:p>
      <table:table table:name="Table39" table:style-name="Table39">
        <table:table-column table:style-name="Table39.A"/>
        <table:table-column table:style-name="Table39.B"/>
        <table:table-row>
          <table:table-cell table:style-name="Table39.A1" office:value-type="string">
            <text:p text:style-name="P10">Function</text:p>
            <text:p text:style-name="P10">(all defines)</text:p>
          </table:table-cell>
          <table:table-cell table:style-name="Table39.B1" office:value-type="string">
            <text:h text:style-name="Plain_20_header" text:outline-level="1">ast_string_field_count</text:h>
            <text:h text:style-name="Plain_20_header" text:outline-level="1">ast_string_field_free</text:h>
            <text:h text:style-name="Plain_20_header" text:outline-level="1">ast_string_field_free_pools</text:h>
            <text:h text:style-name="Plain_20_header" text:outline-level="1">ast_string_field_free_all</text:h>
            <text:h text:style-name="Plain_20_header" text:outline-level="1">ast_string_field_index</text:h>
            <text:h text:style-name="Plain_20_header" text:outline-level="1">ast_string_field_index_free</text:h>
          </table:table-cell>
        </table:table-row>
        <table:table-row>
          <table:table-cell table:style-name="Table39.A2" office:value-type="string">
            <text:p text:style-name="P10">Location</text:p>
          </table:table-cell>
          <table:table-cell table:style-name="Table39.B2" office:value-type="string">
            <text:p text:style-name="P2">/include/asterisk/stringfields.h</text:p>
          </table:table-cell>
        </table:table-row>
        <table:table-row>
          <table:table-cell table:style-name="Table39.A2" office:value-type="string">
            <text:p text:style-name="P3">1.4.0 prototype</text:p>
          </table:table-cell>
          <table:table-cell table:style-name="Table39.B2" office:value-type="string">
            <text:p text:style-name="P9">ast_string_field_count(x)<text:line-break/>ast_string_field_index(x, field)<text:line-break/>ast_string_field_index_free(x, index)<text:line-break/>ast_string_field_free(x, field)<text:line-break/>ast_string_field_free_pools(x)<text:line-break/>ast_string_field_free_all(x)</text:p>
          </table:table-cell>
        </table:table-row>
        <table:table-row>
          <table:table-cell table:style-name="Table39.A2" office:value-type="string">
            <text:p text:style-name="P3">1.6.0 prototype</text:p>
          </table:table-cell>
          <table:table-cell table:style-name="Table39.B2" office:value-type="string">
            <text:p text:style-name="P2">ast_string_field_free_memory(x)</text:p>
            <text:p text:style-name="P2">ast_string_field_set(x, field, data)</text:p>
          </table:table-cell>
        </table:table-row>
        <table:table-row>
          <table:table-cell table:style-name="Table39.A2" office:value-type="string">
            <text:p text:style-name="P10">Changed explanation</text:p>
          </table:table-cell>
          <table:table-cell table:style-name="Table39.B2" office:value-type="string">
            <text:p text:style-name="P2">All the old free functions were replaced by a new single ast_string_field_free_memory function.</text:p>
          </table:table-cell>
        </table:table-row>
        <table:table-row>
          <table:table-cell table:style-name="Table39.A2" office:value-type="string">
            <text:p text:style-name="P10">New types or variables</text:p>
          </table:table-cell>
          <table:table-cell table:style-name="Table39.B2" office:value-type="string">
            <text:p text:style-name="P2">none</text:p>
          </table:table-cell>
        </table:table-row>
      </table:table>
      <text:p text:style-name="P2"><text:s text:c="6"/></text:p>
      <text:p text:style-name="P3">1.4.0 example:</text:p>
      <text:p text:style-name="P3"/>
      <text:p text:style-name="P4">static void sip_registry_destroy(struct sip_registry *reg) </text:p>
      <text:p text:style-name="P4">{ </text:p>
      <text:p text:style-name="P4"><text:s text:c="4"/>...</text:p>
      <text:p text:style-name="P4">--&gt; ast_string_field_free_pools(reg); </text:p>
      <text:p text:style-name="P4"><text:s text:c="4"/>regobjs--; </text:p>
      <text:p text:style-name="P4"><text:s text:c="4"/>free(reg); </text:p>
      <text:p text:style-name="P2">}</text:p>
      <text:p text:style-name="P2"/>
      <text:p text:style-name="P3">1.6.0 example: </text:p>
      <text:p text:style-name="P2"/>
      <text:p text:style-name="P2">static void sip_registry_destroy(struct sip_registry *reg) </text:p>
      <text:p text:style-name="P2">{ </text:p>
      <text:p text:style-name="P2"><text:s text:c="4"/>... </text:p>
      <text:p text:style-name="P2">--&gt; ast_string_field_free_memory(reg); </text:p>
      <text:p text:style-name="P2"><text:s text:c="4"/>regobjs--; </text:p>
      <text:p text:style-name="P2"><text:s text:c="4"/>ast_free(reg); </text:p>
      <text:p text:style-name="P2"><text:s text:c="4"/></text:p>
      <text:p text:style-name="P2">} </text:p>
      <text:p text:style-name="P2"/>
      <text:p text:style-name="P2">Note: Previously, where string_field_free() was used to NULL out a single string field, you now simply do string_field_set(obj, field, NULL), instead.</text:p>
      <table:table table:name="Table41" table:style-name="Table41">
        <table:table-column table:style-name="Table41.A"/>
        <table:table-column table:style-name="Table41.B"/>
        <table:table-row>
          <table:table-cell table:style-name="Table41.A1" office:value-type="string">
            <text:p text:style-name="P10">Function (define)</text:p>
          </table:table-cell>
          <table:table-cell table:style-name="Table41.B1" office:value-type="string">
            <text:h text:style-name="Plain_20_header" text:outline-level="1">AST_THREADSTORAGE</text:h>
          </table:table-cell>
        </table:table-row>
        <table:table-row>
          <table:table-cell table:style-name="Table41.A2" office:value-type="string">
            <text:p text:style-name="P10">Location</text:p>
          </table:table-cell>
          <table:table-cell table:style-name="Table41.B2" office:value-type="string">
            <text:p text:style-name="P2">/include/asterisk/threadstorage.h</text:p>
          </table:table-cell>
        </table:table-row>
        <table:table-row>
          <table:table-cell table:style-name="Table41.A2" office:value-type="string">
            <text:p text:style-name="P3">1.4.0 prototype</text:p>
          </table:table-cell>
          <table:table-cell table:style-name="Table41.B2" office:value-type="string">
            <text:p text:style-name="P2">AST_THREADSTORAGE(my_buf, <text:span text:style-name="T1">my_buf_init</text:span>);</text:p>
          </table:table-cell>
        </table:table-row>
        <table:table-row>
          <table:table-cell table:style-name="Table41.A2" office:value-type="string">
            <text:p text:style-name="P3">1.6.0 prototype</text:p>
          </table:table-cell>
          <table:table-cell table:style-name="Table41.B2" office:value-type="string">
            <text:p text:style-name="P2">AST_THREADSTORAGE(my_buf);</text:p>
          </table:table-cell>
        </table:table-row>
        <table:table-row>
          <table:table-cell table:style-name="Table41.A2" office:value-type="string">
            <text:p text:style-name="P10">Changed explanation</text:p>
          </table:table-cell>
          <table:table-cell table:style-name="Table41.B2" office:value-type="string">
            <text:p text:style-name="P2">The new define handles the initialization based on the buffer name.</text:p>
          </table:table-cell>
        </table:table-row>
        <table:table-row>
          <table:table-cell table:style-name="Table41.A2" office:value-type="string">
            <text:p text:style-name="P10">New types or variables</text:p>
          </table:table-cell>
          <table:table-cell table:style-name="Table41.B2" office:value-type="string">
            <text:p text:style-name="P2">none</text:p>
          </table:table-cell>
        </table:table-row>
      </table:table>
      <text:p text:style-name="P2"><text:s text:c="6"/></text:p>
      <text:p text:style-name="P3">1.4.0 example: </text:p>
      <text:p text:style-name="P2"/>
      <text:p text:style-name="P2">AST_THREADSTORAGE(ast_cli_buf, ast_cli_buf_init); </text:p>
      <text:p text:style-name="P2"/>
      <text:p text:style-name="P3">1.6.0 example: </text:p>
      <text:p text:style-name="P2"/>
      <text:p text:style-name="P2">AST_THREADSTORAGE(ast_cli_buf); </text:p>
      <table:table table:name="Table30" table:style-name="Table30">
        <table:table-column table:style-name="Table30.A"/>
        <table:table-column table:style-name="Table30.B"/>
        <table:table-row>
          <table:table-cell table:style-name="Table30.A1" office:value-type="string">
            <text:p text:style-name="P10">Function</text:p>
          </table:table-cell>
          <table:table-cell table:style-name="Table30.B1" office:value-type="string">
            <text:h text:style-name="Plain_20_header" text:outline-level="1">ast_tzsetwall</text:h>
          </table:table-cell>
        </table:table-row>
        <table:table-row>
          <table:table-cell table:style-name="Table30.A2" office:value-type="string">
            <text:p text:style-name="P10">Location</text:p>
          </table:table-cell>
          <table:table-cell table:style-name="Table30.B2" office:value-type="string">
            <text:p text:style-name="P2">was /include/asterisk/localtime.h</text:p>
          </table:table-cell>
        </table:table-row>
        <table:table-row>
          <table:table-cell table:style-name="Table30.A2" office:value-type="string">
            <text:p text:style-name="P3">1.4.0 prototype</text:p>
          </table:table-cell>
          <table:table-cell table:style-name="Table30.B2" office:value-type="string">
            <text:p text:style-name="P2">int ast_tzsetwall(void)</text:p>
          </table:table-cell>
        </table:table-row>
        <table:table-row>
          <table:table-cell table:style-name="Table30.A2" office:value-type="string">
            <text:p text:style-name="P3">1.6.0 prototype</text:p>
          </table:table-cell>
          <table:table-cell table:style-name="Table30.B2" office:value-type="string">
            <text:p text:style-name="P2">none</text:p>
          </table:table-cell>
        </table:table-row>
        <table:table-row>
          <table:table-cell table:style-name="Table30.A2" office:value-type="string">
            <text:p text:style-name="P10">Changed explanation</text:p>
          </table:table-cell>
          <table:table-cell table:style-name="Table30.B2" office:value-type="string">
            <text:p text:style-name="P2">deemed completely unnecessary</text:p>
          </table:table-cell>
        </table:table-row>
        <table:table-row>
          <table:table-cell table:style-name="Table30.A2" office:value-type="string">
            <text:p text:style-name="P10">New types or variables</text:p>
          </table:table-cell>
          <table:table-cell table:style-name="Table30.B2" office:value-type="string">
            <text:p text:style-name="P2">none</text:p>
          </table:table-cell>
        </table:table-row>
      </table:table>
      <text:p text:style-name="P2"><text:s text:c="6"/></text:p>
      <text:p text:style-name="P4">No code examples required.</text:p>
      <text:p text:style-name="P2"/>
      <text:p text:style-name="Standard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0">Function</text:p>
          </table:table-cell>
          <table:table-cell table:style-name="Table14.B1" office:value-type="string">
            <text:h text:style-name="Plain_20_header" text:outline-level="1">ast_variable_delete</text:h>
          </table:table-cell>
        </table:table-row>
        <table:table-row>
          <table:table-cell table:style-name="Table14.A2" office:value-type="string">
            <text:p text:style-name="P10">Location</text:p>
          </table:table-cell>
          <table:table-cell table:style-name="Table14.B2" office:value-type="string">
            <text:p text:style-name="P2">/include/asterisk/config.h</text:p>
          </table:table-cell>
        </table:table-row>
        <table:table-row>
          <table:table-cell table:style-name="Table14.A2" office:value-type="string">
            <text:p text:style-name="P3">1.4.0 prototype</text:p>
          </table:table-cell>
          <table:table-cell table:style-name="Table14.B2" office:value-type="string">
            <text:p text:style-name="P2">int ast_variable_delete(struct ast_category *category, char *variable, char *match);</text:p>
          </table:table-cell>
        </table:table-row>
        <table:table-row>
          <table:table-cell table:style-name="Table14.A2" office:value-type="string">
            <text:p text:style-name="P3">1.6.0 prototype</text:p>
          </table:table-cell>
          <table:table-cell table:style-name="Table14.B2" office:value-type="string">
            <text:p text:style-name="P2">int ast_variable_delete(struct ast_category *category, const char *variable, const char *match, const char <text:span text:style-name="T1">*line</text:span>);</text:p>
          </table:table-cell>
        </table:table-row>
        <table:table-row>
          <table:table-cell table:style-name="Table14.A2" office:value-type="string">
            <text:p text:style-name="P10">Changed explanation</text:p>
          </table:table-cell>
          <table:table-cell table:style-name="Table14.B2" office:value-type="string">
            <text:p text:style-name="P2">optional line number specified will specify exact location in file which could potentially save time searching</text:p>
          </table:table-cell>
        </table:table-row>
        <table:table-row>
          <table:table-cell table:style-name="Table14.A2" office:value-type="string">
            <text:p text:style-name="P10">New types or variables</text:p>
          </table:table-cell>
          <table:table-cell table:style-name="Table14.B2" office:value-type="string">
            <text:p text:style-name="P2">none</text:p>
          </table:table-cell>
        </table:table-row>
      </table:table>
      <text:p text:style-name="P2"><text:s text:c="6"/></text:p>
      <text:p text:style-name="P3">1.4.0 example:</text:p>
      <text:p text:style-name="P3"/>
      <text:p text:style-name="P2">static void handle_updates(struct mansession *s, struct message *m, struct ast_config *cfg) </text:p>
      <text:p text:style-name="P2">{ </text:p>
      <text:p text:style-name="P2"><text:s text:c="4"/>int x; </text:p>
      <text:p text:style-name="P2"><text:s text:c="4"/>char hdr[40]; </text:p>
      <text:p text:style-name="P2"><text:s text:c="4"/>char *action, *cat, *var, *value, *match; </text:p>
      <text:p text:style-name="P2"><text:s text:c="4"/>struct ast_category *category; </text:p>
      <text:p text:style-name="P2"><text:s text:c="4"/>struct ast_variable *v; </text:p>
      <text:p text:style-name="P2"/>
      <text:p text:style-name="P2"><text:s text:c="4"/>for (x=0;x&lt;100000;x++) { </text:p>
      <text:p text:style-name="P2"><text:s text:c="8"/>snprintf(hdr, sizeof(hdr), "Action-%06d", x); </text:p>
      <text:p text:style-name="P2"><text:s text:c="8"/>action = astman_get_header(m, hdr); </text:p>
      <text:p text:style-name="P2"><text:s text:c="8"/>if (ast_strlen_zero(action)) </text:p>
      <text:p text:style-name="P2"><text:s text:c="12"/>break; </text:p>
      <text:p text:style-name="P2"><text:s text:c="8"/>snprintf(hdr, sizeof(hdr), "Cat-%06d", x); </text:p>
      <text:p text:style-name="P2"><text:s text:c="8"/>cat = astman_get_header(m, hdr); </text:p>
      <text:p text:style-name="P2"><text:s text:c="8"/>snprintf(hdr, sizeof(hdr), "Var-%06d", x); </text:p>
      <text:p text:style-name="P2"><text:s text:c="8"/>var = astman_get_header(m, hdr); </text:p>
      <text:p text:style-name="P2"><text:s text:c="8"/>snprintf(hdr, sizeof(hdr), "Value-%06d", x); </text:p>
      <text:p text:style-name="P2"><text:s text:c="8"/>value = astman_get_header(m, hdr); </text:p>
      <text:p text:style-name="P2"><text:s text:c="8"/>snprintf(hdr, sizeof(hdr), "Match-%06d", x); </text:p>
      <text:p text:style-name="P2"><text:s text:c="8"/>match = astman_get_header(m, hdr); </text:p>
      <text:p text:style-name="P2"><text:s text:c="8"/></text:p>
      <text:p text:style-name="P2"><text:s text:c="8"/>} </text:p>
      <text:p text:style-name="P2"><text:s text:c="8"/>if (!strcasecmp(action, "delete")) {</text:p>
      <text:p text:style-name="P2"><text:s text:c="12"/>if (!ast_strlen_zero(cat) &amp;&amp; !ast_strlen_zero(var) &amp;&amp; (category = ast_category_get(cfg, cat))) </text:p>
      <text:p text:style-name="P2">--&gt; <text:s text:c="12"/>ast_variable_delete(category, var, match); </text:p>
      <text:p text:style-name="P2"/>
      <text:p text:style-name="P12">(continued)</text:p>
      <text:p text:style-name="P3">1.6.0 example: </text:p>
      <text:p text:style-name="P2"/>
      <text:p text:style-name="P2">static enum error_type handle_updates(struct mansession *s, const struct message *m, struct ast_config *cfg, const char *dfn) </text:p>
      <text:p text:style-name="P2">{ </text:p>
      <text:p text:style-name="P2"><text:s text:c="4"/>int x; </text:p>
      <text:p text:style-name="P2"><text:s text:c="4"/>char hdr[40]; </text:p>
      <text:p text:style-name="P2"><text:s text:c="4"/>const char *action, *cat, *var, *value, *match, *line; </text:p>
      <text:p text:style-name="P2"><text:s text:c="4"/>struct ast_category *category; </text:p>
      <text:p text:style-name="P2"><text:s text:c="4"/>struct ast_variable *v; </text:p>
      <text:p text:style-name="P2"/>
      <text:p text:style-name="P2"><text:s text:c="4"/>for (x = 0; x &lt; 100000; x++) { </text:p>
      <text:p text:style-name="P2"><text:s text:c="8"/>unsigned int object = 0; </text:p>
      <text:p text:style-name="P2"/>
      <text:p text:style-name="P2"><text:s text:c="8"/>snprintf(hdr, sizeof(hdr), "Action-%06d", x); </text:p>
      <text:p text:style-name="P2"><text:s text:c="8"/>action = astman_get_header(m, hdr); </text:p>
      <text:p text:style-name="P2"><text:s text:c="8"/>if (ast_strlen_zero(action)) </text:p>
      <text:p text:style-name="P2"><text:s text:c="12"/>break; </text:p>
      <text:p text:style-name="P2"><text:s text:c="8"/>snprintf(hdr, sizeof(hdr), "Cat-%06d", x); </text:p>
      <text:p text:style-name="P2"><text:s text:c="8"/>cat = astman_get_header(m, hdr); </text:p>
      <text:p text:style-name="P2"><text:s text:c="8"/>snprintf(hdr, sizeof(hdr), "Var-%06d", x); </text:p>
      <text:p text:style-name="P2"><text:s text:c="8"/>var = astman_get_header(m, hdr); </text:p>
      <text:p text:style-name="P2"><text:s text:c="8"/>snprintf(hdr, sizeof(hdr), "Value-%06d", x); </text:p>
      <text:p text:style-name="P2"><text:s text:c="8"/>value = astman_get_header(m, hdr); </text:p>
      <text:p text:style-name="P2"><text:s text:c="8"/>if (!ast_strlen_zero(value) &amp;&amp; *value == '&gt;') { </text:p>
      <text:p text:style-name="P2"><text:s text:c="12"/>object = 1; </text:p>
      <text:p text:style-name="P2"><text:s text:c="12"/>value++; </text:p>
      <text:p text:style-name="P2"><text:s text:c="8"/>} </text:p>
      <text:p text:style-name="P2"><text:s text:c="8"/>snprintf(hdr, sizeof(hdr), "Match-%06d", x); </text:p>
      <text:p text:style-name="P2"><text:s text:c="8"/>match = astman_get_header(m, hdr); </text:p>
      <text:p text:style-name="P2"><text:s text:c="8"/>snprintf(hdr, sizeof(hdr), "Line-%06d", x); </text:p>
      <text:p text:style-name="P2"><text:s text:c="8"/>line = astman_get_header(m, hdr); </text:p>
      <text:p text:style-name="P2"><text:s text:c="8"/>if (!strcasecmp(action, "delete")) { </text:p>
      <text:p text:style-name="P2"><text:s text:c="12"/>if (ast_strlen_zero(cat) || (ast_strlen_zero(var) &amp;&amp; ast_strlen_zero(line))) </text:p>
      <text:p text:style-name="P2"><text:s text:c="16"/>return UNSPECIFIED_ARGUMENT; </text:p>
      <text:p text:style-name="P2"><text:s text:c="12"/>if (!(category = ast_category_get(cfg, cat))) </text:p>
      <text:p text:style-name="P2"><text:s text:c="16"/>return UNKNOWN_CATEGORY; </text:p>
      <text:p text:style-name="P2">--&gt; <text:s text:c="8"/>if (ast_variable_delete(category, var, match, line)) </text:p>
      <text:p text:style-name="P2"><text:s text:c="16"/>return FAILURE_DELETE; </text:p>
      <text:p text:style-name="P2"><text:s text:c="8"/>} 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0">Function</text:p>
          </table:table-cell>
          <table:table-cell table:style-name="Table13.B1" office:value-type="string">
            <text:h text:style-name="Plain_20_header" text:outline-level="1">ast_variable_new</text:h>
          </table:table-cell>
        </table:table-row>
        <table:table-row>
          <table:table-cell table:style-name="Table13.A2" office:value-type="string">
            <text:p text:style-name="P10">Location</text:p>
          </table:table-cell>
          <table:table-cell table:style-name="Table13.B2" office:value-type="string">
            <text:p text:style-name="P2">/include/asterisk/config.h</text:p>
          </table:table-cell>
        </table:table-row>
        <table:table-row>
          <table:table-cell table:style-name="Table13.A2" office:value-type="string">
            <text:p text:style-name="P3">1.4.0 prototype</text:p>
          </table:table-cell>
          <table:table-cell table:style-name="Table13.B2" office:value-type="string">
            <text:p text:style-name="P2">struct ast_variable *ast_variable_new(const char *name, const char *value);</text:p>
          </table:table-cell>
        </table:table-row>
        <table:table-row>
          <table:table-cell table:style-name="Table13.A2" office:value-type="string">
            <text:p text:style-name="P3">1.6.0 prototype</text:p>
          </table:table-cell>
          <table:table-cell table:style-name="Table13.B2" office:value-type="string">
            <text:p text:style-name="P2">struct ast_variable *ast_variable_new(const char *name, const char *value, const char <text:span text:style-name="T1">*filename</text:span>);</text:p>
          </table:table-cell>
        </table:table-row>
        <table:table-row>
          <table:table-cell table:style-name="Table13.A2" office:value-type="string">
            <text:p text:style-name="P10">Changed explanation</text:p>
          </table:table-cell>
          <table:table-cell table:style-name="Table13.B2" office:value-type="string">
            <text:p text:style-name="P2">filename used for destination file during save operation</text:p>
          </table:table-cell>
        </table:table-row>
        <table:table-row>
          <table:table-cell table:style-name="Table13.A2" office:value-type="string">
            <text:p text:style-name="P10">New types or variables</text:p>
          </table:table-cell>
          <table:table-cell table:style-name="Table13.B2" office:value-type="string">
            <text:p text:style-name="P2">none</text:p>
          </table:table-cell>
        </table:table-row>
      </table:table>
      <text:p text:style-name="P2"><text:s text:c="6"/></text:p>
      <text:p text:style-name="P3">1.4.0 example: </text:p>
      <text:p text:style-name="P2"/>
      <text:p text:style-name="P2">static struct ast_variable *variable_clone(const struct ast_variable *old) </text:p>
      <text:p text:style-name="P2">{ </text:p>
      <text:p text:style-name="P2">--&gt; struct ast_variable *new = ast_variable_new(old-&gt;name, old-&gt;value); </text:p>
      <text:p text:style-name="P2"/>
      <text:p text:style-name="P2"><text:s text:c="4"/>if (new) { </text:p>
      <text:p text:style-name="P2"><text:s text:c="8"/>new-&gt;lineno = old-&gt;lineno; </text:p>
      <text:p text:style-name="P2"><text:s text:c="8"/>new-&gt;object = old-&gt;object; </text:p>
      <text:p text:style-name="P2"><text:s text:c="8"/>new-&gt;blanklines = old-&gt;blanklines; </text:p>
      <text:p text:style-name="P2"><text:s text:c="4"/>} </text:p>
      <text:p text:style-name="P2"/>
      <text:p text:style-name="P2"><text:s text:c="4"/>return new; </text:p>
      <text:p text:style-name="P2">} </text:p>
      <text:p text:style-name="P2"/>
      <text:p text:style-name="P3">1.6.0 example: </text:p>
      <text:p text:style-name="P2"/>
      <text:p text:style-name="P2">static struct ast_variable *variable_clone(const struct ast_variable *old) </text:p>
      <text:p text:style-name="P2">{ </text:p>
      <text:p text:style-name="P2">--&gt; struct ast_variable *new = ast_variable_new(old-&gt;name, old-&gt;value, old-&gt;file); </text:p>
      <text:p text:style-name="P2"/>
      <text:p text:style-name="P2"><text:s text:c="4"/>if (new) { </text:p>
      <text:p text:style-name="P2"><text:s text:c="8"/>new-&gt;lineno = old-&gt;lineno; </text:p>
      <text:p text:style-name="P2"><text:s text:c="8"/>new-&gt;object = old-&gt;object; </text:p>
      <text:p text:style-name="P2"><text:s text:c="8"/>new-&gt;blanklines = old-&gt;blanklines; </text:p>
      <text:p text:style-name="P2"><text:s text:c="4"/>} </text:p>
      <text:p text:style-name="P2"/>
      <text:p text:style-name="P2"><text:s text:c="4"/>return new; </text:p>
      <text:p text:style-name="P2">} 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0">Function</text:p>
          </table:table-cell>
          <table:table-cell table:style-name="Table15.B1" office:value-type="string">
            <text:h text:style-name="Plain_20_header" text:outline-level="1">ast_variable_update</text:h>
          </table:table-cell>
        </table:table-row>
        <table:table-row>
          <table:table-cell table:style-name="Table15.A2" office:value-type="string">
            <text:p text:style-name="P10">Location</text:p>
          </table:table-cell>
          <table:table-cell table:style-name="Table15.B2" office:value-type="string">
            <text:p text:style-name="P2">/include/asterisk/config.h</text:p>
          </table:table-cell>
        </table:table-row>
        <table:table-row>
          <table:table-cell table:style-name="Table15.A2" office:value-type="string">
            <text:p text:style-name="P3">1.4.0 prototype</text:p>
          </table:table-cell>
          <table:table-cell table:style-name="Table15.B2" office:value-type="string">
            <text:p text:style-name="P2">int ast_variable_update(struct ast_category *category, char *variable, char *value, char *match);</text:p>
          </table:table-cell>
        </table:table-row>
        <table:table-row>
          <table:table-cell table:style-name="Table15.A2" office:value-type="string">
            <text:p text:style-name="P3">1.6.0 prototype</text:p>
          </table:table-cell>
          <table:table-cell table:style-name="Table15.B2" office:value-type="string">
            <text:p text:style-name="P2">int ast_variable_update(struct ast_category *category, const char *variable, const char *value, const char *match, unsigned int <text:span text:style-name="T1">object</text:span>);</text:p>
          </table:table-cell>
        </table:table-row>
        <table:table-row>
          <table:table-cell table:style-name="Table15.A2" office:value-type="string">
            <text:p text:style-name="P10">Changed explanation</text:p>
          </table:table-cell>
          <table:table-cell table:style-name="Table15.B2" office:value-type="string">
            <text:p text:style-name="P2">object parameter added to differentiate both types of config file assignment operators ( = and =&gt; )</text:p>
          </table:table-cell>
        </table:table-row>
        <table:table-row>
          <table:table-cell table:style-name="Table15.A2" office:value-type="string">
            <text:p text:style-name="P10">New types or variables</text:p>
          </table:table-cell>
          <table:table-cell table:style-name="Table15.B2" office:value-type="string">
            <text:p text:style-name="P2">none</text:p>
          </table:table-cell>
        </table:table-row>
      </table:table>
      <text:p text:style-name="P2"><text:s text:c="6"/></text:p>
      <text:p text:style-name="P3">1.4.0 example: </text:p>
      <text:p text:style-name="P2"/>
      <text:p text:style-name="P2">static void handle_updates(struct mansession *s, struct message *m, struct ast_config *cfg) </text:p>
      <text:p text:style-name="P2">{ </text:p>
      <text:p text:style-name="P2"><text:s text:c="4"/>int x; </text:p>
      <text:p text:style-name="P2"><text:s text:c="4"/>char hdr[40]; </text:p>
      <text:p text:style-name="P2"><text:s text:c="4"/>char *action, *cat, *var, *value, *match; </text:p>
      <text:p text:style-name="P2"><text:s text:c="4"/>struct ast_category *category; </text:p>
      <text:p text:style-name="P2"><text:s text:c="4"/>struct ast_variable *v; </text:p>
      <text:p text:style-name="P2"/>
      <text:p text:style-name="P2"><text:s text:c="4"/>for (x=0;x&lt;100000;x++) { </text:p>
      <text:p text:style-name="P2"><text:s text:c="8"/>snprintf(hdr, sizeof(hdr), "Action-%06d", x); </text:p>
      <text:p text:style-name="P2"><text:s text:c="8"/>action = astman_get_header(m, hdr); </text:p>
      <text:p text:style-name="P2"><text:s text:c="8"/>if (ast_strlen_zero(action)) </text:p>
      <text:p text:style-name="P2"><text:s text:c="12"/>break; </text:p>
      <text:p text:style-name="P2"><text:s text:c="8"/>snprintf(hdr, sizeof(hdr), "Cat-%06d", x); </text:p>
      <text:p text:style-name="P2"><text:s text:c="8"/>cat = astman_get_header(m, hdr); </text:p>
      <text:p text:style-name="P2"><text:s text:c="8"/>snprintf(hdr, sizeof(hdr), "Var-%06d", x); </text:p>
      <text:p text:style-name="P2"><text:s text:c="8"/>var = astman_get_header(m, hdr); </text:p>
      <text:p text:style-name="P2"><text:s text:c="8"/>snprintf(hdr, sizeof(hdr), "Value-%06d", x); </text:p>
      <text:p text:style-name="P2"><text:s text:c="8"/>value = astman_get_header(m, hdr); </text:p>
      <text:p text:style-name="P2"><text:s text:c="8"/>snprintf(hdr, sizeof(hdr), "Match-%06d", x); </text:p>
      <text:p text:style-name="P2"><text:s text:c="8"/>match = astman_get_header(m, hdr); </text:p>
      <text:p text:style-name="P2"><text:s text:c="8"/>if (!strcasecmp(action, "update")) { </text:p>
      <text:p text:style-name="P2"><text:s text:c="12"/>if (!ast_strlen_zero(cat) &amp;&amp; !ast_strlen_zero(var) &amp;&amp; (category = ast_category_get(cfg, cat))) </text:p>
      <text:p text:style-name="P2">--&gt; <text:s text:c="12"/>ast_variable_update(category, var, value, match); </text:p>
      <text:p text:style-name="P2"/>
      <text:p text:style-name="P12">(continued)</text:p>
      <text:p text:style-name="P3">1.6.0 example: </text:p>
      <text:p text:style-name="P2"/>
      <text:p text:style-name="P2">static enum error_type handle_updates(struct mansession *s, const struct message *m, struct ast_config *cfg, const char *dfn) </text:p>
      <text:p text:style-name="P2">{ </text:p>
      <text:p text:style-name="P2"><text:s text:c="4"/>int x; </text:p>
      <text:p text:style-name="P2"><text:s text:c="4"/>char hdr[40]; </text:p>
      <text:p text:style-name="P2"><text:s text:c="4"/>const char *action, *cat, *var, *value, *match, *line; </text:p>
      <text:p text:style-name="P2"><text:s text:c="4"/>struct ast_category *category; </text:p>
      <text:p text:style-name="P2"><text:s text:c="4"/>struct ast_variable *v; </text:p>
      <text:p text:style-name="P2"/>
      <text:p text:style-name="P2"><text:s text:c="4"/>for (x = 0; x &lt; 100000; x++) { </text:p>
      <text:p text:style-name="P2"><text:s text:c="8"/>unsigned int object = 0; </text:p>
      <text:p text:style-name="P2"/>
      <text:p text:style-name="P2"><text:s text:c="8"/>snprintf(hdr, sizeof(hdr), "Action-%06d", x); </text:p>
      <text:p text:style-name="P2"><text:s text:c="8"/>action = astman_get_header(m, hdr); </text:p>
      <text:p text:style-name="P2"><text:s text:c="8"/>if (ast_strlen_zero(action)) </text:p>
      <text:p text:style-name="P2"><text:s text:c="12"/>break; </text:p>
      <text:p text:style-name="P2"><text:s text:c="8"/>snprintf(hdr, sizeof(hdr), "Cat-%06d", x); </text:p>
      <text:p text:style-name="P2"><text:s text:c="8"/>cat = astman_get_header(m, hdr); </text:p>
      <text:p text:style-name="P2"><text:s text:c="8"/>snprintf(hdr, sizeof(hdr), "Var-%06d", x); </text:p>
      <text:p text:style-name="P2"><text:s text:c="8"/>var = astman_get_header(m, hdr); </text:p>
      <text:p text:style-name="P2"><text:s text:c="8"/>snprintf(hdr, sizeof(hdr), "Value-%06d", x); </text:p>
      <text:p text:style-name="P2"><text:s text:c="8"/>value = astman_get_header(m, hdr); </text:p>
      <text:p text:style-name="P2"><text:s text:c="8"/>if (!ast_strlen_zero(value) &amp;&amp; *value == '&gt;') { </text:p>
      <text:p text:style-name="P2"><text:s text:c="12"/>object = 1; </text:p>
      <text:p text:style-name="P2"><text:s text:c="12"/>value++; </text:p>
      <text:p text:style-name="P2"><text:s text:c="8"/>} </text:p>
      <text:p text:style-name="P2"><text:s text:c="8"/>snprintf(hdr, sizeof(hdr), "Match-%06d", x); </text:p>
      <text:p text:style-name="P2"><text:s text:c="8"/>match = astman_get_header(m, hdr); </text:p>
      <text:p text:style-name="P2"><text:s text:c="8"/>snprintf(hdr, sizeof(hdr), "Line-%06d", x); </text:p>
      <text:p text:style-name="P2"><text:s text:c="8"/>line = astman_get_header(m, hdr); </text:p>
      <text:p text:style-name="P2"><text:s text:c="8"/>if (!strcasecmp(action, "update")) { </text:p>
      <text:p text:style-name="P2"><text:s text:c="12"/>if (ast_strlen_zero(cat) || ast_strlen_zero(var)) </text:p>
      <text:p text:style-name="P2"><text:s text:c="16"/>return UNSPECIFIED_ARGUMENT; </text:p>
      <text:p text:style-name="P2"><text:s text:c="12"/>if (!(category = ast_category_get(cfg,cat))) </text:p>
      <text:p text:style-name="P2"><text:s text:c="16"/>return UNKNOWN_CATEGORY; </text:p>
      <text:p text:style-name="P2">--&gt; <text:s text:c="8"/>if (ast_variable_update(category, var, value, match, object)) </text:p>
      <text:p text:style-name="P2"><text:s text:c="16"/>return FAILURE_UPDATE; </text:p>
      <table:table table:name="Table34" table:style-name="Table34">
        <table:table-column table:style-name="Table34.A"/>
        <table:table-column table:style-name="Table34.B"/>
        <table:table-row>
          <table:table-cell table:style-name="Table34.A1" office:value-type="string">
            <text:p text:style-name="P10">Function</text:p>
          </table:table-cell>
          <table:table-cell table:style-name="Table34.B1" office:value-type="string">
            <text:h text:style-name="Plain_20_header" text:outline-level="1">config_load_func</text:h>
          </table:table-cell>
        </table:table-row>
        <table:table-row>
          <table:table-cell table:style-name="Table34.A2" office:value-type="string">
            <text:p text:style-name="P10">Location</text:p>
          </table:table-cell>
          <table:table-cell table:style-name="Table34.B2" office:value-type="string">
            <text:p text:style-name="P2">/include/asterisk/config.h</text:p>
          </table:table-cell>
        </table:table-row>
        <table:table-row>
          <table:table-cell table:style-name="Table34.A2" office:value-type="string">
            <text:p text:style-name="P3">1.4.0 prototype</text:p>
          </table:table-cell>
          <table:table-cell table:style-name="Table34.B2" office:value-type="string">
            <text:p text:style-name="P2">typedef struct ast_config *config_load_func(const char *database, const char *table, const char *configfile, struct ast_config *config, int withcomments);</text:p>
          </table:table-cell>
        </table:table-row>
        <table:table-row>
          <table:table-cell table:style-name="Table34.A2" office:value-type="string">
            <text:p text:style-name="P3">1.6.0 prototype</text:p>
          </table:table-cell>
          <table:table-cell table:style-name="Table34.B2" office:value-type="string">
            <text:p text:style-name="P2">typedef struct ast_config *config_load_func(const char *database, const char *table, const char *configfile, struct ast_config *config, struct ast_flags <text:span text:style-name="T1">flags</text:span>, const char <text:span text:style-name="T1">*suggested_include_file</text:span>, const char <text:span text:style-name="T1">*who_asked</text:span>);</text:p>
          </table:table-cell>
        </table:table-row>
        <table:table-row>
          <table:table-cell table:style-name="Table34.A2" office:value-type="string">
            <text:p text:style-name="P10">Changed explanation</text:p>
          </table:table-cell>
          <table:table-cell table:style-name="Table34.B2" office:value-type="string">
            <text:p text:style-name="P2">ast_flags parameter now handles comment flags, <text:s/>suggested_include_file is used for keeping track of destination file, and who_asked is used for config file caching</text:p>
          </table:table-cell>
        </table:table-row>
        <table:table-row>
          <table:table-cell table:style-name="Table34.A2" office:value-type="string">
            <text:p text:style-name="P10">New types or variables</text:p>
          </table:table-cell>
          <table:table-cell table:style-name="Table34.B2" office:value-type="string">
            <text:p text:style-name="P2">ast_flags – see <text:reference-ref text:reference-format="page" text:ref-name="ast_flags">70</text:reference-ref></text:p>
          </table:table-cell>
        </table:table-row>
      </table:table>
      <text:p text:style-name="P2"><text:s text:c="6"/></text:p>
      <text:p text:style-name="P2">No code examples required.</text:p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string">
            <text:p text:style-name="P10">Function</text:p>
          </table:table-cell>
          <table:table-cell table:style-name="Table25.B1" office:value-type="string">
            <text:h text:style-name="Plain_20_header" text:outline-level="1">fsk_serie</text:h>
          </table:table-cell>
        </table:table-row>
        <table:table-row>
          <table:table-cell table:style-name="Table25.A2" office:value-type="string">
            <text:p text:style-name="P10">Location</text:p>
          </table:table-cell>
          <table:table-cell table:style-name="Table25.B2" office:value-type="string">
            <text:p text:style-name="P2">/include/asterisk/fskmodem.h</text:p>
          </table:table-cell>
        </table:table-row>
        <table:table-row>
          <table:table-cell table:style-name="Table25.A2" office:value-type="string">
            <text:p text:style-name="P3">1.4.0 prototype</text:p>
          </table:table-cell>
          <table:table-cell table:style-name="Table25.B2" office:value-type="string">
            <text:p text:style-name="P2">int fsk_serie(fsk_data *fskd, short *buffer, int *len, int *outbyte);</text:p>
          </table:table-cell>
        </table:table-row>
        <table:table-row>
          <table:table-cell table:style-name="Table25.A2" office:value-type="string">
            <text:p text:style-name="P3">1.6.0 prototype</text:p>
          </table:table-cell>
          <table:table-cell table:style-name="Table25.B2" office:value-type="string">
            <text:p text:style-name="P2">int fsk_seri<text:span text:style-name="T1">al</text:span>(fsk_data *fskd, short *buffer, int *len, int *outbyte);</text:p>
          </table:table-cell>
        </table:table-row>
        <table:table-row>
          <table:table-cell table:style-name="Table25.A2" office:value-type="string">
            <text:p text:style-name="P10">Changed explanation</text:p>
          </table:table-cell>
          <table:table-cell table:style-name="Table25.B2" office:value-type="string">
            <text:p text:style-name="P2">translated to English</text:p>
          </table:table-cell>
        </table:table-row>
        <table:table-row>
          <table:table-cell table:style-name="Table25.A2" office:value-type="string">
            <text:p text:style-name="P10">New types or variables</text:p>
          </table:table-cell>
          <table:table-cell table:style-name="Table25.B2" office:value-type="string">
            <text:p text:style-name="P2">none</text:p>
          </table:table-cell>
        </table:table-row>
      </table:table>
      <text:p text:style-name="P2"><text:s text:c="6"/></text:p>
      <text:p text:style-name="P2">No code examples required.</text:p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">Function</text:p>
          </table:table-cell>
          <table:table-cell table:style-name="Table4.B1" office:value-type="string">
            <text:h text:style-name="Plain_20_header" text:outline-level="1">pbx_builtin_serialize_variables</text:h>
          </table:table-cell>
        </table:table-row>
        <table:table-row>
          <table:table-cell table:style-name="Table4.A2" office:value-type="string">
            <text:p text:style-name="P10">Location</text:p>
          </table:table-cell>
          <table:table-cell table:style-name="Table4.B2" office:value-type="string">
            <text:p text:style-name="P2">/include/asterisk/pbx.h</text:p>
          </table:table-cell>
        </table:table-row>
        <table:table-row>
          <table:table-cell table:style-name="Table4.A2" office:value-type="string">
            <text:p text:style-name="P3">1.4.0 prototype</text:p>
          </table:table-cell>
          <table:table-cell table:style-name="Table4.B2" office:value-type="string">
            <text:p text:style-name="P2">int pbx_builtin_serialize_variables(struct ast_channel *chan, <text:span text:style-name="T3">char *buf, size_t size);</text:span></text:p>
          </table:table-cell>
        </table:table-row>
        <table:table-row>
          <table:table-cell table:style-name="Table4.A2" office:value-type="string">
            <text:p text:style-name="P3">1.6.0 prototype</text:p>
          </table:table-cell>
          <table:table-cell table:style-name="Table4.B2" office:value-type="string">
            <text:p text:style-name="P2">int pbx_builtin_serialize_variables(struct ast_channel *chan, <text:span text:style-name="T1">struct ast_str **buf</text:span>);</text:p>
          </table:table-cell>
        </table:table-row>
        <table:table-row>
          <table:table-cell table:style-name="Table4.A2" office:value-type="string">
            <text:p text:style-name="P10">Changed explanation</text:p>
          </table:table-cell>
          <table:table-cell table:style-name="Table4.B2" office:value-type="string">
            <text:p text:style-name="P2">ast_str is a better string data structure allowing support for dynamic strings which uses less memory</text:p>
          </table:table-cell>
        </table:table-row>
        <table:table-row>
          <table:table-cell table:style-name="Table4.A2" office:value-type="string">
            <text:p text:style-name="P10">New types or variables</text:p>
          </table:table-cell>
          <table:table-cell table:style-name="Table4.B2" office:value-type="string">
            <text:p text:style-name="P2">ast_str – see page <text:reference-ref text:reference-format="page" text:ref-name="ast_str">71</text:reference-ref></text:p>
          </table:table-cell>
        </table:table-row>
      </table:table>
      <text:p text:style-name="P2"/>
      <text:p text:style-name="P2">/* both code examples assume 1 is a valid channel */</text:p>
      <text:p text:style-name="P2"/>
      <text:p text:style-name="P3">1.4.0 example: </text:p>
      <text:p text:style-name="P2"/>
      <text:p text:style-name="P2">char buf[2048];</text:p>
      <text:p text:style-name="P2">struct ast_channel *c = ast_get_channel_by_name_locked(1);</text:p>
      <text:p text:style-name="P2"/>
      <text:p text:style-name="P2">--&gt; if (pbx_builtin_serialize_variables(c,buf,sizeof(buf))) </text:p>
      <text:p text:style-name="P2"><text:s text:c="4"/>ast_cli(fd," <text:s text:c="5"/>Variables:\n%s\n",buf); </text:p>
      <text:p text:style-name="P2"/>
      <text:p text:style-name="P3">1.6.0 example: </text:p>
      <text:p text:style-name="P2"/>
      <text:p text:style-name="P2">struct ast_str *out = ast_str_alloca(2048); </text:p>
      <text:p text:style-name="P2">struct ast_channel *c = ast_get_channel_by_name_locked(1);</text:p>
      <text:p text:style-name="P2"/>
      <text:p text:style-name="P2">--&gt; if (pbx_builtin_serialize_variables(c, &amp;out)) </text:p>
      <text:p text:style-name="P2"><text:s text:c="4"/>ast_cli(a-&gt;fd," <text:s text:c="5"/>Variables:\n%s\n", out-&gt;str); </text:p>
      <text:p text:style-name="P13">Modified data structures</text:p>
      <text:p text:style-name="P8"/>
      <table:table table:name="Table70" table:style-name="Table70">
        <table:table-column table:style-name="Table70.A"/>
        <table:table-column table:style-name="Table70.B"/>
        <table:table-row>
          <table:table-cell table:style-name="Table70.A1" office:value-type="string">
            <text:p text:style-name="P10">Data structure</text:p>
          </table:table-cell>
          <table:table-cell table:style-name="Table70.B1" office:value-type="string">
            <text:h text:style-name="Plain_20_header" text:outline-level="1">struct agi_command</text:h>
          </table:table-cell>
        </table:table-row>
        <table:table-row>
          <table:table-cell table:style-name="Table70.A2" office:value-type="string">
            <text:p text:style-name="P10">Location</text:p>
          </table:table-cell>
          <table:table-cell table:style-name="Table70.B2" office:value-type="string">
            <text:p text:style-name="P2">/include/asterisk/agi.h</text:p>
          </table:table-cell>
        </table:table-row>
        <table:table-row>
          <table:table-cell table:style-name="Table70.A2" office:value-type="string">
            <text:p text:style-name="P10">Changed</text:p>
          </table:table-cell>
          <table:table-cell table:style-name="Table70.B2" office:value-type="string">
            <text:p text:style-name="P2">Removed: *next</text:p>
            <text:p text:style-name="P2">Added: int dead, ast_module *mod, AST_LIST_ENTRY list</text:p>
          </table:table-cell>
        </table:table-row>
      </table:table>
      <text:p text:style-name="Standard"/>
      <text:p text:style-name="Standard"/>
      <table:table table:name="Table48" table:style-name="Table48">
        <table:table-column table:style-name="Table48.A"/>
        <table:table-column table:style-name="Table48.B"/>
        <table:table-row>
          <table:table-cell table:style-name="Table48.A1" office:value-type="string">
            <text:p text:style-name="P10">Data structure</text:p>
          </table:table-cell>
          <table:table-cell table:style-name="Table48.B1" office:value-type="string">
            <text:h text:style-name="Plain_20_header" text:outline-level="1">struct aji_buddy</text:h>
          </table:table-cell>
        </table:table-row>
        <table:table-row>
          <table:table-cell table:style-name="Table48.A2" office:value-type="string">
            <text:p text:style-name="P10">Location</text:p>
          </table:table-cell>
          <table:table-cell table:style-name="Table48.B2" office:value-type="string">
            <text:p text:style-name="P2">/include/asterisk/jabber.h</text:p>
          </table:table-cell>
        </table:table-row>
        <table:table-row>
          <table:table-cell table:style-name="Table48.A2" office:value-type="string">
            <text:p text:style-name="P10">Changed</text:p>
          </table:table-cell>
          <table:table-cell table:style-name="Table48.B2" office:value-type="string">
            <text:p text:style-name="P2">Removed: AST_OBJCOMPONENTS</text:p>
            <text:p text:style-name="P2">Added: AST_OBJCOMPONENTS_FULL, btype</text:p>
          </table:table-cell>
        </table:table-row>
      </table:table>
      <text:p text:style-name="Standard"/>
      <text:p text:style-name="Standard"/>
      <table:table table:name="Table49" table:style-name="Table49">
        <table:table-column table:style-name="Table49.A"/>
        <table:table-column table:style-name="Table49.B"/>
        <table:table-row>
          <table:table-cell table:style-name="Table49.A1" office:value-type="string">
            <text:p text:style-name="P10">Data structure</text:p>
          </table:table-cell>
          <table:table-cell table:style-name="Table49.B1" office:value-type="string">
            <text:h text:style-name="Plain_20_header" text:outline-level="1">struct aji_client</text:h>
          </table:table-cell>
        </table:table-row>
        <table:table-row>
          <table:table-cell table:style-name="Table49.A2" office:value-type="string">
            <text:p text:style-name="P10">Location</text:p>
          </table:table-cell>
          <table:table-cell table:style-name="Table49.B2" office:value-type="string">
            <text:p text:style-name="P2">/include/asterisk/jabber.h</text:p>
          </table:table-cell>
        </table:table-row>
        <table:table-row>
          <table:table-cell table:style-name="Table49.A2" office:value-type="string">
            <text:p text:style-name="P10">Changed</text:p>
          </table:table-cell>
          <table:table-cell table:style-name="Table49.B2" office:value-type="string">
            <text:p text:style-name="P2">Removed: context</text:p>
            <text:p text:style-name="P2">Added: name_space</text:p>
          </table:table-cell>
        </table:table-row>
      </table:table>
      <text:p text:style-name="Standard"/>
      <text:p text:style-name="Standard"/>
      <table:table table:name="Table43" table:style-name="Table43">
        <table:table-column table:style-name="Table43.A"/>
        <table:table-column table:style-name="Table43.B"/>
        <table:table-row>
          <table:table-cell table:style-name="Table43.A1" office:value-type="string">
            <text:p text:style-name="P10">Data structure</text:p>
          </table:table-cell>
          <table:table-cell table:style-name="Table43.B1" office:value-type="string">
            <text:h text:style-name="Plain_20_header" text:outline-level="1">struct ast_call_feature</text:h>
          </table:table-cell>
        </table:table-row>
        <table:table-row>
          <table:table-cell table:style-name="Table43.A2" office:value-type="string">
            <text:p text:style-name="P10">Location</text:p>
          </table:table-cell>
          <table:table-cell table:style-name="Table43.B2" office:value-type="string">
            <text:p text:style-name="P2">/include/asterisk/features.h</text:p>
          </table:table-cell>
        </table:table-row>
        <table:table-row>
          <table:table-cell table:style-name="Table43.A2" office:value-type="string">
            <text:p text:style-name="P10">Changed</text:p>
          </table:table-cell>
          <table:table-cell table:style-name="Table43.B2" office:value-type="string">
            <text:p text:style-name="P2">Added void *data parameter to operation function pointer.</text:p>
          </table:table-cell>
        </table:table-row>
      </table:table>
      <text:p text:style-name="Standard"/>
      <text:p text:style-name="Standard"/>
      <table:table table:name="Table73" table:style-name="Table73">
        <table:table-column table:style-name="Table73.A"/>
        <table:table-column table:style-name="Table73.B"/>
        <table:table-row>
          <table:table-cell table:style-name="Table73.A1" office:value-type="string">
            <text:p text:style-name="P10">Data structure</text:p>
          </table:table-cell>
          <table:table-cell table:style-name="Table73.B1" office:value-type="string">
            <text:h text:style-name="Plain_20_header" text:outline-level="1">struct ast_channel</text:h>
          </table:table-cell>
        </table:table-row>
        <table:table-row>
          <table:table-cell table:style-name="Table73.A2" office:value-type="string">
            <text:p text:style-name="P10">Location</text:p>
          </table:table-cell>
          <table:table-cell table:style-name="Table73.B2" office:value-type="string">
            <text:p text:style-name="P2">/include/asterisk/channel.h</text:p>
          </table:table-cell>
        </table:table-row>
        <table:table-row>
          <table:table-cell table:style-name="Table73.A2" office:value-type="string">
            <text:p text:style-name="P10">Changed</text:p>
          </table:table-cell>
          <table:table-cell table:style-name="Table73.B2" office:value-type="string">
            <text:p text:style-name="P2">ast_mutex_t lock changed to lock_dont_use</text:p>
          </table:table-cell>
        </table:table-row>
      </table:table>
      <text:p text:style-name="Standard"/>
      <text:p text:style-name="Standard"/>
      <table:table table:name="Table72" table:style-name="Table72">
        <table:table-column table:style-name="Table72.A"/>
        <table:table-column table:style-name="Table72.B"/>
        <table:table-row>
          <table:table-cell table:style-name="Table72.A1" office:value-type="string">
            <text:p text:style-name="P10">Data structure</text:p>
          </table:table-cell>
          <table:table-cell table:style-name="Table72.B1" office:value-type="string">
            <text:h text:style-name="Plain_20_header" text:outline-level="1">struct ast_channel_tech</text:h>
          </table:table-cell>
        </table:table-row>
        <table:table-row>
          <table:table-cell table:style-name="Table72.A2" office:value-type="string">
            <text:p text:style-name="P10">Location</text:p>
          </table:table-cell>
          <table:table-cell table:style-name="Table72.B2" office:value-type="string">
            <text:p text:style-name="P2">/include/asterisk/channel.h</text:p>
          </table:table-cell>
        </table:table-row>
        <table:table-row>
          <table:table-cell table:style-name="Table72.A2" office:value-type="string">
            <text:p text:style-name="P10">Changed</text:p>
          </table:table-cell>
          <table:table-cell table:style-name="Table72.B2" office:value-type="string">
            <text:p text:style-name="P2">duration parameter added to send_digit_end function pointer</text:p>
          </table:table-cell>
        </table:table-row>
      </table:table>
      <text:p text:style-name="Standard"/>
      <table:table table:name="Table54" table:style-name="Table54">
        <table:table-column table:style-name="Table54.A"/>
        <table:table-column table:style-name="Table54.B"/>
        <table:table-row>
          <table:table-cell table:style-name="Table54.A1" office:value-type="string">
            <text:p text:style-name="P10">Data structure</text:p>
          </table:table-cell>
          <table:table-cell table:style-name="Table54.B1" office:value-type="string">
            <text:h text:style-name="Plain_20_header" text:outline-level="1">struct ast_cli_entry</text:h>
          </table:table-cell>
        </table:table-row>
        <table:table-row>
          <table:table-cell table:style-name="Table54.A2" office:value-type="string">
            <text:p text:style-name="P10">Location</text:p>
          </table:table-cell>
          <table:table-cell table:style-name="Table54.B2" office:value-type="string">
            <text:p text:style-name="P2">/include/asterisk/cli.h</text:p>
          </table:table-cell>
        </table:table-row>
        <table:table-row>
          <table:table-cell table:style-name="Table54.A2" office:value-type="string">
            <text:p text:style-name="P10">Changed</text:p>
          </table:table-cell>
          <table:table-cell table:style-name="Table54.B2" office:value-type="string">
            <text:p text:style-name="P2">handler and generator function pointers replaced by a single new handler function pointer</text:p>
          </table:table-cell>
        </table:table-row>
      </table:table>
      <text:p text:style-name="Standard"/>
      <text:p text:style-name="Standard"/>
      <table:table table:name="Table50" table:style-name="Table50">
        <table:table-column table:style-name="Table50.A"/>
        <table:table-column table:style-name="Table50.B"/>
        <table:table-row>
          <table:table-cell table:style-name="Table50.A1" office:value-type="string">
            <text:p text:style-name="P10">Data structure</text:p>
          </table:table-cell>
          <table:table-cell table:style-name="Table50.B1" office:value-type="string">
            <text:h text:style-name="Plain_20_header" text:outline-level="1">struct ast_custom_function</text:h>
          </table:table-cell>
        </table:table-row>
        <table:table-row>
          <table:table-cell table:style-name="Table50.A2" office:value-type="string">
            <text:p text:style-name="P10">Location</text:p>
          </table:table-cell>
          <table:table-cell table:style-name="Table50.B2" office:value-type="string">
            <text:p text:style-name="P2">/include/asterisk/pbx.h</text:p>
          </table:table-cell>
        </table:table-row>
        <table:table-row>
          <table:table-cell table:style-name="Table50.A2" office:value-type="string">
            <text:p text:style-name="P10">Changed</text:p>
          </table:table-cell>
          <table:table-cell table:style-name="Table50.B2" office:value-type="string">
            <text:p text:style-name="P2">Modified read and write function pointers to have second argument const.</text:p>
            <text:p text:style-name="P2">acflist member changed to a AST_RW_LIST entry for convenience. </text:p>
          </table:table-cell>
        </table:table-row>
      </table:table>
      <text:p text:style-name="Standard"/>
      <text:p text:style-name="Standard"/>
      <table:table table:name="Table71" table:style-name="Table71">
        <table:table-column table:style-name="Table71.A"/>
        <table:table-column table:style-name="Table71.B"/>
        <table:table-row>
          <table:table-cell table:style-name="Table71.A1" office:value-type="string">
            <text:p text:style-name="P10">Data structure</text:p>
          </table:table-cell>
          <table:table-cell table:style-name="Table71.B1" office:value-type="string">
            <text:h text:style-name="Plain_20_header" text:outline-level="1">struct ast_datastore</text:h>
          </table:table-cell>
        </table:table-row>
        <table:table-row>
          <table:table-cell table:style-name="Table71.A2" office:value-type="string">
            <text:p text:style-name="P10">Location</text:p>
          </table:table-cell>
          <table:table-cell table:style-name="Table71.B2" office:value-type="string">
            <text:p text:style-name="P2">/include/asterisk/channel.h</text:p>
          </table:table-cell>
        </table:table-row>
        <table:table-row>
          <table:table-cell table:style-name="Table71.A2" office:value-type="string">
            <text:p text:style-name="P10">Changed</text:p>
          </table:table-cell>
          <table:table-cell table:style-name="Table71.B2" office:value-type="string">
            <text:p text:style-name="P2">Changed char *uid to const char *uid</text:p>
            <text:p text:style-name="P2">Added: unsigned int inheritance</text:p>
          </table:table-cell>
        </table:table-row>
      </table:table>
      <text:p text:style-name="Standard"/>
      <text:p text:style-name="Standard"/>
      <table:table table:name="Table63" table:style-name="Table63">
        <table:table-column table:style-name="Table63.A"/>
        <table:table-column table:style-name="Table63.B"/>
        <table:table-row>
          <table:table-cell table:style-name="Table63.A1" office:value-type="string">
            <text:p text:style-name="P10">Data structure</text:p>
          </table:table-cell>
          <table:table-cell table:style-name="Table63.B1" office:value-type="string">
            <text:h text:style-name="Plain_20_header" text:outline-level="1">struct ast_dynamic_str</text:h>
          </table:table-cell>
        </table:table-row>
        <table:table-row>
          <table:table-cell table:style-name="Table63.A2" office:value-type="string">
            <text:p text:style-name="P10">Location</text:p>
          </table:table-cell>
          <table:table-cell table:style-name="Table63.B2" office:value-type="string">
            <text:p text:style-name="P2">/include/asterisk/threadstorage.h</text:p>
          </table:table-cell>
        </table:table-row>
        <table:table-row>
          <table:table-cell table:style-name="Table63.A2" office:value-type="string">
            <text:p text:style-name="P10">Changed</text:p>
          </table:table-cell>
          <table:table-cell table:style-name="Table63.B2" office:value-type="string">
            <text:p text:style-name="P2">Removed completely because of new string handling in strings.h</text:p>
          </table:table-cell>
        </table:table-row>
      </table:table>
      <text:p text:style-name="Standard"/>
      <text:p text:style-name="Standard"/>
      <table:table table:name="Table61" table:style-name="Table61">
        <table:table-column table:style-name="Table61.A"/>
        <table:table-column table:style-name="Table61.B"/>
        <table:table-row>
          <table:table-cell table:style-name="Table61.A1" office:value-type="string">
            <text:p text:style-name="P10">Data structure</text:p>
          </table:table-cell>
          <table:table-cell table:style-name="Table61.B1" office:value-type="string">
            <text:h text:style-name="Plain_20_header" text:outline-level="1">struct ast_filestream</text:h>
          </table:table-cell>
        </table:table-row>
        <table:table-row>
          <table:table-cell table:style-name="Table61.A2" office:value-type="string">
            <text:p text:style-name="P10">Location</text:p>
          </table:table-cell>
          <table:table-cell table:style-name="Table61.B2" office:value-type="string">
            <text:p text:style-name="P2">/include/asterisk/file.h</text:p>
          </table:table-cell>
        </table:table-row>
        <table:table-row>
          <table:table-cell table:style-name="Table61.A2" office:value-type="string">
            <text:p text:style-name="P10">Changed</text:p>
          </table:table-cell>
          <table:table-cell table:style-name="Table61.B2" office:value-type="string">
            <text:p text:style-name="P2">Made opaque type</text:p>
          </table:table-cell>
        </table:table-row>
      </table:table>
      <text:p text:style-name="Standard"/>
      <text:p text:style-name="Standard"/>
      <table:table table:name="Table62" table:style-name="Table62">
        <table:table-column table:style-name="Table62.A"/>
        <table:table-column table:style-name="Table62.B"/>
        <table:table-row>
          <table:table-cell table:style-name="Table62.A1" office:value-type="string">
            <text:p text:style-name="P10">Data structure</text:p>
          </table:table-cell>
          <table:table-cell table:style-name="Table62.B1" office:value-type="string">
            <text:h text:style-name="Plain_20_header" text:outline-level="1">struct ast_format</text:h>
          </table:table-cell>
        </table:table-row>
        <table:table-row>
          <table:table-cell table:style-name="Table62.A2" office:value-type="string">
            <text:p text:style-name="P10">Location</text:p>
          </table:table-cell>
          <table:table-cell table:style-name="Table62.B2" office:value-type="string">
            <text:p text:style-name="P2">/include/asterisk/file.h</text:p>
          </table:table-cell>
        </table:table-row>
        <table:table-row>
          <table:table-cell table:style-name="Table62.A2" office:value-type="string">
            <text:p text:style-name="P10">Changed</text:p>
          </table:table-cell>
          <table:table-cell table:style-name="Table62.B2" office:value-type="string">
            <text:p text:style-name="P2">Made opaque type</text:p>
          </table:table-cell>
        </table:table-row>
      </table:table>
      <text:p text:style-name="Standard"/>
      <text:p text:style-name="Standard"/>
      <table:table table:name="Table47" table:style-name="Table47">
        <table:table-column table:style-name="Table47.A"/>
        <table:table-column table:style-name="Table47.B"/>
        <table:table-row>
          <table:table-cell table:style-name="Table47.A1" office:value-type="string">
            <text:p text:style-name="P10">Data structure</text:p>
          </table:table-cell>
          <table:table-cell table:style-name="Table47.B1" office:value-type="string">
            <text:h text:style-name="Plain_20_header" text:outline-level="1">struct ast_format_list</text:h>
          </table:table-cell>
        </table:table-row>
        <table:table-row>
          <table:table-cell table:style-name="Table47.A2" office:value-type="string">
            <text:p text:style-name="P10">Location</text:p>
          </table:table-cell>
          <table:table-cell table:style-name="Table47.B2" office:value-type="string">
            <text:p text:style-name="P2">/include/asterisk/frame.h</text:p>
          </table:table-cell>
        </table:table-row>
        <table:table-row>
          <table:table-cell table:style-name="Table47.A2" office:value-type="string">
            <text:p text:style-name="P10">Changed</text:p>
          </table:table-cell>
          <table:table-cell table:style-name="Table47.B2" office:value-type="string">
            <text:p text:style-name="P2">Removed: visible</text:p>
            <text:p text:style-name="P2">Added: samplespersecond</text:p>
          </table:table-cell>
        </table:table-row>
      </table:table>
      <text:p text:style-name="Standard"/>
      <text:p text:style-name="Standard"/>
      <table:table table:name="Table46" table:style-name="Table46">
        <table:table-column table:style-name="Table46.A"/>
        <table:table-column table:style-name="Table46.B"/>
        <table:table-row>
          <table:table-cell table:style-name="Table46.A1" office:value-type="string">
            <text:p text:style-name="P10">Data structure</text:p>
          </table:table-cell>
          <table:table-cell table:style-name="Table46.B1" office:value-type="string">
            <text:h text:style-name="Plain_20_header" text:outline-level="1">struct ast_frame</text:h>
          </table:table-cell>
        </table:table-row>
        <table:table-row>
          <table:table-cell table:style-name="Table46.A2" office:value-type="string">
            <text:p text:style-name="P10">Location</text:p>
          </table:table-cell>
          <table:table-cell table:style-name="Table46.B2" office:value-type="string">
            <text:p text:style-name="P2">/include/asterisk/frame.h</text:p>
          </table:table-cell>
        </table:table-row>
        <table:table-row>
          <table:table-cell table:style-name="Table46.A2" office:value-type="string">
            <text:p text:style-name="P10">Changed</text:p>
          </table:table-cell>
          <table:table-cell table:style-name="Table46.B2" office:value-type="string">
            <text:p text:style-name="P2">Removed: has_timing_info</text:p>
            <text:p text:style-name="P2">Added: flags</text:p>
          </table:table-cell>
        </table:table-row>
      </table:table>
      <text:p text:style-name="Standard"/>
      <text:p text:style-name="Standard"/>
      <table:table table:name="Table57" table:style-name="Table57">
        <table:table-column table:style-name="Table57.A"/>
        <table:table-column table:style-name="Table57.B"/>
        <table:table-row>
          <table:table-cell table:style-name="Table57.A1" office:value-type="string">
            <text:p text:style-name="P10">Data structure</text:p>
          </table:table-cell>
          <table:table-cell table:style-name="Table57.B1" office:value-type="string">
            <text:h text:style-name="Plain_20_header" text:outline-level="1">struct ast_ha</text:h>
          </table:table-cell>
        </table:table-row>
        <table:table-row>
          <table:table-cell table:style-name="Table57.A2" office:value-type="string">
            <text:p text:style-name="P10">Location</text:p>
          </table:table-cell>
          <table:table-cell table:style-name="Table57.B2" office:value-type="string">
            <text:p text:style-name="P2">/include/asterisk/acl.h</text:p>
          </table:table-cell>
        </table:table-row>
        <table:table-row>
          <table:table-cell table:style-name="Table57.A2" office:value-type="string">
            <text:p text:style-name="P10">Changed</text:p>
          </table:table-cell>
          <table:table-cell table:style-name="Table57.B2" office:value-type="string">
            <text:p text:style-name="P2">Added all members to make public:</text:p>
            <text:p text:style-name="P2">netaddr, netmask, sense, and *next</text:p>
          </table:table-cell>
        </table:table-row>
      </table:table>
      <text:p text:style-name="Standard"/>
      <text:p text:style-name="Standard"/>
      <table:table table:name="Table52" table:style-name="Table52">
        <table:table-column table:style-name="Table52.A"/>
        <table:table-column table:style-name="Table52.B"/>
        <table:table-row>
          <table:table-cell table:style-name="Table52.A1" office:value-type="string">
            <text:p text:style-name="P10">Data structure</text:p>
          </table:table-cell>
          <table:table-cell table:style-name="Table52.B1" office:value-type="string">
            <text:h text:style-name="Plain_20_header" text:outline-level="1">struct ast_http_uri</text:h>
          </table:table-cell>
        </table:table-row>
        <table:table-row>
          <table:table-cell table:style-name="Table52.A2" office:value-type="string">
            <text:p text:style-name="P10">Location</text:p>
          </table:table-cell>
          <table:table-cell table:style-name="Table52.B2" office:value-type="string">
            <text:p text:style-name="P2">/include/asterisk/http.h</text:p>
          </table:table-cell>
        </table:table-row>
        <table:table-row>
          <table:table-cell table:style-name="Table52.A2" office:value-type="string">
            <text:p text:style-name="P10">Changed</text:p>
          </table:table-cell>
          <table:table-cell table:style-name="Table52.B2" office:value-type="string">
            <text:p text:style-name="P2">Changed next entry to use AST_LIST_ENTRY macro and renamed entry.</text:p>
            <text:p text:style-name="P2">Added: static_content bitfield</text:p>
          </table:table-cell>
        </table:table-row>
      </table:table>
      <text:p text:style-name="Standard"/>
      <text:p text:style-name="Standard"/>
      <table:table table:name="Table66" table:style-name="Table66">
        <table:table-column table:style-name="Table66.A"/>
        <table:table-column table:style-name="Table66.B"/>
        <table:table-row>
          <table:table-cell table:style-name="Table66.A1" office:value-type="string">
            <text:p text:style-name="P10">Data structure</text:p>
          </table:table-cell>
          <table:table-cell table:style-name="Table66.B1" office:value-type="string">
            <text:h text:style-name="Plain_20_header" text:outline-level="1">struct ast_lastreloadtime</text:h>
          </table:table-cell>
        </table:table-row>
        <table:table-row>
          <table:table-cell table:style-name="Table66.A2" office:value-type="string">
            <text:p text:style-name="P10">Location</text:p>
          </table:table-cell>
          <table:table-cell table:style-name="Table66.B2" office:value-type="string">
            <text:p text:style-name="P2">/include/asterisk/options.h</text:p>
          </table:table-cell>
        </table:table-row>
        <table:table-row>
          <table:table-cell table:style-name="Table66.A2" office:value-type="string">
            <text:p text:style-name="P10">Changed</text:p>
          </table:table-cell>
          <table:table-cell table:style-name="Table66.B2" office:value-type="string">
            <text:p text:style-name="P2">changed type to struct timeval</text:p>
          </table:table-cell>
        </table:table-row>
      </table:table>
      <text:p text:style-name="Standard"/>
      <text:p text:style-name="Standard"/>
      <table:table table:name="Table45" table:style-name="Table45">
        <table:table-column table:style-name="Table45.A"/>
        <table:table-column table:style-name="Table45.B"/>
        <table:table-row>
          <table:table-cell table:style-name="Table45.A1" office:value-type="string">
            <text:p text:style-name="P10">Data structure</text:p>
          </table:table-cell>
          <table:table-cell table:style-name="Table45.B1" office:value-type="string">
            <text:h text:style-name="Plain_20_header" text:outline-level="1">struct manager_action</text:h>
          </table:table-cell>
        </table:table-row>
        <table:table-row>
          <table:table-cell table:style-name="Table45.A2" office:value-type="string">
            <text:p text:style-name="P10">Location</text:p>
          </table:table-cell>
          <table:table-cell table:style-name="Table45.B2" office:value-type="string">
            <text:p text:style-name="P2">/include/asterisk/manager.h</text:p>
          </table:table-cell>
        </table:table-row>
        <table:table-row>
          <table:table-cell table:style-name="Table45.A2" office:value-type="string">
            <text:p text:style-name="P10">Changed explanation</text:p>
          </table:table-cell>
          <table:table-cell table:style-name="Table45.B2" office:value-type="string">
            <text:p text:style-name="P2">manager_action pointer renamed to list and changed to use linkedlist macro.</text:p>
          </table:table-cell>
        </table:table-row>
      </table:table>
      <text:p text:style-name="Standard"/>
      <text:p text:style-name="Standard"/>
      <table:table table:name="Table44" table:style-name="Table44">
        <table:table-column table:style-name="Table44.A"/>
        <table:table-column table:style-name="Table44.B"/>
        <table:table-row>
          <table:table-cell table:style-name="Table44.A1" office:value-type="string">
            <text:p text:style-name="P10">Data structure</text:p>
          </table:table-cell>
          <table:table-cell table:style-name="Table44.B1" office:value-type="string">
            <text:h text:style-name="Plain_20_header" text:outline-level="1">struct message</text:h>
          </table:table-cell>
        </table:table-row>
        <table:table-row>
          <table:table-cell table:style-name="Table44.A2" office:value-type="string">
            <text:p text:style-name="P10">Location</text:p>
          </table:table-cell>
          <table:table-cell table:style-name="Table44.B2" office:value-type="string">
            <text:p text:style-name="P2">/include/asterisk/manager.h</text:p>
          </table:table-cell>
        </table:table-row>
        <table:table-row>
          <table:table-cell table:style-name="Table44.A2" office:value-type="string">
            <text:p text:style-name="P10">Changed</text:p>
          </table:table-cell>
          <table:table-cell table:style-name="Table44.B2" office:value-type="string">
            <text:p text:style-name="P2">headers member is now a pointer to const strings instead of allocating the entire string list inside the struct.</text:p>
          </table:table-cell>
        </table:table-row>
      </table:table>
      <text:p text:style-name="Standard"/>
      <text:p text:style-name="Standard"/>
      <table:table table:name="Table64" table:style-name="Table64">
        <table:table-column table:style-name="Table64.A"/>
        <table:table-column table:style-name="Table64.B"/>
        <table:table-row>
          <table:table-cell table:style-name="Table64.A1" office:value-type="string">
            <text:p text:style-name="P10">Data structure</text:p>
          </table:table-cell>
          <table:table-cell table:style-name="Table64.B1" office:value-type="string">
            <text:h text:style-name="Plain_20_header" text:outline-level="1">struct ast_option_flags</text:h>
          </table:table-cell>
        </table:table-row>
        <table:table-row>
          <table:table-cell table:style-name="Table64.A2" office:value-type="string">
            <text:p text:style-name="P10">Location</text:p>
          </table:table-cell>
          <table:table-cell table:style-name="Table64.B2" office:value-type="string">
            <text:p text:style-name="P2">/include/asterisk/options.h</text:p>
          </table:table-cell>
        </table:table-row>
        <table:table-row>
          <table:table-cell table:style-name="Table64.A2" office:value-type="string">
            <text:p text:style-name="P10">Changed</text:p>
          </table:table-cell>
          <table:table-cell table:style-name="Table64.B2" office:value-type="string">
            <text:p text:style-name="P2">Removed: AST_OPT_FLAG_PRIORITY_JUMPING</text:p>
          </table:table-cell>
        </table:table-row>
      </table:table>
      <text:p text:style-name="Standard"/>
      <text:p text:style-name="Standard"/>
      <table:table table:name="Table68" table:style-name="Table68">
        <table:table-column table:style-name="Table68.A"/>
        <table:table-column table:style-name="Table68.B"/>
        <table:table-row>
          <table:table-cell table:style-name="Table68.A1" office:value-type="string">
            <text:p text:style-name="P10">Data structure</text:p>
          </table:table-cell>
          <table:table-cell table:style-name="Table68.B1" office:value-type="string">
            <text:h text:style-name="Plain_20_header" text:outline-level="1">struct ast_rtp_protocol</text:h>
          </table:table-cell>
        </table:table-row>
        <table:table-row>
          <table:table-cell table:style-name="Table68.A2" office:value-type="string">
            <text:p text:style-name="P10">Location</text:p>
          </table:table-cell>
          <table:table-cell table:style-name="Table68.B2" office:value-type="string">
            <text:p text:style-name="P2">/include/asterisk/rtp.h</text:p>
          </table:table-cell>
        </table:table-row>
        <table:table-row>
          <table:table-cell table:style-name="Table68.A2" office:value-type="string">
            <text:p text:style-name="P10">Changed</text:p>
          </table:table-cell>
          <table:table-cell table:style-name="Table68.B2" office:value-type="string">
            <text:p text:style-name="P2">modified set_rtp_peer function pointer to also contain parameters tpeer, codecs, and nat_active</text:p>
          </table:table-cell>
        </table:table-row>
      </table:table>
      <text:p text:style-name="Standard"/>
      <text:p text:style-name="Standard"/>
      <table:table table:name="Table51" table:style-name="Table51">
        <table:table-column table:style-name="Table51.A"/>
        <table:table-column table:style-name="Table51.B"/>
        <table:table-row>
          <table:table-cell table:style-name="Table51.A1" office:value-type="string">
            <text:p text:style-name="P10">Data structure</text:p>
          </table:table-cell>
          <table:table-cell table:style-name="Table51.B1" office:value-type="string">
            <text:h text:style-name="Plain_20_header" text:outline-level="1">struct ast_smdi_interface</text:h>
          </table:table-cell>
        </table:table-row>
        <table:table-row>
          <table:table-cell table:style-name="Table51.A2" office:value-type="string">
            <text:p text:style-name="P10">Location</text:p>
          </table:table-cell>
          <table:table-cell table:style-name="Table51.B2" office:value-type="string">
            <text:p text:style-name="P2">/include/asterisk/smdi.h</text:p>
          </table:table-cell>
        </table:table-row>
        <table:table-row>
          <table:table-cell table:style-name="Table51.A2" office:value-type="string">
            <text:p text:style-name="P10">Changed</text:p>
          </table:table-cell>
          <table:table-cell table:style-name="Table51.B2" office:value-type="string">
            <text:p text:style-name="P2">Made an opaque type.</text:p>
          </table:table-cell>
        </table:table-row>
      </table:table>
      <text:p text:style-name="Standard"/>
      <text:p text:style-name="Standard"/>
      <table:table table:name="Table58" table:style-name="Table58">
        <table:table-column table:style-name="Table58.A"/>
        <table:table-column table:style-name="Table58.B"/>
        <table:table-row>
          <table:table-cell table:style-name="Table58.A1" office:value-type="string">
            <text:p text:style-name="P10">Data structure</text:p>
          </table:table-cell>
          <table:table-cell table:style-name="Table58.B1" office:value-type="string">
            <text:h text:style-name="Plain_20_header" text:outline-level="1">struct ast_speech_engine</text:h>
          </table:table-cell>
        </table:table-row>
        <table:table-row>
          <table:table-cell table:style-name="Table58.A2" office:value-type="string">
            <text:p text:style-name="P10">Location</text:p>
          </table:table-cell>
          <table:table-cell table:style-name="Table58.B2" office:value-type="string">
            <text:p text:style-name="P2">/include/asterisk/speech.h</text:p>
          </table:table-cell>
        </table:table-row>
        <table:table-row>
          <table:table-cell table:style-name="Table58.A2" office:value-type="string">
            <text:p text:style-name="P10">Changed</text:p>
          </table:table-cell>
          <table:table-cell table:style-name="Table58.B2" office:value-type="string">
            <text:p text:style-name="P2">“new” function pointer renamed to create and added parameter format</text:p>
          </table:table-cell>
        </table:table-row>
      </table:table>
      <text:p text:style-name="Standard"/>
      <text:p text:style-name="Standard"/>
      <table:table table:name="Table59" table:style-name="Table59">
        <table:table-column table:style-name="Table59.A"/>
        <table:table-column table:style-name="Table59.B"/>
        <table:table-row>
          <table:table-cell table:style-name="Table59.A1" office:value-type="string">
            <text:p text:style-name="P10">Data structure</text:p>
          </table:table-cell>
          <table:table-cell table:style-name="Table59.B1" office:value-type="string">
            <text:h text:style-name="Plain_20_header" text:outline-level="1">struct ast_speech_result</text:h>
          </table:table-cell>
        </table:table-row>
        <table:table-row>
          <table:table-cell table:style-name="Table59.A2" office:value-type="string">
            <text:p text:style-name="P10">Location</text:p>
          </table:table-cell>
          <table:table-cell table:style-name="Table59.B2" office:value-type="string">
            <text:p text:style-name="P2">/include/asterisk/speech.h</text:p>
          </table:table-cell>
        </table:table-row>
        <table:table-row>
          <table:table-cell table:style-name="Table59.A2" office:value-type="string">
            <text:p text:style-name="P10">Changed</text:p>
          </table:table-cell>
          <table:table-cell table:style-name="Table59.B2" office:value-type="string">
            <text:p text:style-name="P2">replaced next with list declared using AST_LIST_ENTRY macro</text:p>
            <text:p text:style-name="P2">Added: int nbest_num</text:p>
          </table:table-cell>
        </table:table-row>
      </table:table>
      <text:p text:style-name="Standard"/>
      <text:p text:style-name="Standard"/>
      <table:table table:name="Table65" table:style-name="Table65">
        <table:table-column table:style-name="Table65.A"/>
        <table:table-column table:style-name="Table65.B"/>
        <table:table-row>
          <table:table-cell table:style-name="Table65.A1" office:value-type="string">
            <text:p text:style-name="P10">Data structure</text:p>
          </table:table-cell>
          <table:table-cell table:style-name="Table65.B1" office:value-type="string">
            <text:h text:style-name="Plain_20_header" text:outline-level="1">struct ast_startuptime</text:h>
          </table:table-cell>
        </table:table-row>
        <table:table-row>
          <table:table-cell table:style-name="Table65.A2" office:value-type="string">
            <text:p text:style-name="P10">Location</text:p>
          </table:table-cell>
          <table:table-cell table:style-name="Table65.B2" office:value-type="string">
            <text:p text:style-name="P2">/include/asterisk/options.h</text:p>
          </table:table-cell>
        </table:table-row>
        <table:table-row>
          <table:table-cell table:style-name="Table65.A2" office:value-type="string">
            <text:p text:style-name="P10">Changed</text:p>
          </table:table-cell>
          <table:table-cell table:style-name="Table65.B2" office:value-type="string">
            <text:p text:style-name="P2">changed type to struct timeval</text:p>
          </table:table-cell>
        </table:table-row>
      </table:table>
      <text:p text:style-name="Standard"/>
      <text:p text:style-name="Standard"/>
      <table:table table:name="Table60" table:style-name="Table60">
        <table:table-column table:style-name="Table60.A"/>
        <table:table-column table:style-name="Table60.B"/>
        <table:table-row>
          <table:table-cell table:style-name="Table60.A1" office:value-type="string">
            <text:p text:style-name="P10">Data structure</text:p>
          </table:table-cell>
          <table:table-cell table:style-name="Table60.B1" office:value-type="string">
            <text:h text:style-name="Plain_20_header" text:outline-level="1">struct ast_string_field_mgr</text:h>
          </table:table-cell>
        </table:table-row>
        <table:table-row>
          <table:table-cell table:style-name="Table60.A2" office:value-type="string">
            <text:p text:style-name="P10">Location</text:p>
          </table:table-cell>
          <table:table-cell table:style-name="Table60.B2" office:value-type="string">
            <text:p text:style-name="P2">/include/asterisk/stringfields.h</text:p>
          </table:table-cell>
        </table:table-row>
        <table:table-row>
          <table:table-cell table:style-name="Table60.A2" office:value-type="string">
            <text:p text:style-name="P10">Changed</text:p>
          </table:table-cell>
          <table:table-cell table:style-name="Table60.B2" office:value-type="string">
            <text:p text:style-name="P2">Removed: *pool, space</text:p>
          </table:table-cell>
        </table:table-row>
      </table:table>
      <text:p text:style-name="Standard"/>
      <text:p text:style-name="Standard"/>
      <table:table table:name="Table56" table:style-name="Table56">
        <table:table-column table:style-name="Table56.A"/>
        <table:table-column table:style-name="Table56.B"/>
        <table:table-row>
          <table:table-cell table:style-name="Table56.A1" office:value-type="string">
            <text:p text:style-name="P10">Data structure</text:p>
          </table:table-cell>
          <table:table-cell table:style-name="Table56.B1" office:value-type="string">
            <text:h text:style-name="Plain_20_header" text:outline-level="1">struct ast_udptl_protocol</text:h>
          </table:table-cell>
        </table:table-row>
        <table:table-row>
          <table:table-cell table:style-name="Table56.A2" office:value-type="string">
            <text:p text:style-name="P10">Location</text:p>
          </table:table-cell>
          <table:table-cell table:style-name="Table56.B2" office:value-type="string">
            <text:p text:style-name="P2">/include/asterisk/udptl.h</text:p>
          </table:table-cell>
        </table:table-row>
        <table:table-row>
          <table:table-cell table:style-name="Table56.A2" office:value-type="string">
            <text:p text:style-name="P10">Changed</text:p>
          </table:table-cell>
          <table:table-cell table:style-name="Table56.B2" office:value-type="string">
            <text:p text:style-name="P2">renamed next to list and declared using AST_RWLIST_ENTRY macro</text:p>
          </table:table-cell>
        </table:table-row>
      </table:table>
      <text:p text:style-name="Standard"/>
      <text:p text:style-name="Standard"/>
      <table:table table:name="Table55" table:style-name="Table55">
        <table:table-column table:style-name="Table55.A"/>
        <table:table-column table:style-name="Table55.B"/>
        <table:table-row>
          <table:table-cell table:style-name="Table55.A1" office:value-type="string">
            <text:p text:style-name="P10">Data structure</text:p>
          </table:table-cell>
          <table:table-cell table:style-name="Table55.B1" office:value-type="string">
            <text:h text:style-name="Plain_20_header" text:outline-level="1">struct ast_variable</text:h>
          </table:table-cell>
        </table:table-row>
        <table:table-row>
          <table:table-cell table:style-name="Table55.A2" office:value-type="string">
            <text:p text:style-name="P10">Location</text:p>
          </table:table-cell>
          <table:table-cell table:style-name="Table55.B2" office:value-type="string">
            <text:p text:style-name="P2">/include/asterisk/config.h</text:p>
          </table:table-cell>
        </table:table-row>
        <table:table-row>
          <table:table-cell table:style-name="Table55.A2" office:value-type="string">
            <text:p text:style-name="P10">Changed</text:p>
          </table:table-cell>
          <table:table-cell table:style-name="Table55.B2" office:value-type="string">
            <text:p text:style-name="P2">Added: char *file</text:p>
            <text:p text:style-name="P2">struct ast_comment *trailing</text:p>
          </table:table-cell>
        </table:table-row>
      </table:table>
      <text:p text:style-name="Standard"/>
      <text:p text:style-name="Standard"/>
      <table:table table:name="Table67" table:style-name="Table67">
        <table:table-column table:style-name="Table67.A"/>
        <table:table-column table:style-name="Table67.B"/>
        <table:table-row>
          <table:table-cell table:style-name="Table67.A1" office:value-type="string">
            <text:p text:style-name="P10">Data structure</text:p>
          </table:table-cell>
          <table:table-cell table:style-name="Table67.B1" office:value-type="string">
            <text:h text:style-name="Plain_20_header" text:outline-level="1">char debug_filename</text:h>
          </table:table-cell>
        </table:table-row>
        <table:table-row>
          <table:table-cell table:style-name="Table67.A2" office:value-type="string">
            <text:p text:style-name="P10">Location</text:p>
          </table:table-cell>
          <table:table-cell table:style-name="Table67.B2" office:value-type="string">
            <text:p text:style-name="P2">/include/asterisk/options.h</text:p>
          </table:table-cell>
        </table:table-row>
        <table:table-row>
          <table:table-cell table:style-name="Table67.A2" office:value-type="string">
            <text:p text:style-name="P10">Changed</text:p>
          </table:table-cell>
          <table:table-cell table:style-name="Table67.B2" office:value-type="string">
            <text:p text:style-name="P2">removed completely</text:p>
          </table:table-cell>
        </table:table-row>
      </table:table>
      <text:p text:style-name="Standard"/>
      <text:p text:style-name="Standard"/>
      <table:table table:name="Table69" table:style-name="Table69">
        <table:table-column table:style-name="Table69.A"/>
        <table:table-column table:style-name="Table69.B"/>
        <table:table-row>
          <table:table-cell table:style-name="Table69.A1" office:value-type="string">
            <text:p text:style-name="P10">Data structure</text:p>
          </table:table-cell>
          <table:table-cell table:style-name="Table69.B1" office:value-type="string">
            <text:h text:style-name="Plain_20_header" text:outline-level="1">struct fsk_data</text:h>
          </table:table-cell>
        </table:table-row>
        <table:table-row>
          <table:table-cell table:style-name="Table69.A2" office:value-type="string">
            <text:p text:style-name="P10">Location</text:p>
          </table:table-cell>
          <table:table-cell table:style-name="Table69.B2" office:value-type="string">
            <text:p text:style-name="P2">/include/asterisk/fskmodem.h</text:p>
          </table:table-cell>
        </table:table-row>
        <table:table-row>
          <table:table-cell table:style-name="Table69.A2" office:value-type="string">
            <text:p text:style-name="P10">Changed</text:p>
          </table:table-cell>
          <table:table-cell table:style-name="Table69.B2" office:value-type="string">
            <text:p text:style-name="P2">Removed: spb</text:p>
            <text:p text:style-name="P2">Added: parity</text:p>
            <text:p text:style-name="P2">changed nstop to instop and made an int</text:p>
            <text:p text:style-name="P2">changed floats x0-x2 to xi0-xi2 and made ints</text:p>
            <text:p text:style-name="P2">removed float cont</text:p>
            <text:p text:style-name="P2">removed: fmxv,fmyv, fmp,fsxy,fsyv,fsp,flxv,flyv,flp</text:p>
            <text:p text:style-name="P2">removed: pcola, cola_in, cola_filtro, cola_demod</text:p>
            <text:p text:style-name="P2">added: ints pllispbd, pllids, pllispbd2</text:p>
            <text:p text:style-name="P2">added: mark_filter,space_filter,demod_filter filter_struct structs</text:p>
          </table:table-cell>
        </table:table-row>
      </table:table>
      <text:p text:style-name="Standard"/>
      <table:table table:name="Table53" table:style-name="Table53">
        <table:table-column table:style-name="Table53.A"/>
        <table:table-column table:style-name="Table53.B"/>
        <text:soft-page-break/>
        <table:table-row>
          <table:table-cell table:style-name="Table53.A1" office:value-type="string">
            <text:p text:style-name="P10">Data structure</text:p>
          </table:table-cell>
          <table:table-cell table:style-name="Table53.B1" office:value-type="string">
            <text:h text:style-name="Plain_20_header" text:outline-level="1">struct tone_zone</text:h>
          </table:table-cell>
        </table:table-row>
        <table:table-row>
          <table:table-cell table:style-name="Table53.A2" office:value-type="string">
            <text:p text:style-name="P10">Location</text:p>
          </table:table-cell>
          <table:table-cell table:style-name="Table53.B2" office:value-type="string">
            <text:p text:style-name="P2">/include/asterisk/indications.h</text:p>
          </table:table-cell>
        </table:table-row>
        <table:table-row>
          <table:table-cell table:style-name="Table53.A2" office:value-type="string">
            <text:p text:style-name="P10">Changed</text:p>
          </table:table-cell>
          <table:table-cell table:style-name="Table53.B2" office:value-type="string">
            <text:p text:style-name="P2">Renamed next to list and declared using AST_RWLIST_ENTRY macro.</text:p>
          </table:table-cell>
        </table:table-row>
      </table:table>
      <text:p text:style-name="Standard"/>
      <text:p text:style-name="P14">New data structures</text:p>
      <text:p text:style-name="P7"/>
      <table:table table:name="Table77" table:style-name="Table77">
        <table:table-column table:style-name="Table77.A"/>
        <table:table-column table:style-name="Table77.B"/>
        <table:table-row>
          <table:table-cell table:style-name="Table77.A1" office:value-type="string">
            <text:p text:style-name="P11">Data structure</text:p>
          </table:table-cell>
          <table:table-cell table:style-name="Table77.B1" office:value-type="string">
            <text:h text:style-name="Plain_20_header" text:outline-level="1"><text:reference-mark-start text:name="ast_audiohook"/>struct ast_audiohook<text:reference-mark-end text:name="ast_audiohook"/></text:h>
          </table:table-cell>
        </table:table-row>
        <table:table-row>
          <table:table-cell table:style-name="Table77.A2" office:value-type="string">
            <text:p text:style-name="P11">Location</text:p>
          </table:table-cell>
          <table:table-cell table:style-name="Table77.B2" office:value-type="string">
            <text:p text:style-name="P5">/include/asterisk/audiohook.h</text:p>
          </table:table-cell>
        </table:table-row>
      </table:table>
      <text:p text:style-name="P2"/>
      <text:p text:style-name="P2">struct ast_audiohook { </text:p>
      <text:p text:style-name="P2"><text:s text:c="4"/>ast_mutex_t lock; </text:p>
      <text:p text:style-name="P2"><text:s text:c="4"/>ast_cond_t trigger;</text:p>
      <text:p text:style-name="P2"><text:s text:c="4"/>enum ast_audiohook_type type;</text:p>
      <text:p text:style-name="P2"><text:s text:c="4"/>enum ast_audiohook_status status;</text:p>
      <text:p text:style-name="P2"><text:s text:c="4"/>const char *source;</text:p>
      <text:p text:style-name="P2"><text:s text:c="4"/>unsigned int flags;</text:p>
      <text:p text:style-name="P2"><text:s text:c="4"/>struct ast_slinfactory read_factory;</text:p>
      <text:p text:style-name="P2"><text:s text:c="4"/>struct ast_slinfactory write_factory;</text:p>
      <text:p text:style-name="P2"><text:s text:c="4"/>struct timeval read_time;</text:p>
      <text:p text:style-name="P2"><text:s text:c="4"/>struct timeval write_time;</text:p>
      <text:p text:style-name="P2"><text:s text:c="4"/>int format;</text:p>
      <text:p text:style-name="P2"><text:s text:c="4"/>struct ast_trans_pvt *trans_pvt;</text:p>
      <text:p text:style-name="P2"><text:s text:c="4"/>ast_audiohook_manipulate_callback manipulate_callback;</text:p>
      <text:p text:style-name="P2"><text:s text:c="4"/>struct ast_audiohook_options options;</text:p>
      <text:p text:style-name="P2"><text:s text:c="4"/>AST_LIST_ENTRY(ast_audiohook) list;</text:p>
      <text:p text:style-name="P2">};</text:p>
      <text:p text:style-name="P2"/>
      <text:p text:style-name="P2"/>
      <text:p text:style-name="P2"/>
      <table:table table:name="Table78" table:style-name="Table78">
        <table:table-column table:style-name="Table78.A"/>
        <table:table-column table:style-name="Table78.B"/>
        <table:table-row>
          <table:table-cell table:style-name="Table78.A1" office:value-type="string">
            <text:p text:style-name="P10">Data structure</text:p>
          </table:table-cell>
          <table:table-cell table:style-name="Table78.B1" office:value-type="string">
            <text:h text:style-name="Plain_20_header" text:outline-level="1"><text:reference-mark-start text:name="ast_flags"/>struct ast_flags<text:reference-mark-end text:name="ast_flags"/></text:h>
          </table:table-cell>
        </table:table-row>
        <table:table-row>
          <table:table-cell table:style-name="Table78.A2" office:value-type="string">
            <text:p text:style-name="P10">Location</text:p>
          </table:table-cell>
          <table:table-cell table:style-name="Table78.B2" office:value-type="string">
            <text:p text:style-name="P2">/include/asterisk/utils.h</text:p>
          </table:table-cell>
        </table:table-row>
      </table:table>
      <text:p text:style-name="Standard"/>
      <text:p text:style-name="P2">struct ast_flags { </text:p>
      <text:p text:style-name="P2"><text:s text:c="4"/>unsigned int flags; <text:s text:c="35"/></text:p>
      <text:p text:style-name="P2">};</text:p>
      <text:p text:style-name="P2"/>
      <table:table table:name="Table81" table:style-name="Table81">
        <table:table-column table:style-name="Table81.A"/>
        <table:table-column table:style-name="Table81.B"/>
        <table:table-row>
          <table:table-cell table:style-name="Table81.A1" office:value-type="string">
            <text:p text:style-name="P10">Data structure</text:p>
          </table:table-cell>
          <table:table-cell table:style-name="Table81.B1" office:value-type="string">
            <text:h text:style-name="Plain_20_header" text:outline-level="1"><text:reference-mark-start text:name="ast_rtp_quality"/>struct ast_rtp_quality<text:reference-mark-end text:name="ast_rtp_quality"/></text:h>
          </table:table-cell>
        </table:table-row>
        <table:table-row>
          <table:table-cell table:style-name="Table81.A2" office:value-type="string">
            <text:p text:style-name="P10">Location</text:p>
          </table:table-cell>
          <table:table-cell table:style-name="Table81.B2" office:value-type="string">
            <text:p text:style-name="P2">/include/asterisk/rtp.h</text:p>
          </table:table-cell>
        </table:table-row>
      </table:table>
      <text:p text:style-name="P2"/>
      <text:p text:style-name="P2">struct ast_rtp_quality { </text:p>
      <text:p text:style-name="P2"><text:s text:c="4"/>unsigned int local_ssrc; <text:s text:c="8"/>/* Our SSRC */ </text:p>
      <text:p text:style-name="P2"><text:s text:c="4"/>unsigned int local_lostpackets; <text:s/>/* Our lost packets */ </text:p>
      <text:p text:style-name="P2"><text:s text:c="4"/>double <text:s text:c="6"/>local_jitter; <text:s text:c="6"/>/* Our calculated jitter */ </text:p>
      <text:p text:style-name="P2"><text:s text:c="4"/>unsigned int local_count; <text:s text:c="7"/>/* Number of received packets */ </text:p>
      <text:p text:style-name="P2"><text:s text:c="4"/>unsigned int remote_ssrc; <text:s text:c="7"/>/* Their SSRC */ </text:p>
      <text:p text:style-name="P2"><text:s text:c="4"/>unsigned int remote_lostpackets; /* Their lost packets */ </text:p>
      <text:p text:style-name="P2"><text:s text:c="4"/>double <text:s text:c="6"/>remote_jitter; <text:s text:c="5"/>/* Their reported jitter */ </text:p>
      <text:p text:style-name="P2"><text:s text:c="4"/>unsigned int remote_count; <text:s text:c="6"/>/* Number of sent packets */ </text:p>
      <text:p text:style-name="P2"><text:s text:c="4"/>double <text:s text:c="6"/>rtt; <text:s text:c="15"/>/* Round trip time */ </text:p>
      <text:p text:style-name="P2">}; <text:s/></text:p>
      <text:p text:style-name="P2"/>
      <text:p text:style-name="P2"/>
      <text:p text:style-name="P2"/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10">Data structure</text:p>
          </table:table-cell>
          <table:table-cell table:style-name="Table19.B1" office:value-type="string">
            <text:h text:style-name="Plain_20_header" text:outline-level="1"><text:reference-mark-start text:name="ast_str"/>struct ast_str<text:reference-mark-end text:name="ast_str"/></text:h>
          </table:table-cell>
        </table:table-row>
        <table:table-row>
          <table:table-cell table:style-name="Table19.A2" office:value-type="string">
            <text:p text:style-name="P10">Location</text:p>
          </table:table-cell>
          <table:table-cell table:style-name="Table19.B2" office:value-type="string">
            <text:p text:style-name="P2">/include/asterisk/strings.h</text:p>
          </table:table-cell>
        </table:table-row>
      </table:table>
      <text:p text:style-name="P2"/>
      <text:p text:style-name="P2">struct ast_str { </text:p>
      <text:p text:style-name="P2"><text:s text:c="4"/>size_t len; /*!&lt; The current maximum length of the string */ </text:p>
      <text:p text:style-name="P2"><text:s text:c="4"/>size_t used; <text:s text:c="3"/>/*!&lt; Amount of space used */ </text:p>
      <text:p text:style-name="P2"><text:s text:c="4"/>struct ast_threadstorage *ts; <text:s text:c="2"/>/*!&lt; What kind of storage is this ? */ </text:p>
      <text:p text:style-name="P2">#define DS_MALLOC <text:s text:c="2"/>((struct ast_threadstorage *)1) </text:p>
      <text:p text:style-name="P2">#define DS_ALLOCA <text:s text:c="2"/>((struct ast_threadstorage *)2) </text:p>
      <text:p text:style-name="P2">#define DS_STATIC <text:s text:c="2"/>((struct ast_threadstorage *)3) /* not supported yet */ </text:p>
      <text:p text:style-name="P2"><text:s text:c="4"/>char str[0]; <text:s text:c="3"/>/*!&lt; The string buffer */ </text:p>
      <text:p text:style-name="P2">}; </text:p>
      <text:p text:style-name="P2"/>
      <table:table table:name="Table80" table:style-name="Table80">
        <table:table-column table:style-name="Table80.A"/>
        <table:table-column table:style-name="Table80.B"/>
        <table:table-row>
          <table:table-cell table:style-name="Table80.A1" office:value-type="string">
            <text:p text:style-name="P10">Data structure</text:p>
          </table:table-cell>
          <table:table-cell table:style-name="Table80.B1" office:value-type="string">
            <text:h text:style-name="Plain_20_header" text:outline-level="1"><text:reference-mark-start text:name="ast_tcptls_session_instance"/><text:span text:style-name="T4">struct ast_tcptls_session_instance</text:span><text:reference-mark-end text:name="ast_tcptls_session_instance"/> </text:h>
          </table:table-cell>
        </table:table-row>
        <table:table-row>
          <table:table-cell table:style-name="Table80.A2" office:value-type="string">
            <text:p text:style-name="P10">Location</text:p>
          </table:table-cell>
          <table:table-cell table:style-name="Table80.B2" office:value-type="string">
            <text:p text:style-name="P2">/include/asterisk/tcptls.h</text:p>
          </table:table-cell>
        </table:table-row>
      </table:table>
      <text:p text:style-name="P2"/>
      <text:p text:style-name="P2">struct ast_tcptls_session_instance { </text:p>
      <text:p text:style-name="P2"><text:s text:c="4"/>FILE *f; <text:s text:c="3"/>/* fopen/funopen result */ <text:s text:c="16"/></text:p>
      <text:p text:style-name="P2"><text:s text:c="4"/>int fd; <text:s text:c="4"/>/* the socket returned by accept() */ </text:p>
      <text:p text:style-name="P2"><text:s text:c="4"/>SSL *ssl; <text:s text:c="2"/>/* ssl state */ </text:p>
      <text:p text:style-name="P2"><text:s text:c="4"/>int client; </text:p>
      <text:p text:style-name="P2"><text:s text:c="4"/>struct sockaddr_in requestor; </text:p>
      <text:p text:style-name="P2"><text:s text:c="4"/>struct server_args *parent; </text:p>
      <text:p text:style-name="P2">}; </text:p>
      <text:p text:style-name="P2"/>
      <text:p text:style-name="P2"/>
      <text:p text:style-name="Standard"/>
      <table:table table:name="Table79" table:style-name="Table79">
        <table:table-column table:style-name="Table79.A"/>
        <table:table-column table:style-name="Table79.B"/>
        <table:table-row>
          <table:table-cell table:style-name="Table79.A1" office:value-type="string">
            <text:p text:style-name="P10">Data structure</text:p>
          </table:table-cell>
          <table:table-cell table:style-name="Table79.B1" office:value-type="string">
            <text:h text:style-name="Plain_20_header" text:outline-level="1"><text:reference-mark-start text:name="ast_tm"/>struct ast_tm<text:reference-mark-end text:name="ast_tm"/></text:h>
          </table:table-cell>
        </table:table-row>
        <table:table-row>
          <table:table-cell table:style-name="Table79.A2" office:value-type="string">
            <text:p text:style-name="P10">Location</text:p>
          </table:table-cell>
          <table:table-cell table:style-name="Table79.B2" office:value-type="string">
            <text:p text:style-name="P2">/include/asterisk/utils.h</text:p>
          </table:table-cell>
        </table:table-row>
      </table:table>
      <text:p text:style-name="P2"/>
      <text:p text:style-name="P2">struct ast_tm { </text:p>
      <text:p text:style-name="P2"><text:s text:c="4"/>int tm_sec; <text:s text:c="12"/>/*!&lt; Seconds. [0-60] (1 leap second) */ </text:p>
      <text:p text:style-name="P2"><text:s text:c="4"/>int tm_min; <text:s text:c="12"/>/*!&lt; Minutes. [0-59] */ </text:p>
      <text:p text:style-name="P2"><text:s text:c="4"/>int tm_hour; <text:s text:c="11"/>/*!&lt; Hours. <text:s text:c="2"/>[0-23] */ </text:p>
      <text:p text:style-name="P2"><text:s text:c="4"/>int tm_mday; <text:s text:c="11"/>/*!&lt; Day. <text:s text:c="4"/>[1-31] */ </text:p>
      <text:p text:style-name="P2"><text:s text:c="4"/>int tm_mon; <text:s text:c="12"/>/*!&lt; Month. <text:s text:c="2"/>[0-11] */ </text:p>
      <text:p text:style-name="P2"><text:s text:c="4"/>int tm_year; <text:s text:c="11"/>/*!&lt; Year - 1900. <text:s/>*/ </text:p>
      <text:p text:style-name="P2"><text:s text:c="4"/>int tm_wday; <text:s text:c="11"/>/*!&lt; Day of week. [0-6] */ </text:p>
      <text:p text:style-name="P2"><text:s text:c="4"/>int tm_yday; <text:s text:c="11"/>/*!&lt; Days in year.[0-365] <text:s text:c="2"/>*/ </text:p>
      <text:p text:style-name="P2"><text:s text:c="4"/>int tm_isdst; <text:s text:c="10"/>/*!&lt; DST. <text:s text:c="6"/>[-1/0/1]*/ </text:p>
      <text:p text:style-name="P2"><text:s text:c="4"/>long int tm_gmtoff; <text:s text:c="4"/>/*!&lt; Seconds east of UTC. <text:s/>*/ <text:s/></text:p>
      <text:p text:style-name="P2"><text:s text:c="4"/>char *tm_zone; <text:s text:c="9"/>/*!&lt; Timezone abbreviation. <text:s/>*/ </text:p>
      <text:p text:style-name="P2"><text:s text:c="4"/>/* NOTE: do NOT reorder this final item. <text:s/>The order needs to remain compatible with struct tm */ </text:p>
      <text:p text:style-name="P2"><text:s text:c="4"/>int tm_usec; <text:s text:c="7"/>/*!&lt; microseconds */ </text:p>
      <text:p text:style-name="P2">};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Helvetica" svg:font-family="Helvetica"/>
    <style:font-face style:name="Tahoma1" svg:font-family="Tahoma"/>
    <style:font-face style:name="Times" svg:font-family="Times"/>
    <style:font-face style:name="Helvetica1" svg:font-family="Helvetica" style:font-family-generic="swiss"/>
    <style:font-face style:name="FreeMono" svg:font-family="FreeMono" style:font-family-generic="modern" style:font-pitch="fixed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" fo:font-size="12pt" fo:language="en" fo:country="US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Plain_20_header" style:display-name="Plain header" style:family="paragraph" style:parent-style-name="Standard" style:default-outline-level="1">
      <style:text-properties style:font-name="FreeMono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text:page-number text:select-page="current">1</text:page-number></text:p>
      </style:footer>
    </style:master-page>
    <style:master-page style:name="Index" style:page-layout-name="pm2"/>
    <style:master-page style:name="Left_20_Page" style:display-name="Left Pag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initial-creator>Jeff Peeler</meta:initial-creator>
    <meta:creation-date>2008-04-30T14:25:02</meta:creation-date>
    <dc:creator>Jeff Peeler</dc:creator>
    <dc:date>2008-05-23T19:04:47</dc:date>
    <meta:editing-cycles>140</meta:editing-cycles>
    <meta:editing-duration>P7DT22H30M50S</meta:editing-duration>
    <meta:user-defined meta:name="Info 1"/>
    <meta:user-defined meta:name="Info 2"/>
    <meta:user-defined meta:name="Info 3"/>
    <meta:user-defined meta:name="Info 4"/>
    <meta:document-statistic meta:table-count="81" meta:image-count="0" meta:object-count="0" meta:page-count="72" meta:paragraph-count="2129" meta:word-count="10219" meta:character-count="71263"/>
  </office:meta>
</office:document-meta>
</file>